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Standard" style:font-family-generic="roman"/>
    <style:font-face style:name="Arial2" svg:font-family="Arial" style:font-family-generic="swiss"/>
    <style:font-face style:name="Arial3" svg:font-family="Arial" style:font-adornments="Standard" style:font-family-generic="swiss"/>
    <style:font-face style:name="Ebrima" svg:font-family="Ebrima" style:font-adornments="Regular" style:font-pitch="variable"/>
    <style:font-face style:name="Arial" svg:font-family="Arial" style:font-family-generic="roman" style:font-pitch="variable"/>
    <style:font-face style:name="Lucida Sans Unicode1" svg:font-family="'Lucida Sans Unicode'" style:font-family-generic="roman" style:font-pitch="variable"/>
    <style:font-face style:name="Sylfaen" svg:font-family="Sylfaen" style:font-adornments="Regular"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list-style-name="L2">
      <style:graphic-properties draw:auto-grow-height="true" fo:min-height="12.18cm"/>
    </style:style>
    <style:style style:name="pr9" style:family="presentation" style:parent-style-name="Standard-subtitle" style:list-style-name="L3">
      <style:graphic-properties draw:auto-grow-height="true" fo:min-height="12.18cm"/>
    </style:style>
    <style:style style:name="P1" style:family="paragraph">
      <style:text-properties fo:color="#000000"/>
    </style:style>
    <style:style style:name="P2" style:family="paragraph">
      <style:paragraph-properties fo:text-align="center"/>
    </style:style>
    <style:style style:name="P3" style:family="paragraph">
      <style:text-properties fo:font-size="28pt" style:font-size-asian="40pt" style:font-size-complex="40pt"/>
    </style:style>
    <style:style style:name="P4" style:family="paragraph">
      <style:text-properties fo:font-size="26pt" style:font-size-asian="36pt" style:font-size-complex="36pt"/>
    </style:style>
    <style:style style:name="P5" style:family="paragraph">
      <style:text-properties style:font-name="Calibri1"/>
    </style:style>
    <style:style style:name="P6" style:family="paragraph">
      <style:text-properties fo:font-size="32pt" style:font-size-asian="44pt" style:font-size-complex="44pt"/>
    </style:style>
    <style:style style:name="P7" style:family="paragraph">
      <style:paragraph-properties fo:text-align="center"/>
      <style:text-properties style:font-name="Calibri1"/>
    </style:style>
    <style:style style:name="P8" style:family="paragraph">
      <style:paragraph-properties fo:text-align="start"/>
    </style:style>
    <style:style style:name="P9" style:family="paragraph">
      <style:paragraph-properties fo:text-align="start"/>
      <style:text-properties fo:font-weight="bold" style:font-weight-asian="bold" style:font-weight-complex="bold"/>
    </style:style>
    <style:style style:name="T1" style:family="text">
      <style:text-properties fo:color="#000000"/>
    </style:style>
    <style:style style:name="T2" style:family="text">
      <style:text-properties fo:color="#000000" fo:font-style="italic" fo:font-weight="bold" style:font-style-asian="italic" style:font-weight-asian="bold" style:font-style-complex="italic" style:font-weight-complex="bold"/>
    </style:style>
    <style:style style:name="T3" style:family="text">
      <style:text-properties fo:color="#000000" fo:font-style="italic" style:font-style-asian="italic" style:font-style-complex="italic"/>
    </style:style>
    <style:style style:name="T4" style:family="text">
      <style:text-properties fo:color="#000000" style:text-position="-33% 58%" fo:font-style="italic" style:font-style-asian="italic" style:font-style-complex="italic"/>
    </style:style>
    <style:style style:name="T5" style:family="text">
      <style:text-properties fo:color="#000000" style:text-position="-33% 58%"/>
    </style:style>
    <style:style style:name="T6" style:family="text">
      <style:text-properties fo:color="#000000"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28pt" style:font-size-asian="40pt" style:font-size-complex="40pt"/>
    </style:style>
    <style:style style:name="T10" style:family="text">
      <style:text-properties fo:font-size="28pt" fo:font-style="italic" style:font-size-asian="40pt" style:font-style-asian="italic" style:font-size-complex="40pt" style:font-style-complex="italic"/>
    </style:style>
    <style:style style:name="T11" style:family="text">
      <style:text-properties fo:font-size="26pt" style:font-size-asian="36pt" style:font-size-complex="36pt"/>
    </style:style>
    <style:style style:name="T12" style:family="text">
      <style:text-properties style:font-name="Calibri1"/>
    </style:style>
    <style:style style:name="T13" style:family="text">
      <style:text-properties style:font-name="Calibri1" fo:font-style="italic" style:font-style-asian="italic" style:font-style-complex="italic"/>
    </style:style>
    <style:style style:name="T14" style:family="text">
      <style:text-properties style:font-name="Calibri1" fo:font-style="italic" fo:font-weight="bold" style:font-style-asian="italic" style:font-weight-asian="bold" style:font-style-complex="italic" style:font-weight-complex="bold"/>
    </style:style>
    <style:style style:name="T15" style:family="text">
      <style:text-properties style:text-position="-33% 58%" style:font-name="Calibri1" fo:font-style="italic" style:font-style-asian="italic" style:font-style-complex="italic"/>
    </style:style>
    <style:style style:name="T16" style:family="text">
      <style:text-properties style:font-name="Calibri1" fo:font-style="normal" style:font-style-asian="normal" style:font-style-complex="normal"/>
    </style:style>
    <style:style style:name="T17" style:family="text">
      <style:text-properties style:text-position="-33% 58%" style:font-name="Calibri1"/>
    </style:style>
    <style:style style:name="T18" style:family="text">
      <style:text-properties style:font-name="Calibri1" fo:font-style="italic" fo:font-weight="bold" style:font-name-asian="Times New Roman2" style:font-style-asian="italic" style:font-weight-asian="bold" style:font-name-complex="Times New Roman2" style:font-style-complex="italic" style:font-weight-complex="bold"/>
    </style:style>
    <style:style style:name="T19" style:family="text">
      <style:text-properties style:font-name="Calibri1" fo:font-style="normal" fo:font-weight="normal" style:font-name-asian="Times New Roman2" style:font-style-asian="normal" style:font-weight-asian="normal" style:font-name-complex="Times New Roman2" style:font-style-complex="normal" style:font-weight-complex="normal"/>
    </style:style>
    <style:style style:name="T20" style:family="text">
      <style:text-properties style:font-name="Calibri1" fo:font-style="italic" fo:font-weight="normal" style:font-name-asian="Times New Roman2" style:font-style-asian="italic" style:font-weight-asian="normal" style:font-name-complex="Times New Roman2" style:font-style-complex="italic" style:font-weight-complex="normal"/>
    </style:style>
    <style:style style:name="T21" style:family="text">
      <style:text-properties style:text-position="0% 100%" style:font-name="Calibri1" fo:font-style="normal" fo:font-weight="normal" style:font-name-asian="Times New Roman2" style:font-style-asian="normal" style:font-weight-asian="normal" style:font-name-complex="Times New Roman2" style:font-style-complex="normal" style:font-weight-complex="normal"/>
    </style:style>
    <style:style style:name="T22" style:family="text">
      <style:text-properties fo:font-size="32pt" style:font-size-asian="44pt" style:font-size-complex="44pt"/>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style:font-name="Calibri1" fo:font-weight="bold" style:font-weight-asian="bold" style:font-weight-complex="bold"/>
    </style:style>
    <style:style style:name="T26" style:family="text">
      <style:text-properties style:font-name="Calibri1" fo:font-weight="bold" style:font-name-asian="Times New Roman2" style:font-weight-asian="bold" style:font-name-complex="Times New Roman2" style:font-weight-complex="bold"/>
    </style:style>
    <style:style style:name="T27" style:family="text">
      <style:text-properties style:font-name="Calibri1" fo:font-weight="normal" style:font-name-asian="Times New Roman2" style:font-weight-asian="normal" style:font-name-complex="Times New Roman2" style:font-weight-complex="normal"/>
    </style:style>
    <style:style style:name="T28" style:family="text">
      <style:text-properties style:font-name="Calibri1" style:font-name-asian="Times New Roman2" style:font-name-complex="Times New Roman2"/>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style:font-name="Times New Roman2" style:font-name-asian="Times New Roman2" style:font-name-complex="Times New Roman2"/>
    </style:style>
    <style:style style:name="T32" style:family="text">
      <style:text-properties style:text-position="-33% 58%" fo:font-style="italic" style:font-style-asian="italic" style:font-style-complex="italic"/>
    </style:style>
    <style:style style:name="T33" style:family="text">
      <style:text-properties style:font-name="Times New Roman" style:font-name-asian="Times New Roman2" style:font-name-complex="Times New Roman2"/>
    </style:style>
    <style:style style:name="T34" style:family="text">
      <style:text-properties style:text-position="0% 100%" style:font-name="Times New Roman2" fo:font-style="normal" style:font-name-asian="Times New Roman2" style:font-style-asian="normal" style:font-name-complex="Times New Roman2" style:font-style-complex="normal"/>
    </style:style>
    <style:style style:name="T35" style:family="text">
      <style:text-properties style:text-position="0% 100%" style:font-name="Times New Roman2" fo:font-style="italic" style:font-name-asian="Times New Roman2" style:font-style-asian="italic" style:font-name-complex="Times New Roman2" style:font-style-complex="italic"/>
    </style:style>
    <style:style style:name="T36" style:family="text">
      <style:text-properties style:text-position="0% 100%" style:font-name="Times New Roman2" fo:font-style="normal" fo:font-weight="bold" style:font-name-asian="Times New Roman2" style:font-style-asian="normal" style:font-weight-asian="bold" style:font-name-complex="Times New Roman2" style:font-style-complex="normal" style:font-weight-complex="bold"/>
    </style:style>
    <style:style style:name="T37" style:family="text">
      <style:text-properties fo:color="#000080"/>
    </style:style>
    <style:style style:name="T38" style:family="text">
      <style:text-properties fo:color="#000080" fo:font-style="italic" style:font-style-asian="italic" style:font-style-complex="italic"/>
    </style:style>
    <style:style style:name="T39" style:family="text">
      <style:text-properties fo:color="#000080" fo:font-weight="bold" style:font-weight-asian="bold" style:font-weight-complex="bold"/>
    </style:style>
    <style:style style:name="T40" style:family="text">
      <style:text-properties fo:color="#000080" fo:font-style="normal" style:font-style-asian="normal" style:font-style-complex="normal"/>
    </style:style>
    <style:style style:name="T41" style:family="text">
      <style:text-properties fo:color="#000080" style:text-position="0% 100%" fo:font-style="italic" style:font-style-asian="italic" style:font-style-complex="italic"/>
    </style:style>
    <style:style style:name="T42" style:family="text">
      <style:text-properties fo:color="#000080" style:text-position="0% 100%" fo:font-style="normal" style:font-style-asian="normal" style:font-style-complex="normal"/>
    </style:style>
    <style:style style:name="T43" style:family="text">
      <style:text-properties fo:color="#000080" style:font-name="Times New Roman2" fo:font-style="italic" style:font-name-asian="Times New Roman2" style:font-style-asian="italic" style:font-name-complex="Times New Roman2" style:font-style-complex="italic"/>
    </style:style>
    <style:style style:name="T44" style:family="text">
      <style:text-properties fo:color="#000080" style:font-name="Times New Roman2" style:font-name-asian="Times New Roman2" style:font-name-complex="Times New Roman2"/>
    </style:style>
    <style:style style:name="T45" style:family="text">
      <style:text-properties fo:color="#000080" style:font-name="Times New Roman2" fo:font-weight="bold" style:font-name-asian="Times New Roman2" style:font-weight-asian="bold" style:font-name-complex="Times New Roman2" style:font-weight-complex="bold"/>
    </style:style>
    <style:style style:name="T46" style:family="text">
      <style:text-properties fo:color="#000080" style:text-position="-33% 58%" fo:font-style="italic" style:font-style-asian="italic" style:font-style-complex="italic"/>
    </style:style>
    <style:style style:name="T47" style:family="text">
      <style:text-properties fo:color="#000080" style:text-position="-33% 58%" fo:font-style="normal" style:font-style-asian="normal" style:font-style-complex="normal"/>
    </style:style>
    <style:style style:name="T48" style:family="text">
      <style:text-properties style:font-name="Arial3" style:font-name-asian="Arial3" style:font-name-complex="Arial3"/>
    </style:style>
    <style:style style:name="T49" style:family="text">
      <style:text-properties style:text-position="-33% 58%" style:font-name="Arial" style:font-name-asian="Arial3" style:font-name-complex="Arial3"/>
    </style:style>
    <style:style style:name="T50" style:family="text">
      <style:text-properties style:text-position="0% 100%" style:font-name="Arial" style:font-name-asian="Arial3" style:font-name-complex="Arial3"/>
    </style:style>
    <style:style style:name="T51" style:family="text">
      <style:text-properties style:text-position="0% 100%" style:font-name="Arial" fo:font-style="italic" style:font-name-asian="Arial3" style:font-style-asian="italic" style:font-name-complex="Arial3" style:font-style-complex="italic"/>
    </style:style>
    <style:style style:name="T52" style:family="text">
      <style:text-properties style:text-position="0% 100%" style:font-name="Arial" fo:font-style="normal" style:font-name-asian="Arial3" style:font-style-asian="normal" style:font-name-complex="Arial3" style:font-style-complex="normal"/>
    </style:style>
    <style:style style:name="T53" style:family="text">
      <style:text-properties style:text-position="-33% 58%"/>
    </style:style>
    <style:style style:name="T54" style:family="text">
      <style:text-properties style:text-position="0% 100%"/>
    </style:style>
    <style:style style:name="T55" style:family="text">
      <style:text-properties style:text-position="0% 100%" fo:font-weight="bold" style:font-weight-asian="bold" style:font-weight-complex="bold"/>
    </style:style>
    <style:style style:name="T56" style:family="text">
      <style:text-properties style:text-position="-33% 58%" fo:font-style="normal" style:font-style-asian="normal" style:font-style-complex="normal"/>
    </style:style>
    <style:style style:name="T57" style:family="text">
      <style:text-properties style:text-position="0% 100%" fo:font-style="normal" style:font-style-asian="normal" style:font-style-complex="normal"/>
    </style:style>
    <style:style style:name="T58" style:family="text">
      <style:text-properties style:text-position="0% 100%" fo:font-style="italic" style:font-style-asian="italic" style:font-style-complex="italic"/>
    </style:style>
    <style:style style:name="T59" style:family="text">
      <style:text-properties style:font-name="Times New Roman2" fo:font-style="normal" style:font-name-asian="Times New Roman2" style:font-style-asian="normal" style:font-name-complex="Times New Roman2" style:font-style-complex="normal"/>
    </style:style>
    <style:style style:name="T60" style:family="text">
      <style:text-properties style:font-name="Times New Roman2" fo:font-style="italic" style:font-name-asian="Times New Roman2" style:font-style-asian="italic" style:font-name-complex="Times New Roman2" style:font-style-complex="italic"/>
    </style:style>
    <style:style style:name="T61" style:family="text">
      <style:text-properties style:text-position="-33% 58%" style:font-name="Times New Roman" style:font-name-asian="Times New Roman2" style:font-name-complex="Times New Roman2"/>
    </style:style>
    <style:style style:name="T62" style:family="text">
      <style:text-properties style:text-position="0% 100%" style:font-name="Times New Roman" style:font-name-asian="Times New Roman2" style:font-name-complex="Times New Roman2"/>
    </style:style>
    <style:style style:name="T63" style:family="text">
      <style:text-properties style:text-position="-33% 58%" style:font-name="Times New Roman2" fo:font-style="normal" style:font-name-asian="Times New Roman2" style:font-style-asian="normal" style:font-name-complex="Times New Roman2" style:font-style-complex="normal"/>
    </style:style>
    <style:style style:name="T64" style:family="text">
      <style:text-properties style:text-position="33% 58%" fo:font-style="normal" fo:font-weight="normal" style:font-style-asian="normal" style:font-weight-asian="normal" style:font-style-complex="normal" style:font-weight-complex="normal"/>
    </style:style>
    <style:style style:name="T65" style:family="text">
      <style:text-properties style:text-position="0% 100%" fo:font-style="normal" fo:font-weight="normal" style:font-style-asian="normal" style:font-weight-asian="normal" style:font-style-complex="normal" style:font-weight-complex="normal"/>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position="-33% 58%" fo:font-style="normal" fo:font-weight="normal" style:font-style-asian="normal" style:font-weight-asian="normal" style:font-style-complex="normal" style:font-weight-complex="normal"/>
    </style:style>
    <style:style style:name="T68" style:family="text">
      <style:text-properties style:text-position="0% 100%" fo:font-style="italic" fo:font-weight="normal" style:font-style-asian="italic" style:font-weight-asian="normal" style:font-style-complex="italic" style:font-weight-complex="normal"/>
    </style:style>
    <style:style style:name="T69" style:family="text">
      <style:text-properties style:text-position="33% 58%" fo:font-style="normal" style:font-style-asian="normal" style:font-style-complex="normal"/>
    </style:style>
    <style:style style:name="T70" style:family="text">
      <style:text-properties style:text-position="0% 100%" style:font-name="Times New Roman" fo:font-style="normal" style:font-name-asian="Times New Roman2" style:font-style-asian="normal" style:font-name-complex="Times New Roman2" style:font-style-complex="normal"/>
    </style:style>
    <style:style style:name="T71" style:family="text">
      <style:text-properties style:text-position="33% 58%" style:font-name="Times New Roman" fo:font-style="normal" style:font-name-asian="Times New Roman2" style:font-style-asian="normal" style:font-name-complex="Times New Roman2" style:font-style-complex="normal"/>
    </style:style>
    <style:style style:name="T72" style:family="text">
      <style:text-properties style:text-position="33% 58%"/>
    </style:style>
    <style:style style:name="T73" style:family="text">
      <style:text-properties style:text-position="0% 100%" style:text-underline-style="solid" style:text-underline-width="auto" style:text-underline-color="font-color"/>
    </style:style>
    <style:style style:name="T74"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75" style:family="text">
      <style:text-properties style:text-position="0% 100%" fo:font-style="italic" style:text-underline-style="none" fo:font-weight="normal" style:font-style-asian="italic" style:font-weight-asian="normal" style:font-style-complex="italic" style:font-weight-complex="normal"/>
    </style:style>
    <style:style style:name="T76" style:family="text">
      <style:text-properties style:text-position="-33% 58%" fo:font-style="normal" style:text-underline-style="none" fo:font-weight="normal" style:font-style-asian="normal" style:font-weight-asian="normal" style:font-style-complex="normal" style:font-weight-complex="normal"/>
    </style:style>
    <style:style style:name="T77" style:family="text">
      <style:text-properties style:text-position="0% 100%" fo:font-style="italic" style:text-underline-style="none" style:font-style-asian="italic" style:font-style-complex="italic"/>
    </style:style>
    <style:style style:name="T78" style:family="text">
      <style:text-properties style:text-position="-33% 58%" fo:font-style="normal" style:text-underline-style="none" style:font-style-asian="normal" style:font-style-complex="normal"/>
    </style:style>
    <style:style style:name="T79" style:family="text">
      <style:text-properties style:text-position="0% 100%" fo:font-style="normal" style:text-underline-style="none" style:font-style-asian="normal" style:font-style-complex="normal"/>
    </style:style>
    <style:style style:name="T80" style:family="text">
      <style:text-properties style:text-position="0% 100%" style:font-name="Times New Roman2" fo:font-style="normal" style:text-underline-style="none" style:font-name-asian="Times New Roman2" style:font-style-asian="normal" style:font-name-complex="Times New Roman2" style:font-style-complex="normal"/>
    </style:style>
    <style:style style:name="T81" style:family="text">
      <style:text-properties style:text-position="0% 100%" style:font-name="Times New Roman" fo:font-style="normal" style:text-underline-style="none" style:font-name-asian="Times New Roman2" style:font-style-asian="normal" style:font-name-complex="Times New Roman2" style:font-style-complex="normal"/>
    </style:style>
    <style:style style:name="T82" style:family="text">
      <style:text-properties style:text-position="33% 58%" style:font-name="Times New Roman" fo:font-style="normal" style:text-underline-style="none" style:font-name-asian="Times New Roman2" style:font-style-asian="normal" style:font-name-complex="Times New Roman2"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86" style:family="text">
      <style:text-properties style:font-name="Times New Roman" fo:font-style="normal" fo:font-weight="normal" style:font-name-asian="Times New Roman2" style:font-style-asian="normal" style:font-weight-asian="normal" style:font-name-complex="Times New Roman2" style:font-style-complex="normal" style:font-weight-complex="normal"/>
    </style:style>
    <style:style style:name="T87" style:family="text">
      <style:text-properties style:text-position="33% 58%" style:font-name="Times New Roman" fo:font-style="normal" fo:font-weight="normal" style:font-name-asian="Times New Roman2" style:font-style-asian="normal" style:font-weight-asian="normal" style:font-name-complex="Times New Roman2" style:font-style-complex="normal" style:font-weight-complex="normal"/>
    </style:style>
    <style:style style:name="T88" style:family="text">
      <style:text-properties style:text-position="0% 100%" style:font-name="Times New Roman" fo:font-style="normal" fo:font-weight="normal" style:font-name-asian="Times New Roman2" style:font-style-asian="normal" style:font-weight-asian="normal" style:font-name-complex="Times New Roman2" style:font-style-complex="normal" style:font-weight-complex="normal"/>
    </style:style>
    <style:style style:name="T89" style:family="text">
      <style:text-properties style:font-name="Times New Roman" fo:font-style="italic" style:font-name-asian="Times New Roman2" style:font-style-asian="italic" style:font-name-complex="Times New Roman2" style:font-style-complex="italic"/>
    </style:style>
    <style:style style:name="T90" style:family="text">
      <style:text-properties style:font-name="Times New Roman" fo:font-style="normal" style:font-name-asian="Times New Roman2" style:font-style-asian="normal" style:font-name-complex="Times New Roman2" style:font-style-complex="normal"/>
    </style:style>
    <style:style style:name="T91" style:family="text">
      <style:text-properties style:text-position="super 58%" fo:font-weight="normal" style:font-weight-asian="normal" style:font-weight-complex="normal"/>
    </style:style>
    <style:style style:name="T92" style:family="text">
      <style:text-properties style:text-position="33% 58%" style:font-name="Times New Roman" style:font-name-asian="Times New Roman2" style:font-name-complex="Times New Roman2"/>
    </style:style>
    <style:style style:name="T93" style:family="text">
      <style:text-properties style:text-position="0% 100%" style:font-name="Times New Roman2" style:font-name-asian="Times New Roman2" style:font-name-complex="Times New Roman2"/>
    </style:style>
    <style:style style:name="T94" style:family="text">
      <style:text-properties style:use-window-font-color="true"/>
    </style:style>
    <style:style style:name="T95" style:family="text">
      <style:text-properties style:use-window-font-color="true" style:font-name="Times New Roman2" fo:font-style="italic" style:font-name-asian="Times New Roman2" style:font-style-asian="italic" style:font-name-complex="Times New Roman2" style:font-style-complex="italic"/>
    </style:style>
    <style:style style:name="T96" style:family="text">
      <style:text-properties style:use-window-font-color="true" style:font-name="Times New Roman" style:font-name-asian="Times New Roman2" style:font-name-complex="Times New Roman2"/>
    </style:style>
    <style:style style:name="T97" style:family="text">
      <style:text-properties fo:color="#000000" style:font-name="Times New Roman" style:font-name-asian="Times New Roman2" style:font-name-complex="Times New Roman2"/>
    </style:style>
    <style:style style:name="T98" style:family="text">
      <style:text-properties style:text-position="-33% 58%" style:font-name="Times New Roman" fo:font-style="italic" style:font-name-asian="Times New Roman2" style:font-style-asian="italic" style:font-name-complex="Times New Roman2" style:font-style-complex="italic"/>
    </style:style>
    <style:style style:name="T99" style:family="text">
      <style:text-properties fo:color="#000000" style:font-name="Times New Roman" fo:font-weight="normal" style:font-name-asian="Times New Roman2" style:font-weight-asian="normal" style:font-name-complex="Times New Roman2" style:font-weight-complex="normal"/>
    </style:style>
    <style:style style:name="T100" style:family="text">
      <style:text-properties style:font-name="Arial3" fo:font-style="italic" style:font-name-asian="Arial3" style:font-style-asian="italic" style:font-name-complex="Arial3" style:font-style-complex="italic"/>
    </style:style>
    <style:style style:name="T101" style:family="text">
      <style:text-properties fo:color="#ffffff" fo:font-style="normal" fo:font-weight="normal" style:font-style-asian="normal" style:font-weight-asian="normal" style:font-style-complex="normal" style:font-weight-complex="normal"/>
    </style:style>
    <style:style style:name="T102" style:family="text">
      <style:text-properties fo:color="#ffffff" fo:font-style="italic" fo:font-weight="normal" style:font-style-asian="italic" style:font-weight-asian="normal" style:font-style-complex="italic" style:font-weight-complex="normal"/>
    </style:style>
    <style:style style:name="T103" style:family="text">
      <style:text-properties fo:color="#ffff00" fo:font-style="normal" fo:font-weight="normal" style:font-style-asian="normal" style:font-weight-asian="normal" style:font-style-complex="normal" style:font-weight-complex="normal"/>
    </style:style>
    <style:style style:name="T104" style:family="text">
      <style:text-properties style:use-window-font-color="true" fo:font-style="normal" fo:font-weight="normal" style:font-style-asian="normal" style:font-weight-asian="normal" style:font-style-complex="normal" style:font-weight-complex="normal"/>
    </style:style>
    <style:style style:name="T105" style:family="text">
      <style:text-properties style:text-position="0% 100%" fo:font-style="normal" fo:font-weight="bold" style:font-style-asian="normal" style:font-weight-asian="bold" style:font-style-complex="normal" style:font-weight-complex="bold"/>
    </style:style>
    <style:style style:name="T106" style:family="text">
      <style:text-properties style:text-position="0% 100%" fo:font-style="italic" fo:font-weight="bold" style:font-style-asian="italic" style:font-weight-asian="bold" style:font-style-complex="italic" style:font-weight-complex="bold"/>
    </style:style>
    <style:style style:name="T107" style:family="text">
      <style:text-properties style:text-position="-33% 58%" fo:font-style="italic" fo:font-weight="normal" style:font-style-asian="italic" style:font-weight-asian="normal" style:font-style-complex="italic" style:font-weight-complex="normal"/>
    </style:style>
    <style:style style:name="T108" style:family="text">
      <style:text-properties fo:color="#000000" style:text-position="0% 100%" style:font-name="Times New Roman" fo:font-style="normal" fo:font-weight="normal" style:font-name-asian="Times New Roman2" style:font-style-asian="normal" style:font-weight-asian="normal" style:font-name-complex="Times New Roman2" style:font-style-complex="normal" style:font-weight-complex="normal"/>
    </style:style>
    <style:style style:name="T109" style:family="text">
      <style:text-properties style:text-position="0% 100%" fo:font-weight="normal" style:font-weight-asian="normal" style:font-weight-complex="normal"/>
    </style:style>
    <style:style style:name="T110" style:family="text">
      <style:text-properties style:text-position="33% 58%" fo:font-style="italic" fo:font-weight="bold" style:font-style-asian="italic" style:font-weight-asian="bold" style:font-style-complex="italic" style:font-weight-complex="bold"/>
    </style:style>
    <style:style style:name="T111" style:family="text">
      <style:text-properties style:font-name="Arial3" fo:font-style="normal" style:font-name-asian="Arial3" style:font-style-asian="normal" style:font-name-complex="Arial3"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12.761cm" svg:x="1.4cm" svg:y="4.624cm" presentation:class="subtitle">
          <draw:text-box>
            <text:p text:style-name="P1"><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 text:style-name="P1"><text:span text:style-name="T1"><text:s text:c="46"/></text:span><text:span text:style-name="T1">,</text:span></text:p>
            <text:p text:style-name="P1"><text:span text:style-name="T1">im Zustandsraum.</text:span></text:p>
            <text:p text:style-name="P1"><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j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text:p text:style-name="P1"><text:span text:style-name="T1"/></text:p>
            <text:p text:style-name="P1"><text:span text:style-name="T1">(Seite 4f)</text:span></text:p>
          </draw:text-box>
        </draw:frame>
        <draw:frame presentation:style-name="pr2" draw:layer="layout" svg:width="25.199cm" svg:height="4.498cm" svg:x="1.4cm" svg:y="0.341cm" presentation:class="title">
          <draw:text-box>
            <text:p>Durch welche physikalischen Größen ist der <text:span text:style-name="T7">Zustand</text:span> eines Systems in der <text:span text:style-name="T7">Klassischen Mechanik</text:span> definiert?</text:p>
          </draw:text-box>
        </draw:frame>
        <draw:frame draw:style-name="gr1" draw:text-style-name="P2"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1" draw:text-style-name="P2" draw:layer="layout" svg:width="10.13cm" svg:height="0.95cm" svg:x="8.4cm" svg:y="6.8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layer="layout" svg:width="25.199cm" svg:height="12.18cm" svg:x="1.4cm" svg:y="4.914cm" presentation:class="subtitle" presentation:user-transformed="true">
          <draw:text-box>
            <text:p>Der Zustand eines mechanischen Systems entspricht einem Punkt <text:span text:style-name="T8">π </text:span>= <text:span text:style-name="T8">π</text:span>(<text:span text:style-name="T7">t</text:span>),</text:p>
            <text:p><text:s text:c="46"/>,</text:p>
            <text:p>im Zustandsraum.</text:p>
          </draw:text-box>
        </draw:frame>
        <draw:frame presentation:style-name="pr2" draw:text-style-name="P3" draw:layer="layout" svg:width="25.199cm" svg:height="3.506cm" svg:x="1.4cm" svg:y="0.837cm" presentation:class="title" presentation:user-transformed="true">
          <draw:text-box>
            <text:p text:style-name="P3"><text:span text:style-name="T9">Durch welche physikalischen Größen ist der </text:span><text:span text:style-name="T10">Zustand</text:span><text:span text:style-name="T9"> eines Systems in der </text:span><text:span text:style-name="T10">Klassischen Mechanik</text:span><text:span text:style-name="T9"> definiert?</text:span></text:p>
          </draw:text-box>
        </draw:frame>
        <draw:frame draw:style-name="gr1" draw:text-style-name="P2"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3" draw:text-style-name="P2" draw:layer="layout" svg:width="11.179cm" svg:height="1.168cm" svg:x="7.21cm" svg:y="10.915cm">
          <text:p/>
          <draw:object xlink:href="../Zustand%20in%20der%20klassischen%20Mechanik.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4" draw:layer="layout" svg:width="25.199cm" svg:height="3.506cm" svg:x="1.4cm" svg:y="0.837cm" presentation:class="title" presentation:user-transformed="true">
          <draw:text-box>
            <text:p text:style-name="P4"><text:span text:style-name="T11">Was muß man von einem mechanischen System wissen, um dessen Zustand für beliebige Zeiten berechnen zu können?</text:span></text:p>
          </draw:text-box>
        </draw:frame>
        <draw:frame presentation:style-name="pr1" draw:text-style-name="P5" draw:layer="layout" svg:width="25.199cm" svg:height="12.18cm" svg:x="1.4cm" svg:y="6.914cm" presentation:class="subtitle" presentation:user-transformed="true">
          <draw:text-box>
            <text:p text:style-name="P5"><text:span text:style-name="T12">Die partiellen Ableitungen der Hamiltonfunktion </text:span><text:span text:style-name="T13">H</text:span><text:span text:style-name="T12">(</text:span><text:span text:style-name="T14">q</text:span><text:span text:style-name="T12">,</text:span><text:span text:style-name="T14">p</text:span><text:span text:style-name="T12">,</text:span><text:span text:style-name="T13">t</text:span><text:span text:style-name="T12">) nach den </text:span><text:span text:style-name="T13">generalisierten Koordinaten q</text:span><text:span text:style-name="T15">j</text:span><text:span text:style-name="T12"> und den </text:span><text:span text:style-name="T13">generalisierten Impulsen p</text:span><text:span text:style-name="T15">j</text:span><text:span text:style-name="T16"> </text:span><text:span text:style-name="T12">(</text:span><text:span text:style-name="T13">j</text:span><text:span text:style-name="T12"> = 1, … ,</text:span><text:span text:style-name="T13">s</text:span><text:span text:style-name="T12">) führen zu einem Satz von 2</text:span><text:span text:style-name="T13">s</text:span><text:span text:style-name="T12"> Bewegungsgleichungen, welcher sich mit einer entsprechenden Anzahl von bekannten Anfangsbedingungen (z.B. </text:span><text:span text:style-name="T14">π</text:span><text:span text:style-name="T17">0</text:span><text:span text:style-name="T12"> = </text:span><text:span text:style-name="T14">π</text:span><text:span text:style-name="T12">(</text:span><text:span text:style-name="T13">t</text:span><text:span text:style-name="T17">0</text:span><text:span text:style-name="T12">)) integrieren läßt und damit den </text:span><text:span text:style-name="T13">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4" draw:layer="layout" svg:width="25.199cm" svg:height="3.506cm" svg:x="1.4cm" svg:y="0.837cm" presentation:class="title" presentation:user-transformed="true">
          <draw:text-box>
            <text:p text:style-name="P4"><text:span text:style-name="T11">Was muß man von einem mechanischen System wissen, um dessen Zustand für beliebige Zeiten berechnen zu können?</text:span></text:p>
          </draw:text-box>
        </draw:frame>
        <draw:frame presentation:style-name="pr1" draw:text-style-name="P5" draw:layer="layout" svg:width="25.199cm" svg:height="12.18cm" svg:x="1.4cm" svg:y="6.914cm" presentation:class="subtitle" presentation:user-transformed="true">
          <draw:text-box>
            <text:p text:style-name="P5"><text:span text:style-name="T12">Die </text:span><text:span text:style-name="T12">Hamiltonfunktion </text:span><text:span text:style-name="T13">H</text:span><text:span text:style-name="T12">(</text:span><text:span text:style-name="T14">q</text:span><text:span text:style-name="T12">,</text:span><text:span text:style-name="T14">p</text:span><text:span text:style-name="T12">,</text:span><text:span text:style-name="T13">t</text:span><text:span text:style-name="T12">) sowie </text:span><text:span text:style-name="T12">den </text:span><text:span text:style-name="T13">mechanischen Zustand </text:span><text:span text:style-name="T18">π</text:span><text:span text:style-name="T19"> = (</text:span><text:span text:style-name="T18">q</text:span><text:span text:style-name="T19">,</text:span><text:span text:style-name="T18">p</text:span><text:span text:style-name="T19">) mit </text:span><text:span text:style-name="T12">Anfangsbedingungen (z.B. </text:span><text:span text:style-name="T14">π</text:span><text:span text:style-name="T17">0</text:span><text:span text:style-name="T12"> = </text:span><text:span text:style-name="T14">π</text:span><text:span text:style-name="T12">(</text:span><text:span text:style-name="T13">t</text:span><text:span text:style-name="T17">0</text:span><text:span text:style-name="T12">)).</text:span></text:p>
            <text:p text:style-name="P5"><text:span text:style-name="T12"/></text:p>
            <text:p text:style-name="P5"><text:span text:style-name="T12"/></text:p>
            <text:p text:style-name="P5"><text:span text:style-name="T12">Aus der Hamiltonfunktion erhält man einen Satz von 2</text:span><text:span text:style-name="T13">s</text:span><text:span text:style-name="T12"> Bewegungsgleichungen, welcher sich mit einer entsprechender Anzahl von Anfangsbedingungen integrieren lässt und so den Zustand </text:span><text:span text:style-name="T18">π</text:span><text:span text:style-name="T19">(</text:span><text:span text:style-name="T20">t</text:span><text:span text:style-name="T19">) = (</text:span><text:span text:style-name="T18">q</text:span><text:span text:style-name="T19">,</text:span><text:span text:style-name="T18">p</text:span><text:span text:style-name="T19">,</text:span><text:span text:style-name="T20">t</text:span><text:span text:style-name="T19">)</text:span><text:span text:style-name="T12"> für alle Zeiten </text:span><text:span text:style-name="T13">t</text:span><text:span text:style-name="T12"> festlegt.</text:span></text:p>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layer="layout" svg:width="25.199cm" svg:height="3.506cm" svg:x="1.4cm" svg:y="0.837cm" presentation:class="title">
          <draw:text-box>
            <text:p>Was wird in der Elektrodynamik benötigt um den Systemzustand festzulegen?</text:p>
          </draw:text-box>
        </draw:frame>
        <draw:frame presentation:style-name="pr6" draw:layer="layout" svg:width="25.199cm" svg:height="12.18cm" svg:x="1.4cm" svg:y="4.914cm" presentation:class="subtitle">
          <draw:text-box>
            <text:p/>
            <text:p>In der Elektrodynamik werden zur Festlegung des Systemzustands die Felder <text:span text:style-name="T8">E</text:span> und <text:span text:style-name="T8">B</text:span> benötigt.</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layer="layout" svg:width="25.199cm" svg:height="3.506cm" svg:x="1.4cm" svg:y="0.837cm" presentation:class="title">
          <draw:text-box>
            <text:p>Was wird in der Thermodynamik benötigt um den Systemzustand festzulegen?</text:p>
          </draw:text-box>
        </draw:frame>
        <draw:frame presentation:style-name="pr6" draw:layer="layout" svg:width="25.199cm" svg:height="12.18cm" svg:x="1.4cm" svg:y="4.914cm" presentation:class="subtitle">
          <draw:text-box>
            <text:p/>
            <text:p>In der Thermodynamik werden zur Festlegung des Systemzustands die thermodynamischen Potentiale <text:span text:style-name="T7">U</text:span>,<text:span text:style-name="T7">F</text:span>,<text:span text:style-name="T7">G</text:span>,<text:span text:style-name="T7">H</text:span>,<text:span text:style-name="T7">S</text:span> benötigt.</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6" draw:layer="layout" svg:width="25.199cm" svg:height="3.506cm" svg:x="1.4cm" svg:y="0.837cm" presentation:class="title">
          <draw:text-box>
            <text:p text:style-name="P6"><text:span text:style-name="T22">Welches Jahr könnte man als Geburtsjahr der Quantenmechanik ansehen?</text:span></text:p>
          </draw:text-box>
        </draw:frame>
        <draw:frame presentation:style-name="pr7" draw:layer="layout" svg:width="25.199cm" svg:height="12.18cm" svg:x="1.4cm" svg:y="4.914cm" presentation:class="subtitle">
          <draw:text-box>
            <text:p>Das Jahr 1900 mit der Planckschen Beschreibung der Wärme- (Hohlraum-) Strahlung</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layer="layout" svg:width="25.199cm" svg:height="3.506cm" svg:x="1.4cm" svg:y="0.837cm" presentation:class="title">
          <draw:text-box>
            <text:p>Wann spricht man von <text:span text:style-name="T7">Quantenphänomenen</text:span>?</text:p>
          </draw:text-box>
        </draw:frame>
        <draw:frame presentation:style-name="pr7" draw:layer="layout" svg:width="25.199cm" svg:height="12.18cm" svg:x="1.4cm" svg:y="4.914cm" presentation:class="subtitle">
          <draw:text-box>
            <text:p>Wenn man physikalische Prozesse betrachtet, deren dynamische Ausmaße so gering sind, daß das makrophysikalisch winzige Plancksche Wirkungsquantum <text:span text:style-name="T23">h</text:span> nicht mehr als <text:span text:style-name="T7">relativ klein</text:span> angesehen werden kann.</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layer="layout" svg:width="25.199cm" svg:height="3.506cm" svg:x="1.4cm" svg:y="0.837cm" presentation:class="title">
          <draw:text-box>
            <text:p>Warum bezeichnet man die <text:span text:style-name="T7">Klassische Mechanik</text:span> als deterministisch?</text:p>
          </draw:text-box>
        </draw:frame>
        <draw:frame presentation:style-name="pr7" draw:layer="layout" svg:width="25.199cm" svg:height="12.18cm" svg:x="1.4cm" svg:y="4.914cm" presentation:class="subtitle">
          <draw:text-box>
            <text:p>Weil aus der Kenntnis aller den <text:span text:style-name="T7">Zustand</text:span> des Systems zu <text:span text:style-name="T24">einem</text:span> bestimmten Zeitpunkt definierenden Größen der <text:span text:style-name="T7">Zustand</text:span> zu <text:span text:style-name="T24">allen späteren</text:span> Zeiten bereits eindeutig und mit vollständiger Bestimmtheit festgelegt ist.</text:p>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layer="layout" svg:width="25.199cm" svg:height="3.506cm" svg:x="1.4cm" svg:y="0.837cm" presentation:class="title">
          <draw:text-box>
            <text:p>Was besagt die Heisenbergsche Unbestimmtheitsrelation?</text:p>
          </draw:text-box>
        </draw:frame>
        <draw:frame presentation:style-name="pr7" draw:text-style-name="P5" draw:layer="layout" svg:width="25.199cm" svg:height="12.18cm" svg:x="1.4cm" svg:y="4.914cm" presentation:class="subtitle">
          <draw:text-box>
            <text:p text:style-name="P5"><text:span text:style-name="T12">Die dynamischen Variablen </text:span><text:span text:style-name="T14">q</text:span><text:span text:style-name="T12"> und </text:span><text:span text:style-name="T14">p</text:span><text:span text:style-name="T12"> haben im allgemeinen nicht genau definierte Werte, sondern sind mit </text:span><text:span text:style-name="T25">Unschärfen </text:span><text:span text:style-name="T26">Δ</text:span><text:span text:style-name="T18">p</text:span><text:span text:style-name="T27"> und </text:span><text:span text:style-name="T26">Δ</text:span><text:span text:style-name="T18">q</text:span><text:span text:style-name="T28"> behaftet. Wie groß diese ist hängt von der jeweiligen Situation ab, jedoch wird stets die</text:span></text:p>
            <text:p text:style-name="P5"><text:span text:style-name="T28"/></text:p>
            <text:p text:style-name="P7"><text:span text:style-name="T26">Heisenbergsche Unbestimmtheitsrelation</text:span></text:p>
            <text:p text:style-name="P5"><text:span text:style-name="T28"/></text:p>
            <text:p text:style-name="P5"><text:span text:style-name="T28"/></text:p>
            <text:p text:style-name="P5"><text:span text:style-name="T28"/></text:p>
            <text:p text:style-name="P5"><text:span text:style-name="T28">erfüllt.</text:span></text:p>
          </draw:text-box>
        </draw:frame>
        <draw:frame draw:style-name="gr1" draw:text-style-name="P2" draw:layer="layout" svg:width="8.52cm" svg:height="1.8cm" svg:x="9.733cm" svg:y="12.416cm">
          <t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layer="layout" svg:width="25.199cm" svg:height="3.506cm" svg:x="1.4cm" svg:y="0.837cm" presentation:class="title">
          <draw:text-box>
            <text:p>Was versteht man unter <text:span text:style-name="T7">Wärmestrahlung</text:span><text:span text:style-name="T29">?</text:span></text:p>
          </draw:text-box>
        </draw:frame>
        <draw:frame presentation:style-name="pr7" draw:layer="layout" svg:width="25.199cm" svg:height="12.18cm" svg:x="1.4cm" svg:y="4.914cm" presentation:class="subtitle">
          <draw:text-box>
            <text:p>Bei niedrigen Temperaturen emittiert ein Festkörper Energie in Form von <text:span text:style-name="T24">Wärmestrahlung</text:span><text:span text:style-name="T30">. Wärmestrahlung ist elektromagnetische Strahlung, ebenso wie sichtbares Licht (vgl. Glühen bei hohen Temperaturen).</text:span></text:p>
          </draw:text-box>
        </draw:frame>
        <presentation:notes draw:style-name="dp2">
          <draw:page-thumbnail draw:style-name="gr2"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layer="layout" svg:width="25.199cm" svg:height="3.506cm" svg:x="1.4cm" svg:y="0.837cm" presentation:class="title">
          <draw:text-box>
            <text:p>Welche Eigenschaft definiert den <text:span text:style-name="T7">Schwarzen Körper</text:span><text:span text:style-name="T29">? Wie läßt er sich realisieren?</text:span></text:p>
          </draw:text-box>
        </draw:frame>
        <draw:frame presentation:style-name="pr1" draw:layer="layout" svg:width="25.199cm" svg:height="12.18cm" svg:x="1.4cm" svg:y="6.915cm" presentation:class="subtitle" presentation:user-transformed="true">
          <draw:text-box>
            <text:p>Unter einem <text:span text:style-name="T24">Schwarzer Körper</text:span><text:span text:style-name="T30"> versteht man einen Körper, der alle auf ihn auftreffende Strahlung absorbiert.</text:span></text:p>
            <text:p><text:span text:style-name="T30"/></text:p>
            <text:p><text:span text:style-name="T30">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30">. Sie wird mit der Wärmestrahlung identisch sein, die im Innern des Hohlraums auf dessen Wände fällt.</text:span></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 text:style-name="P6"><text:span text:style-name="T22">Wie ist die räumliche, spektrale Energiedichte definiert?</text:span></text:p>
          </draw:text-box>
        </draw:frame>
        <draw:frame presentation:style-name="pr1" draw:layer="layout" svg:width="25.199cm" svg:height="14.878cm" svg:x="1.4cm" svg:y="5.066cm" presentation:class="subtitle" presentation:user-transformed="true">
          <draw:text-box>
            <text:p>Die Wärmestrahlung besitzt ein kontinuierliches Spektrum, in dem alle Frequenzen mit Werten von 0 bis <text:span text:style-name="T31">∞</text:span> vorkommen. Zur Beschreibung der spektralen Zusammensetzung der Strahlung führt man die <text:span text:style-name="T24">spektrale</text:span></text:p>
            <text:p><text:span text:style-name="T24"/></text:p>
            <text:p><text:span text:style-name="T24">Energiedichte</text:span> <text:span text:style-name="T7">w</text:span><text:span text:style-name="T32">ν</text:span><text:span text:style-name="T33">, <text:s text:c="32"/>ein:</text:span></text:p>
            <text:p><text:span text:style-name="T33"/></text:p>
            <text:p><text:span text:style-name="T33"/></text:p>
            <text:p><text:span text:style-name="T33"/></text:p>
            <text:p><text:span text:style-name="T33">Die gesamte räumliche Energiedichte ergibt sich daraus durch Integration über alle Frequenzen </text:span><text:span text:style-name="T31">ν</text:span><text:span text:style-name="T33">:</text:span></text:p>
            <text:p><text:span text:style-name="T33"/></text:p>
            <text:p><text:span text:style-name="T33"/></text:p>
            <text:p><text:span text:style-name="T33"/></text:p>
            <text:p><text:span text:style-name="T33"/></text:p>
            <text:p><text:span text:style-name="T33">(Seite 9)</text:span></text:p>
          </draw:text-box>
        </draw:frame>
        <draw:frame draw:style-name="gr1" draw:text-style-name="P2" draw:layer="layout" svg:width="3cm" svg:height="1.8cm" svg:x="12.257cm" svg:y="11.117cm">
          <text:p/>
          <draw:object xlink:href="./Object 4" xlink:type="simple" xlink:show="embed" xlink:actuate="onLoad"/>
          <draw:image xlink:href="./ObjectReplacements/Object 4" xlink:type="simple" xlink:show="embed" xlink:actuate="onLoad"/>
        </draw:frame>
        <draw:frame draw:style-name="gr1" draw:text-style-name="P2" draw:layer="layout" svg:width="6.24cm" svg:height="1.8cm" svg:x="10.857cm" svg:y="14.217cm">
          <text:p/>
          <draw:object xlink:href="./Object 5" xlink:type="simple" xlink:show="embed" xlink:actuate="onLoad"/>
          <draw:image xlink:href="./ObjectReplacements/Object 5" xlink:type="simple" xlink:show="embed" xlink:actuate="onLoad"/>
        </draw:frame>
        <draw:frame draw:style-name="gr1" draw:text-style-name="P2" draw:layer="layout" svg:width="6.28cm" svg:height="1.8cm" svg:x="13.357cm" svg:y="8.917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layer="layout" svg:width="25.199cm" svg:height="3.506cm" svg:x="1.4cm" svg:y="0.837cm" presentation:class="title">
          <draw:text-box>
            <text:p>Formulieren Sie das Kirchhoffsche Gesetz.</text:p>
          </draw:text-box>
        </draw:frame>
        <draw:frame presentation:style-name="pr1" draw:layer="layout" svg:width="25.199cm" svg:height="12.18cm" svg:x="1.4cm" svg:y="4.914cm" presentation:class="subtitle">
          <draw:text-box>
            <text:p>Die Strahlung im Hohlraum ist isotrop und homogen, d.h. unabhängig von der Richtung und an allen Stellen gleich. Die spektrale Energiedichte <text:span text:style-name="T7">w</text:span><text:span text:style-name="T32">ν</text:span> ist <text:span text:style-name="T34">bei konstanter Temperatur </text:span><text:span text:style-name="T35">T</text:span><text:span text:style-name="T34"> nicht von der Beschaffenheit der Wände abhängig, es handelt sich also um eine </text:span><text:span text:style-name="T36">universelle</text:span><text:span text:style-name="T34"> Funktion der Frequenz </text:span><text:span text:style-name="T35">ν</text:span><text:span text:style-name="T34"> und der Temperatur </text:span><text:span text:style-name="T35">T</text:span><text:span text:style-name="T34">:</text:span></text:p>
            <text:p><text:span text:style-name="T34"/></text:p>
            <text:p><text:span text:style-name="T34"/></text:p>
            <text:p><text:span text:style-name="T34"/></text:p>
            <text:p><text:span text:style-name="T34">(Seite 9)</text:span></text:p>
          </draw:text-box>
        </draw:frame>
        <draw:frame draw:style-name="gr1" draw:text-style-name="P2" draw:layer="layout" svg:width="4.59cm" svg:height="0.9cm" svg:x="11.757cm" svg:y="12.817cm">
          <text:p/>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layer="layout" svg:width="25.199cm" svg:height="3.506cm" svg:x="1.4cm" svg:y="0.837cm" presentation:class="title">
          <draw:text-box>
            <text:p>Welche Aussage zur Wärmestrahlung steckt im Wienschen Gesetz?</text:p>
          </draw:text-box>
        </draw:frame>
        <draw:frame presentation:style-name="pr1" draw:layer="layout" svg:width="25.199cm" svg:height="12.18cm" svg:x="1.4cm" svg:y="4.914cm" presentation:class="subtitle">
          <draw:text-box>
            <text:p>Die Bestimmung der Funktion <text:span text:style-name="T7">f</text:span> mit den zwei Variablen <text:span text:style-name="T7">ν</text:span> und <text:span text:style-name="T7">T</text:span> läßt sich auf die Bestimmung einer Funktion <text:span text:style-name="T7">g</text:span> mit nur noch einer Variablen <text:span text:style-name="T7">ν</text:span>/<text:span text:style-name="T7">T</text:span> zurückführen</text:p>
            <text:p/>
            <text:p/>
            <text:p/>
            <text:p>(universelle Kirchhoff-Funktion)</text:p>
            <text:p/>
            <text:p/>
            <text:p/>
            <text:p>(Seite 9)</text:p>
          </draw:text-box>
        </draw:frame>
        <draw:frame draw:style-name="gr1" draw:text-style-name="P2" draw:layer="layout" svg:width="7.1cm" svg:height="1.8cm" svg:x="10.657cm" svg:y="9.717cm">
          <t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layer="layout" svg:width="25.199cm" svg:height="3.506cm" svg:x="1.4cm" svg:y="0.837cm" presentation:class="title">
          <draw:text-box>
            <text:p>Welche Aussage zur Wärmestrahlung steckt im Wienschen Gesetz?</text:p>
          </draw:text-box>
        </draw:frame>
        <draw:frame presentation:style-name="pr1" draw:layer="layout" svg:width="25.199cm" svg:height="21.14cm" svg:x="1.4cm" svg:y="0.435cm" presentation:class="subtitle">
          <draw:text-box>
            <text:p>Das <text:span text:style-name="T24">Wiensche Verschiebungsgesetz</text:span>: Die der maximalen spektralen Temperaturdichte entsprechende Frequenz ist der Temperatur direkt proportional.</text:p>
            <text:p/>
            <text:p/>
            <text:p/>
            <text:p><text:span text:style-name="T37">Die Bestimmung der Funktion </text:span><text:span text:style-name="T38">f</text:span><text:span text:style-name="T37"> mit den </text:span><text:span text:style-name="T39">zwei</text:span><text:span text:style-name="T37"> Variablen </text:span><text:span text:style-name="T38">ν</text:span><text:span text:style-name="T37"> und </text:span><text:span text:style-name="T38">T</text:span><text:span text:style-name="T37"> läßt sich auf die Bestimmung einer Funktion </text:span><text:span text:style-name="T38">g</text:span><text:span text:style-name="T37"> mit nur noch </text:span><text:span text:style-name="T39">einer</text:span><text:span text:style-name="T37"> Variablen </text:span><text:span text:style-name="T38">ν</text:span><text:span text:style-name="T40">/</text:span><text:span text:style-name="T38">T</text:span><text:span text:style-name="T37"> zurückführen:</text:span></text:p>
            <text:p><text:span text:style-name="T37"><text:s text:c="14"/></text:span><text:span text:style-name="T37">. Mißt man beispielsweise die spektrale Energiedichte bei verschiedenen Temperaturen, so ergibt sich für <text:s text:c="10"/>als Funktion von </text:span><text:span text:style-name="T41">ν</text:span><text:span text:style-name="T42">/</text:span><text:span text:style-name="T41">T </text:span><text:span text:style-name="T37">stets derselbe Kurvenverlauf. Mit </text:span><text:span text:style-name="T38">x</text:span><text:span text:style-name="T37">=</text:span><text:span text:style-name="T43">ν</text:span><text:span text:style-name="T44">/</text:span><text:span text:style-name="T43">T</text:span><text:span text:style-name="T44"> folgt <text:s text:c="32"/>. Das Integral rechts ist ein Zahlenwert α, somit ist die Gleichung das </text:span><text:span text:style-name="T45">Stefan-Boltzmann-Gesetz </text:span><text:span text:style-name="T44"><text:s text:c="13"/>. </text:span><text:span text:style-name="T37">Besitzt die spektrale Energiedichte </text:span><text:span text:style-name="T38">w</text:span><text:span text:style-name="T46">ν</text:span><text:span text:style-name="T42"> als Funktion von </text:span><text:span text:style-name="T41">ν</text:span><text:span text:style-name="T42"> bei </text:span><text:span text:style-name="T41">ν</text:span><text:span text:style-name="T47">max</text:span><text:span text:style-name="T42"> ein Maximum, so muß <text:s text:c="36"/>oder gleichbedeutend damit <text:s text:c="17"/>sein.</text:span></text:p>
            <text:p><text:span text:style-name="T42">Die Lösung ist ein bestimmter Zahlenwert </text:span><text:span text:style-name="T41">x</text:span><text:span text:style-name="T47">0</text:span><text:span text:style-name="T42">:</text:span></text:p>
            <text:p/>
            <text:p/>
            <text:p>(Seite 9-10)</text:p>
          </draw:text-box>
        </draw:frame>
        <draw:frame draw:style-name="gr1" draw:text-style-name="P2" draw:layer="layout" svg:width="3.56cm" svg:height="0.9cm" svg:x="3.057cm" svg:y="10.417cm">
          <text:p/>
          <draw:object xlink:href="./Object 17" xlink:type="simple" xlink:show="embed" xlink:actuate="onLoad"/>
          <draw:image xlink:href="./ObjectReplacements/Object 17" xlink:type="simple" xlink:show="embed" xlink:actuate="onLoad"/>
        </draw:frame>
        <draw:frame draw:style-name="gr1" draw:text-style-name="P2" draw:layer="layout" svg:width="5.84cm" svg:height="1.8cm" svg:x="11.233cm" svg:y="6.416cm">
          <text:p/>
          <draw:object xlink:href="./Object 18" xlink:type="simple" xlink:show="embed" xlink:actuate="onLoad"/>
          <draw:image xlink:href="./ObjectReplacements/Object 18" xlink:type="simple" xlink:show="embed" xlink:actuate="onLoad"/>
        </draw:frame>
        <draw:frame draw:style-name="gr1" draw:text-style-name="P2" draw:layer="layout" svg:width="6.305cm" svg:height="1.047cm" svg:x="13.933cm" svg:y="12.12cm">
          <text:p/>
          <draw:object xlink:href="./Object 19" xlink:type="simple" xlink:show="embed" xlink:actuate="onLoad"/>
          <draw:image xlink:href="./ObjectReplacements/Object 19" xlink:type="simple" xlink:show="embed" xlink:actuate="onLoad"/>
        </draw:frame>
        <draw:frame draw:style-name="gr1" draw:text-style-name="P2" draw:layer="layout" svg:width="2.275cm" svg:height="0.542cm" svg:x="1.633cm" svg:y="14.016cm">
          <text:p/>
          <draw:object xlink:href="./Object 20" xlink:type="simple" xlink:show="embed" xlink:actuate="onLoad"/>
          <draw:image xlink:href="./ObjectReplacements/Object 20" xlink:type="simple" xlink:show="embed" xlink:actuate="onLoad"/>
        </draw:frame>
        <draw:frame draw:style-name="gr1" draw:text-style-name="P2" draw:layer="layout" svg:width="7.119cm" svg:height="1.149cm" svg:x="7.433cm" svg:y="14.816cm">
          <text:p/>
          <draw:object xlink:href="./Object 21" xlink:type="simple" xlink:show="embed" xlink:actuate="onLoad"/>
          <draw:image xlink:href="./ObjectReplacements/Object 21" xlink:type="simple" xlink:show="embed" xlink:actuate="onLoad"/>
        </draw:frame>
        <draw:frame draw:style-name="gr1" draw:text-style-name="P2" draw:layer="layout" svg:width="3.377cm" svg:height="1.029cm" svg:x="9.933cm" svg:y="15.716cm">
          <text:p/>
          <draw:object xlink:href="./Object 22" xlink:type="simple" xlink:show="embed" xlink:actuate="onLoad"/>
          <draw:image xlink:href="./ObjectReplacements/Object 22" xlink:type="simple" xlink:show="embed" xlink:actuate="onLoad"/>
        </draw:frame>
        <draw:frame draw:style-name="gr1" draw:text-style-name="P2" draw:layer="layout" svg:width="2.192cm" svg:height="0.542cm" svg:x="16.233cm" svg:y="11.416cm">
          <text:p/>
          <draw:object xlink:href="./Object 23" xlink:type="simple" xlink:show="embed" xlink:actuate="onLoad"/>
          <draw:image xlink:href="./ObjectReplacements/Object 23"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layer="layout" svg:width="25.199cm" svg:height="4.498cm" svg:x="1.4cm" svg:y="0.341cm" presentation:class="title">
          <draw:text-box>
            <text:p>Wie hängt die gesamte räumliche Energiedichte des Hohlraums von der Temperatur ab? Wie nennt man diese Gesetzmäßigkeit?</text:p>
          </draw:text-box>
        </draw:frame>
        <draw:frame presentation:style-name="pr1" draw:layer="layout" svg:width="25.199cm" svg:height="12.397cm" svg:x="1.4cm" svg:y="4.806cm" presentation:class="subtitle">
          <draw:text-box>
            <text:p>Die gesamte räumliche Energiedichte hängt analog dem <text:span text:style-name="T24">Stefan-Boltzmann-Gesetz</text:span> von der Temperatur ab:</text:p>
            <text:p/>
            <text:p/>
            <text:p/>
            <text:p/>
            <text:p/>
            <text:p/>
            <text:p/>
            <text:p/>
            <text:p/>
            <text:p>(Seite 10)</text:p>
          </draw:text-box>
        </draw:frame>
        <draw:frame draw:style-name="gr1" draw:text-style-name="P2" draw:layer="layout" svg:width="11.08cm" svg:height="4.24cm" svg:x="8.72cm" svg:y="9.96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layer="layout" svg:width="25.199cm" svg:height="4.481cm" svg:x="1.4cm" svg:y="0.35cm" presentation:class="title">
          <draw:text-box>
            <text:p>Wie verschiebt sich die der maximalen spektralen Energiedichte entsprechende Frequenz <text:span text:style-name="T48">ν</text:span><text:span text:style-name="T49">max</text:span><text:span text:style-name="T50"> der </text:span><text:span text:style-name="T51">Schwarzen Strahlung</text:span><text:span text:style-name="T52"> mit der Temperatur?</text:span></text:p>
          </draw:text-box>
        </draw:frame>
        <draw:frame presentation:style-name="pr1" draw:layer="layout" svg:width="25.199cm" svg:height="12.18cm" svg:x="1.4cm" svg:y="4.914cm" presentation:class="subtitle">
          <draw:text-box>
            <text:p>Die der maximalen spektralen Energiedichte entsprechende Frequenz <text:span text:style-name="T7">ν</text:span><text:span text:style-name="T53">max</text:span><text:span text:style-name="T54"> ist gemäß dem </text:span><text:span text:style-name="T55">Wienschen Verschiebungsgesetz</text:span><text:span text:style-name="T54"> der Temperatur direkt proportional:</text:span></text:p>
            <text:p><text:span text:style-name="T54"/></text:p>
            <text:p><text:span text:style-name="T54"/></text:p>
            <text:p><text:span text:style-name="T54"/></text:p>
            <text:p><text:span text:style-name="T54"/></text:p>
            <text:p><text:span text:style-name="T54"/></text:p>
            <text:p><text:span text:style-name="T54">(Seite 10)</text:span></text:p>
          </draw:text-box>
        </draw:frame>
        <draw:frame draw:style-name="gr1" draw:text-style-name="P2" draw:layer="layout" svg:width="5.8cm" svg:height="1.8cm" svg:x="10.933cm" svg:y="11.516cm">
          <text:p/>
          <draw:object xlink:href="./Object 16"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layer="layout" svg:width="25.199cm" svg:height="4.498cm" svg:x="1.4cm" svg:y="0.341cm" presentation:class="title">
          <draw:text-box>
            <text:p>Welche Gesetze der <text:span text:style-name="T7">klassischen Physik</text:span><text:span text:style-name="T29"> zur Wärmestrahlung werden vom Experiment eindeutig bestätigt?</text:span></text:p>
          </draw:text-box>
        </draw:frame>
        <draw:frame presentation:style-name="pr1" draw:layer="layout" svg:width="25.199cm" svg:height="12.18cm" svg:x="1.4cm" svg:y="4.914cm" presentation:class="subtitle">
          <draw:text-box>
            <text:p>Das <text:span text:style-name="T24">Wiensche Gesetz</text:span>, das <text:span text:style-name="T24">Stefan-Boltzmann-Gesetz</text:span> und das <text:span text:style-name="T24">Wiensche Verschiebungsgesetz</text:span></text:p>
            <text:p><text:span text:style-name="T30"/></text:p>
            <text:p><text:span text:style-name="T30"/></text:p>
            <text:p><text:span text:style-name="T30"/></text:p>
            <text:p><text:span text:style-name="T30"/></text:p>
            <text:p><text:span text:style-name="T30"/></text:p>
            <text:p><text:span text:style-name="T30">(Seite 10)</text:span></text:p>
          </draw:text-box>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1" draw:layer="layout" svg:width="25.199cm" svg:height="12.521cm" svg:x="1.4cm" svg:y="4.744cm" presentation:class="subtitle">
          <draw:text-box>
            <text:p>Das elektromagnetische Strahlungsfeld im Hohlraum wird in ein System stehender Wellen zerlegt. Der klassische Gleichverteilungssatz der Energie besagt, daß im thermodynamischen Gleichgewicht auf jeden Freiheitsgrad der Bewegung die Energie <text:s text:c="6"/>(<text:span text:style-name="T7">k</text:span><text:span text:style-name="T56">B </text:span><text:span text:style-name="T57">= Boltzmannkonstante) entfällt. Auf jede stehende elektromagnetische Welle kommt hierbei die mittlere Energie </text:span><text:span text:style-name="T58">k</text:span><text:span text:style-name="T56">B</text:span><text:span text:style-name="T58">T</text:span><text:span text:style-name="T57">, nämlich <text:s text:c="6"/>auf das elektrische und <text:s text:c="6"/>auf das magnetische Feld. Die Bestimmung der spektralen Energiedichte läuft damit auf ein Abzählen der stehenden Wellen im Hohlraum mit Frequenzen im Intervall [</text:span><text:span text:style-name="T35">ν</text:span><text:span text:style-name="T34">, </text:span><text:span text:style-name="T35">ν</text:span><text:span text:style-name="T34"> + d</text:span><text:span text:style-name="T35">ν</text:span><text:span text:style-name="T34">] hinaus.</text:span></text:p>
            <text:p><text:span text:style-name="T34"/></text:p>
            <text:p><text:span text:style-name="T34"/></text:p>
            <text:p><text:span text:style-name="T34">(Seite 11)</text:span></text:p>
          </draw:text-box>
        </draw:frame>
        <draw:frame presentation:style-name="pr2" draw:layer="layout" svg:width="25.199cm" svg:height="4.498cm" svg:x="1.4cm" svg:y="0.341cm" presentation:class="title">
          <draw:text-box>
            <text:p>Skizzieren Sie die Beweisstruktur der Rayleigh-Jeans-Formel. Welches Theorem der <text:span text:style-name="T7">klassischen Physik</text:span><text:span text:style-name="T29"> geht entscheidend in die Ableitungen ein?</text:span></text:p>
          </draw:text-box>
        </draw:frame>
        <draw:frame draw:style-name="gr1" draw:text-style-name="P2" draw:layer="layout" svg:width="1.305cm" svg:height="1.029cm" svg:x="8.495cm" svg:y="9.471cm">
          <text:p/>
          <draw:object xlink:href="./Object 11" xlink:type="simple" xlink:show="embed" xlink:actuate="onLoad"/>
          <draw:image xlink:href="./ObjectReplacements/Object 11" xlink:type="simple" xlink:show="embed" xlink:actuate="onLoad"/>
        </draw:frame>
        <draw:frame draw:style-name="gr1" draw:text-style-name="P2" draw:layer="layout" svg:width="1.305cm" svg:height="1.029cm" svg:x="9.6cm" svg:y="11.571cm">
          <text:p/>
          <draw:object xlink:href="./Object 12" xlink:type="simple" xlink:show="embed" xlink:actuate="onLoad"/>
          <draw:image xlink:href="./ObjectReplacements/Object 12" xlink:type="simple" xlink:show="embed" xlink:actuate="onLoad"/>
        </draw:frame>
        <draw:frame draw:style-name="gr1" draw:text-style-name="P2" draw:layer="layout" svg:width="1.305cm" svg:height="1.029cm" svg:x="25cm" svg:y="10.6cm">
          <text:p/>
          <draw:object xlink:href="./Object 13"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0">
        <draw:frame presentation:style-name="pr2" draw:layer="layout" svg:width="25.199cm" svg:height="4.498cm" svg:x="1.4cm" svg:y="0.341cm" presentation:class="title">
          <draw:text-box>
            <text:p>Skizzieren Sie typische Isothermen der Wärmestrahlung. Wo liegt der Gültigkeitsbereich der Rayleigh-Jeans-Formel?</text:p>
          </draw:text-box>
        </draw:frame>
        <draw:frame presentation:style-name="pr1" draw:layer="layout" svg:width="25.199cm" svg:height="12.18cm" svg:x="1.4cm" svg:y="4.914cm" presentation:class="subtitle">
          <draw:text-box>
            <text:p>Die experimentellen Kurven für die Energieverteilung im Spektrum der <text:span text:style-name="T7">Schwarzen Strahlung</text:span><text:span text:style-name="T29"> haben typischerweise im Bereich kleiner Wellenlängen ein ausgeprägtes Maximum, um dann sehr steil für </text:span><text:span text:style-name="T59">λ → 0 auf Null abzufallen. Der Gültigkeitsbereich der Rayleigh-Jeans-Formel liegt bei großen Wellenlängen λ (kleinen Frequenzen ν).</text:span></text:p>
            <text:p><text:span text:style-name="T59"/></text:p>
            <text:p><text:span text:style-name="T59">(Seite 13)</text:spa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pr2" draw:layer="layout" svg:width="25.199cm" svg:height="4.498cm" svg:x="1.4cm" svg:y="0.341cm" presentation:class="title">
          <draw:text-box>
            <text:p>Welches Modell benutzte M. Planck zur Berechnung der spektralen Energiedichte der Wärmestrahlung?</text:p>
          </draw:text-box>
        </draw:frame>
        <draw:frame presentation:style-name="pr1" draw:layer="layout" svg:width="25.199cm" svg:height="12.18cm" svg:x="1.4cm" svg:y="4.914cm" presentation:class="subtitle">
          <draw:text-box>
            <text:p>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p>
            <text:p/>
            <text:p/>
            <text:p>(Seite 14)</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2" draw:layer="layout" svg:width="25.199cm" svg:height="3.506cm" svg:x="1.4cm" svg:y="0.837cm" presentation:class="title">
          <draw:text-box>
            <text:p>Formulieren Sie die <text:span text:style-name="T7">Plancksche Hypothese</text:span><text:span text:style-name="T29">.</text:span></text:p>
          </draw:text-box>
        </draw:frame>
        <draw:frame presentation:style-name="pr1" draw:layer="layout" svg:width="25.199cm" svg:height="12.18cm" svg:x="1.4cm" svg:y="4.914cm" presentation:class="subtitle">
          <draw:text-box>
            <text:p>Die Oszillatoren können sich nur in solchen Zuständen befinden, deren Energien ganzzahlige Vielfache eines elementaren Energiequants <text:span text:style-name="T60">ε</text:span><text:span text:style-name="T61">0</text:span><text:span text:style-name="T62"> sind:</text:span></text:p>
            <text:p><text:span text:style-name="T62"/></text:p>
            <text:p><text:span text:style-name="T62"/></text:p>
            <text:p><text:span text:style-name="T62"/></text:p>
            <text:p><text:span text:style-name="T62">(Seite 14)</text:span></text:p>
          </draw:text-box>
        </draw:frame>
        <draw:frame draw:style-name="gr1" draw:text-style-name="P2" draw:layer="layout" svg:width="8.5cm" svg:height="1.08cm" svg:x="9.833cm" svg:y="11.316cm">
          <text:p/>
          <draw:object xlink:href="./Object 14" xlink:type="simple" xlink:show="embed" xlink:actuate="onLoad"/>
          <draw:image xlink:href="./ObjectReplacements/Object 14" xlink:type="simple" xlink:show="embed" xlink:actuate="onLoad"/>
        </draw:frame>
        <presentation:notes draw:style-name="dp2">
          <draw:page-thumbnail draw:style-name="gr2"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layer="layout" svg:width="25.199cm" svg:height="4.498cm" svg:x="1.4cm" svg:y="0.341cm" presentation:class="title">
          <draw:text-box>
            <text:p>Auf welche Weise geht in die Ableitung der <text:span text:style-name="T7">Planckschen Strahlungsformel</text:span> das Wiensche Gesetz ein?</text:p>
          </draw:text-box>
        </draw:frame>
        <draw:frame presentation:style-name="pr1" draw:layer="layout" svg:width="25.199cm" svg:height="12.18cm" svg:x="1.4cm" svg:y="4.914cm" presentation:class="subtitle">
          <draw:text-box>
            <text:p>Als Forderung, daß die Strahlungsformel das thermodynamisch exakte Wiensche Gesetz befolgen und der daraus zwingenden Folgerung, daß <text:span text:style-name="T60">ε</text:span><text:span text:style-name="T61">0</text:span><text:span text:style-name="T62"> proportional zur Frequenz </text:span><text:span text:style-name="T35">ν</text:span><text:span text:style-name="T34"> sein muß:</text:span></text:p>
            <text:p><text:span text:style-name="T34"/></text:p>
            <text:p><text:span text:style-name="T34"/></text:p>
            <text:p><text:span text:style-name="T34"/></text:p>
            <text:p><text:span text:style-name="T34"/></text:p>
            <text:p><text:span text:style-name="T34"/></text:p>
            <text:p><text:span text:style-name="T34">(Seite 16)</text:span></text:p>
          </draw:text-box>
        </draw:frame>
        <draw:frame draw:style-name="gr1" draw:text-style-name="P2" draw:layer="layout" svg:width="3.078cm" svg:height="1.079cm" svg:x="12.633cm" svg:y="11.116cm">
          <text:p/>
          <draw:object xlink:href="./Object 24"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1" draw:text-style-name="P2" draw:layer="layout" svg:width="25.199cm" svg:height="14.181cm" svg:x="1.4cm" svg:y="3.914cm" presentation:class="subtitle">
          <draw:text-box>
            <text:p text:style-name="P2">Wegen</text:p>
            <text:p text:style-name="P2"/>
            <text:p text:style-name="P2"/>
            <text:p text:style-name="P2"/>
            <text:p text:style-name="P2"/>
            <text:p text:style-name="P2"/>
            <text:p text:style-name="P2">enthält die Planck-Formel die Wien-Formel und die Rayleigh-Jeans-Formel als Grenzfälle. Die mittlere Energie <text:span text:style-name="T31"><text:s text:c="2"/>für die stehenden Wellen der Hohlraumstrahlung mit unterschiedlichen Frequenzen ist nicht konstant gleich </text:span><text:span text:style-name="T60">k</text:span><text:span text:style-name="T63">B</text:span><text:span text:style-name="T35">T</text:span><text:span text:style-name="T34">, sondern nimmt für große Frequenzen </text:span><text:span text:style-name="T35">ν</text:span><text:span text:style-name="T34"> rasch ab, womit die Ultraviolettkatastrophe der Rayleigh-Jeans-Theorie vermieden wird.</text:span></text:p>
            <text:p text:style-name="P2"><text:span text:style-name="T34"/></text:p>
            <text:p text:style-name="P2"><text:span text:style-name="T34"/></text:p>
            <text:p text:style-name="P2"><text:span text:style-name="T34">(Seiten 16-17)</text:span></text:p>
          </draw:text-box>
        </draw:frame>
        <draw:frame presentation:style-name="pr2" draw:layer="layout" svg:width="25.199cm" svg:height="3.506cm" svg:x="1.4cm" svg:y="0.837cm" presentation:class="title">
          <draw:text-box>
            <text:p>Interpretieren Sie die Plancksche Strahlungsformel.</text:p>
          </draw:text-box>
        </draw:frame>
        <draw:frame draw:style-name="gr1" draw:text-style-name="P2" draw:layer="layout" svg:width="17.261cm" svg:height="4.185cm" svg:x="5.133cm" svg:y="6.516cm">
          <text:p/>
          <draw:object xlink:href="./Object 25" xlink:type="simple" xlink:show="embed" xlink:actuate="onLoad"/>
          <draw:image xlink:href="./ObjectReplacements/Object 25" xlink:type="simple" xlink:show="embed" xlink:actuate="onLoad"/>
        </draw:frame>
        <draw:frame draw:style-name="gr1" draw:text-style-name="P2" draw:layer="layout" svg:width="0.88cm" svg:height="0.72cm" svg:x="14.133cm" svg:y="11.716cm">
          <text:p/>
          <draw:object xlink:href="./Object 26"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layer="layout" svg:width="25.199cm" svg:height="4.498cm" svg:x="1.4cm" svg:y="0.341cm" presentation:class="title">
          <draw:text-box>
            <text:p>In welchen Untersuchungen fanden sich historisch die ersten Hinweise auf eine atomistische Struktur der Materie?</text:p>
          </draw:text-box>
        </draw:frame>
        <draw:frame presentation:style-name="pr1" draw:layer="layout" svg:width="25.199cm" svg:height="12.18cm" svg:x="1.4cm" svg:y="4.914cm" presentation:class="subtitle">
          <draw:text-box>
            <text:p>In Dalton's Untersuchungen (1808-1810) zur Zusammensetzung chemischer Verbindungen:</text:p>
            <text:list text:style-name="L1">
              <text:list-item>
                <text:p>In einer chemischen Verbindung sind die relativen Gewichte der sie bildenden Elemente stets konstant</text:p>
              </text:list-item>
              <text:list-item>
                <text:p>Bilden zwei Elemente verschiedene chemische Verbindungen, so ist jede durch eine bestimmte Massenproportion gekennzeichnet</text:p>
              </text:list-item>
            </text:list>
            <text:p/>
            <text:p/>
            <text:p/>
            <text:p>(Seite 18)</text:p>
          </draw:text-box>
        </draw:frame>
        <presentation:notes draw:style-name="dp2">
          <draw:page-thumbnail draw:style-name="gr2"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layer="layout" svg:width="25.199cm" svg:height="3.506cm" svg:x="1.4cm" svg:y="0.837cm" presentation:class="title">
          <draw:text-box>
            <text:p>Wie lautet die Grundgleichung der kinetischen Gastheorie?</text:p>
          </draw:text-box>
        </draw:frame>
        <draw:frame presentation:style-name="pr1" draw:layer="layout" svg:width="25.199cm" svg:height="13.43cm" svg:x="1.4cm" svg:y="4.289cm" presentation:class="subtitle">
          <draw:text-box>
            <text:p>Die <text:span text:style-name="T24">kinetische Gastheorie</text:span> interpretiert den Gasdruck auf eine Gefäßwand als den Impulsübertrag der Gaspartikel auf die Wand pro Flächen- und Zeiteinheit.</text:p>
            <text:p/>
            <text:p/>
            <text:p/>
            <text:p/>
            <text:p/>
            <text:p><text:span text:style-name="T7">p</text:span><text:span text:style-name="T29"> ist der Druck, </text:span><text:span text:style-name="T7">V</text:span><text:span text:style-name="T29"> das Volumen, </text:span><text:span text:style-name="T7">N</text:span><text:span text:style-name="T29"> die Zahl der Teilchen, </text:span><text:span text:style-name="T7">m</text:span><text:span text:style-name="T29"> deren Masse und &lt;</text:span><text:span text:style-name="T8">v</text:span><text:span text:style-name="T64">2</text:span><text:span text:style-name="T65">&gt; das mittlere Geschwindigkeitsquadrat.</text:span></text:p>
            <text:p><text:span text:style-name="T65"/></text:p>
            <text:p><text:span text:style-name="T65"/></text:p>
            <text:p>(Seite 19)</text:p>
          </draw:text-box>
        </draw:frame>
        <draw:frame draw:style-name="gr1" draw:text-style-name="P2" draw:layer="layout" svg:width="5.52cm" svg:height="2.06cm" svg:x="11.433cm" svg:y="9.416cm">
          <text:p/>
          <draw:object xlink:href="./Object 29"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2" draw:layer="layout" svg:width="25.199cm" svg:height="4.498cm" svg:x="1.4cm" svg:y="0.341cm" presentation:class="title">
          <draw:text-box>
            <text:p>Wieviel thermische Energie entfällt auf jeden Freiheitsgrad der (linearen) Teilchenbewegung (<text:span text:style-name="T7">klassisches Gleichverteilungstheorem</text:span>)?</text:p>
          </draw:text-box>
        </draw:frame>
        <draw:frame presentation:style-name="pr1" draw:layer="layout" svg:width="25.199cm" svg:height="17.744cm" svg:x="1.4cm" svg:y="2.133cm" presentation:class="subtitle">
          <draw:text-box>
            <text:p>Kombiniert man die <text:span text:style-name="T24">Grundgleichung der kinetischen Gastheorie</text:span></text:p>
            <text:p><text:span text:style-name="T30"/></text:p>
            <text:p><text:span text:style-name="T30"/></text:p>
            <text:p><text:span text:style-name="T30">mit der </text:span><text:span text:style-name="T24">Zustandsgleichung des idealen Gases</text:span></text:p>
            <text:p><text:span text:style-name="T30"/></text:p>
            <text:p><text:span text:style-name="T30"/></text:p>
            <text:p><text:span text:style-name="T30">so ergibt sich die innere Energie der nicht miteinander wechselwirkenden Gasteilchen:</text:span></text:p>
            <text:p><text:span text:style-name="T30"/></text:p>
            <text:p><text:span text:style-name="T30"/></text:p>
            <text:p><text:span text:style-name="T30"/></text:p>
            <text:p><text:span text:style-name="T30"/></text:p>
            <text:p><text:span text:style-name="T30"/></text:p>
            <text:p><text:span text:style-name="T66">Wegen</text:span><text:span text:style-name="T30"> <text:s text:c="31"/></text:span><text:span text:style-name="T66">entfällt auf jeden Freiheitsgrad der (linearen) Teilchenbewegung die gleiche thermische Energie</text:span><text:span text:style-name="T30"> (1/2)</text:span><text:span text:style-name="T23">k</text:span><text:span text:style-name="T67">B</text:span><text:span text:style-name="T68">T</text:span><text:span text:style-name="T65">.</text:span></text:p>
            <text:p><text:span text:style-name="T65"/></text:p>
            <text:p><text:span text:style-name="T65">(Seite 19)</text:span></text:p>
          </draw:text-box>
        </draw:frame>
        <draw:frame draw:style-name="gr1" draw:text-style-name="P2" draw:layer="layout" svg:width="5.52cm" svg:height="2.06cm" svg:x="11.133cm" svg:y="5.216cm">
          <text:p/>
          <draw:object xlink:href="./Object 30" xlink:type="simple" xlink:show="embed" xlink:actuate="onLoad"/>
          <draw:image xlink:href="./ObjectReplacements/Object 30" xlink:type="simple" xlink:show="embed" xlink:actuate="onLoad"/>
        </draw:frame>
        <draw:frame draw:style-name="gr1" draw:text-style-name="P2" draw:layer="layout" svg:width="4.63cm" svg:height="1.08cm" svg:x="11.733cm" svg:y="8.316cm">
          <text:p/>
          <draw:object xlink:href="./Object 31" xlink:type="simple" xlink:show="embed" xlink:actuate="onLoad"/>
          <draw:image xlink:href="./ObjectReplacements/Object 31" xlink:type="simple" xlink:show="embed" xlink:actuate="onLoad"/>
        </draw:frame>
        <draw:frame draw:style-name="gr1" draw:text-style-name="P2" draw:layer="layout" svg:width="24.029cm" svg:height="4.159cm" svg:x="2.233cm" svg:y="11.116cm">
          <text:p/>
          <draw:object xlink:href="./Object 32" xlink:type="simple" xlink:show="embed" xlink:actuate="onLoad"/>
          <draw:image xlink:href="./ObjectReplacements/Object 32" xlink:type="simple" xlink:show="embed" xlink:actuate="onLoad"/>
        </draw:frame>
        <draw:frame draw:style-name="gr1" draw:text-style-name="P2" draw:layer="layout" svg:width="5.94cm" svg:height="1.37cm" svg:x="5.133cm" svg:y="15.416cm">
          <text:p/>
          <draw:object xlink:href="./Object 33" xlink:type="simple" xlink:show="embed" xlink:actuate="onLoad"/>
          <draw:image xlink:href="./ObjectReplacements/Object 33" xlink:type="simple" xlink:show="embed" xlink:actuate="onLoad"/>
        </draw:frame>
        <presentation:notes draw:style-name="dp2">
          <draw:page-thumbnail draw:style-name="gr2"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2" draw:layer="layout" svg:width="25.199cm" svg:height="3.506cm" svg:x="1.4cm" svg:y="0.837cm" presentation:class="title">
          <draw:text-box>
            <text:p>Inwieweit stützt die kinetische Gastheorie die Idee vom atomistischen Aufbau der Materie?</text:p>
          </draw:text-box>
        </draw:frame>
        <draw:frame presentation:style-name="pr1" draw:layer="layout" svg:width="25.199cm" svg:height="12.18cm" svg:x="1.4cm" svg:y="4.914cm" presentation:class="subtitle">
          <draw:text-box>
            <text:p>In der <text:span text:style-name="T24">kinetischen Gastheorie</text:span> wird das <text:span text:style-name="T7">Gas</text:span> als eine Menge von kleinen Teilchen verstanden, die sich zwischen zwei Stößen geradlinig mit konstanter Geschwindigkeit bewegen.</text:p>
            <text:p>Qualitative Beweise für die Richtigkeit dieser Vorstellung ließen sich an einfachen Diffusionsexperimenten demonstrieren.</text:p>
            <text:p/>
            <text:p>(Seite 18f)</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layer="layout" svg:width="25.199cm" svg:height="3.506cm" svg:x="1.4cm" svg:y="0.837cm" presentation:class="title">
          <draw:text-box>
            <text:p>Definieren Sie den Begriff <text:span text:style-name="T7">Atom</text:span><text:span text:style-name="T29">.</text:span></text:p>
          </draw:text-box>
        </draw:frame>
        <draw:frame presentation:style-name="pr1" draw:text-style-name="P8" draw:layer="layout" svg:width="25.199cm" svg:height="12.18cm" svg:x="1.4cm" svg:y="4.914cm" presentation:class="subtitle">
          <draw:text-box>
            <text:p text:style-name="P8"><text:span text:style-name="T24">Atom</text:span></text:p>
            <text:p text:style-name="P8">kleinster, mit chemischen Mitteln nicht mehr teilbarer Baustein der Materie</text:p>
            <text:p/>
            <text:p>Der kleinste Baustein der Materie, der noch die typischen, physikalischen Merkmale des betreffenden Elements trägt, wird <text:span text:style-name="T24">Atom</text:span> genannt.</text:p>
            <text:p/>
            <text:p>(Seite 20,18)</text:p>
          </draw:text-box>
        </draw:frame>
        <presentation:notes draw:style-name="dp2">
          <draw:page-thumbnail draw:style-name="gr2"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7">relativen Atommasse</text:span><text:span text:style-name="T29">?</text:span></text:p>
          </draw:text-box>
        </draw:frame>
        <draw:frame presentation:style-name="pr1" draw:text-style-name="P8" draw:layer="layout" svg:width="25.199cm" svg:height="12.18cm" svg:x="1.4cm" svg:y="4.914cm" presentation:class="subtitle">
          <draw:text-box>
            <text:p text:style-name="P8"><text:span text:style-name="T24">(Relative) Atommasse</text:span> <text:span text:style-name="T7">A</text:span><text:span text:style-name="T32">r</text:span></text:p>
            <text:p text:style-name="P8"><text:span text:style-name="T57">Vielfaches der Atommasse von 1/12 der Masse des reinen Kohlenstoffisotops </text:span><text:span text:style-name="T69">12</text:span><text:span text:style-name="T57">C.</text:span></text:p>
            <text:p text:style-name="P2"><text:span text:style-name="T57"/></text:p>
            <text:p text:style-name="P2"><text:span text:style-name="T57">Die Masseneinheit (1 u = 1/12 </text:span><text:span text:style-name="T58">m</text:span><text:span text:style-name="T57"> (</text:span><text:span text:style-name="T69">12</text:span><text:span text:style-name="T57">C)) ist heute auch absolut sehr genau bekannt:</text:span></text:p>
            <text:p text:style-name="P2"><text:span text:style-name="T57">1 u = 1,660277 </text:span><text:span text:style-name="T34">∙</text:span><text:span text:style-name="T70"> 10</text:span><text:span text:style-name="T71">-24</text:span><text:span text:style-name="T70">g.</text:span></text:p>
            <text:p text:style-name="P2"><text:span text:style-name="T57"/></text:p>
            <text:p text:style-name="P2"><text:span text:style-name="T57">(Seite 20)</text:spa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layer="layout" svg:width="25.199cm" svg:height="3.506cm" svg:x="1.4cm" svg:y="0.837cm" presentation:class="title">
          <draw:text-box>
            <text:p>In welchem Zusammenhang stehen die Begriffe Mol und <text:span text:style-name="T7">Avogadro-Zahl</text:span><text:span text:style-name="T29">?</text:span></text:p>
          </draw:text-box>
        </draw:frame>
        <draw:frame presentation:style-name="pr1" draw:layer="layout" svg:width="25.199cm" svg:height="12.761cm" svg:x="1.4cm" svg:y="4.624cm" presentation:class="subtitle">
          <draw:text-box>
            <text:p>Die Einheit der Stoffmenge ist das Mol. Darunter versteht man die Stoffmenge, die aus ebenso vielen gleichen Teilchen besteht, wie Atome in 12 g reinem, atomaren Kohlenstoff des Isotops <text:span text:style-name="T72">12</text:span><text:span text:style-name="T54">C enthalten sind.</text:span></text:p>
            <text:p><text:span text:style-name="T54"/></text:p>
            <text:p><text:span text:style-name="T73">Die Teilchenzahl pro Mol heißt </text:span><text:span text:style-name="T74">Avogadro-Zahl </text:span><text:span text:style-name="T75">N</text:span><text:span text:style-name="T76">A</text:span><text:span text:style-name="T73">.</text:span></text:p>
            <text:p><text:span text:style-name="T77">N</text:span><text:span text:style-name="T78">A </text:span><text:span text:style-name="T79">= 6,0222 </text:span><text:span text:style-name="T80">∙</text:span><text:span text:style-name="T81"> 10</text:span><text:span text:style-name="T82">23</text:span><text:span text:style-name="T81"> mol</text:span><text:span text:style-name="T82">-1</text:span></text:p>
            <text:p><text:span text:style-name="T54"/></text:p>
            <text:p><text:span text:style-name="T54">(1 Mol eines Gases nimmt stets dasselbe Volumen ein:</text:span></text:p>
            <text:p><text:span text:style-name="T54">1 Molvolumen = 22,4 l)</text:span></text:p>
            <text:p><text:span text:style-name="T54"/></text:p>
            <text:p><text:span text:style-name="T54"/></text:p>
            <text:p><text:span text:style-name="T54">(Seite 20f)</text:span></text:p>
          </draw:text-box>
        </draw:frame>
        <presentation:notes draw:style-name="dp2">
          <draw:page-thumbnail draw:style-name="gr2"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layer="layout" svg:width="25.199cm" svg:height="3.506cm" svg:x="1.4cm" svg:y="0.837cm" presentation:class="title">
          <draw:text-box>
            <text:p>Welche Schwierigkeiten ergeben sich bei der Definition eines <text:span text:style-name="T7">Atomradius</text:span><text:span text:style-name="T29">?</text:span></text:p>
          </draw:text-box>
        </draw:frame>
        <draw:frame presentation:style-name="pr1" draw:layer="layout" svg:width="25.199cm" svg:height="12.18cm" svg:x="1.4cm" svg:y="4.914cm" presentation:class="subtitle">
          <draw:text-box>
            <text:p>Letztlich wird der Atomradius durch die Reichweite der Kraftwirkungen festgelegt. Es gibt aber weitreichende, überlagernde Kraftwirkungen. Coulomb-Wechselwirkungen machen die Abschätzung über beispielsweise Stoßprozesse sehr schwierig. </text:p>
          </draw:text-box>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layer="layout" svg:width="25.199cm" svg:height="4.498cm" svg:x="1.4cm" svg:y="0.341cm" presentation:class="title">
          <draw:text-box>
            <text:p>Nennen Sie Methoden zur Abschätzung eines Atomradius. Von welcher Größenordnung sind die Atomradien?</text:p>
          </draw:text-box>
        </draw:frame>
        <draw:frame presentation:style-name="pr8" draw:text-style-name="P8" draw:layer="layout" svg:width="25.199cm" svg:height="16.369cm" svg:x="1.4cm" svg:y="2.82cm" presentation:class="subtitle">
          <draw:text-box>
            <text:list text:style-name="L2">
              <text:list-item>
                <text:p text:style-name="P8">Man könnte die Masse einer Stoffmenge durch die Atommasse dividieren, um die Zahl der Atome im Volumen zu berechnen.</text:p>
              </text:list-item>
              <text:list-item>
                <text:p text:style-name="P8">Die Konstante <text:span text:style-name="T7">b</text:span><text:span text:style-name="T29"> in der van der Waals-Gleichung für reale Gase wird als direkt proportional zum Teilchenvolumen interpretiert.</text:span></text:p>
              </text:list-item>
              <text:list-item>
                <text:p text:style-name="P8"><text:span text:style-name="T29">Die Koeffizienten der inneren Reibung und der Wärmeleitung hängen von der freien Weglänge der Teilchen ab, und diese wiederum von </text:span><text:span text:style-name="T7">R</text:span><text:span text:style-name="T29">.</text:span></text:p>
              </text:list-item>
              <text:list-item>
                <text:p text:style-name="P8"><text:span text:style-name="T29">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29"/></text:p>
            <text:p><text:span text:style-name="T29">Berechnet man nach solchen Methoden die Atomradien, so findet man für </text:span><text:span text:style-name="T83">alle</text:span><text:span text:style-name="T84"> Atome dieselbe Größenordnung:</text:span></text:p>
            <text:p><text:span text:style-name="T84">R = 0,8 bis 3 </text:span><text:span text:style-name="T85">∙</text:span><text:span text:style-name="T86"> 10</text:span><text:span text:style-name="T87">-10</text:span><text:span text:style-name="T88"> m.</text:span></text:p>
            <text:p><text:span text:style-name="T88"/></text:p>
            <text:p><text:span text:style-name="T88">(Seite 22f)</text:span></text:p>
          </draw:text-box>
        </draw:frame>
        <presentation:notes draw:style-name="dp2">
          <draw:page-thumbnail draw:style-name="gr2"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layer="layout" svg:width="25.199cm" svg:height="3.506cm" svg:x="1.4cm" svg:y="0.837cm" presentation:class="title">
          <draw:text-box>
            <text:p>Formulieren Sie die Faradayschen Gesetze der Elektrolyse.</text:p>
          </draw:text-box>
        </draw:frame>
        <draw:frame presentation:style-name="pr9" draw:text-style-name="P8" draw:layer="layout" svg:width="25.199cm" svg:height="19.81cm" svg:x="1.4cm" svg:y="1.099cm" presentation:class="subtitle">
          <draw:text-box>
            <text:p text:style-name="P8">1) Die an einer Elektrode abgeschiedene Masse <text:span text:style-name="T7">M</text:span> ist der transportierten Ladung <text:span text:style-name="T7">Q</text:span> proportional:</text:p>
            <text:p text:style-name="P2"><text:span text:style-name="T7">M </text:span><text:span text:style-name="T29">= </text:span><text:span text:style-name="T7">A Q</text:span><text:span text:style-name="T29">.</text:span></text:p>
            <text:p text:style-name="P8"><text:span text:style-name="T7">A</text:span> nennt man das <text:span text:style-name="T7">elektrochemische Äquivalent</text:span> mit der Einheit kg(A s)<text:span text:style-name="T72">-1</text:span><text:span text:style-name="T54">.</text:span></text:p>
            <text:p text:style-name="P8"><text:span text:style-name="T54"/></text:p>
            <text:p text:style-name="P8"><text:span text:style-name="T54">2) Ein </text:span><text:span text:style-name="T58">Grammäquivalent</text:span><text:span text:style-name="T54"> transportiert für </text:span><text:span text:style-name="T55">alle</text:span><text:span text:style-name="T54"> Stoffe dieselbe Ladungsmenge, gegeben durch die </text:span><text:span text:style-name="T58">Faraday-Konstante</text:span><text:span text:style-name="T54">:</text:span></text:p>
            <text:p text:style-name="P8"><text:span text:style-name="T54"/></text:p>
            <text:p text:style-name="P8"><text:span text:style-name="T54"/></text:p>
            <text:p text:style-name="P8"><text:span text:style-name="T54">Dabei definiert man: 1 Grammäquivalent = 1 Mol/Wertigkeit .</text:span></text:p>
            <text:p text:style-name="P8"><text:span text:style-name="T54">Ein Mol eines jeden Stoffes enthält stets </text:span><text:span text:style-name="T58">N</text:span><text:span text:style-name="T56">A</text:span><text:span text:style-name="T57"> Atome bzw. Moleküle. Ein einwertiges Ion transportiert demnach die Ladung</text:span></text:p>
            <text:p text:style-name="P8"><text:span text:style-name="T57"/></text:p>
            <text:p text:style-name="P8"><text:span text:style-name="T57"/></text:p>
            <text:p text:style-name="P8"><text:span text:style-name="T57">ein </text:span><text:span text:style-name="T58">n-</text:span><text:span text:style-name="T57">wertiges dagegen die Ladung </text:span><text:span text:style-name="T58">ne</text:span><text:span text:style-name="T57">.</text:span></text:p>
            <text:p text:style-name="P2"><text:span text:style-name="T54"/></text:p>
            <text:p text:style-name="P2"><text:span text:style-name="T54"/></text:p>
            <text:p text:style-name="P2"><text:span text:style-name="T54"/></text:p>
            <text:p text:style-name="P2"><text:span text:style-name="T54">(Seite 23)</text:span></text:p>
          </draw:text-box>
        </draw:frame>
        <draw:frame draw:style-name="gr1" draw:text-style-name="P2" draw:layer="layout" svg:width="5.54cm" svg:height="2.06cm" svg:x="10.933cm" svg:y="9.316cm">
          <text:p/>
          <draw:object xlink:href="./Object 34" xlink:type="simple" xlink:show="embed" xlink:actuate="onLoad"/>
          <draw:image xlink:href="./ObjectReplacements/Object 34" xlink:type="simple" xlink:show="embed" xlink:actuate="onLoad"/>
        </draw:frame>
        <draw:frame draw:style-name="gr1" draw:text-style-name="P2" draw:layer="layout" svg:width="9.516cm" svg:height="2.179cm" svg:x="8.933cm" svg:y="13.897cm">
          <text:p/>
          <draw:object xlink:href="./Object 35" xlink:type="simple" xlink:show="embed" xlink:actuate="onLoad"/>
          <draw:image xlink:href="./ObjectReplacements/Object 3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layer="layout" svg:width="25.199cm" svg:height="4.498cm" svg:x="1.4cm" svg:y="0.341cm" presentation:class="title">
          <draw:text-box>
            <text:p>Beschreiben Sie den Millikan-Versuch. Inwieweit beweist dieser die diskrete Struktur der elektrischen Ladung?</text:p>
          </draw:text-box>
        </draw:frame>
        <draw:frame presentation:style-name="pr1" draw:layer="layout" svg:width="25.199cm" svg:height="12.18cm" svg:x="1.4cm" svg:y="4.914cm" presentation:class="subtitle">
          <draw:text-box>
            <text:p>Untersucht wird die Bewegung kleinster elektrisch geladener Öltröpfchen in elektrischen Feldern. Die Messung der Ladung <text:span text:style-name="T7">q</text:span><text:span text:style-name="T29"> ergab stets ein ganzzahliges Vielfaches einer </text:span><text:span text:style-name="T7">Elementarladung</text:span><text:span text:style-name="T29">. Die diskrete Struktur der elektrischen Ladung war damit eindeutig bewiesen.</text:span></text:p>
            <text:p><text:span text:style-name="T29"/></text:p>
            <text:p><text:span text:style-name="T29"/></text:p>
            <text:p><text:span text:style-name="T29">(Seite 24f)</text:span></text:p>
          </draw:text-box>
        </draw:frame>
        <presentation:notes draw:style-name="dp2">
          <draw:page-thumbnail draw:style-name="gr2"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text-style-name="P2" draw:layer="layout" svg:width="25.199cm" svg:height="3.506cm" svg:x="1.4cm" svg:y="0.837cm" presentation:class="title">
          <draw:text-box>
            <text:p text:style-name="P2">Welche Methoden zur Erzeugung <text:span text:style-name="T24">freier</text:span><text:span text:style-name="T30"> Elektronen kennen Sie?</text:span></text:p>
          </draw:text-box>
        </draw:frame>
        <draw:frame presentation:style-name="pr1" draw:text-style-name="P8" draw:layer="layout" svg:width="25.199cm" svg:height="14.223cm" svg:x="1.4cm" svg:y="3.893cm" presentation:class="subtitle">
          <draw:text-box>
            <text:p text:style-name="P8">(1) Elektronenbefreiung durch <text:span text:style-name="T7">Stoßionisation</text:span><text:span text:style-name="T29"> von Gasatomen. Man beschleunigt dazu geladene Teilchen in einem elektrischen Feld auf hohe Geschwindigkeiten oder benutzt die hohen kinetischen Energien der Teilchen eines </text:span><text:span text:style-name="T7">heißen</text:span><text:span text:style-name="T29"> Gases (</text:span><text:span text:style-name="T7">thermische Ionisierung</text:span><text:span text:style-name="T29">).</text:span></text:p>
            <text:p text:style-name="P8"><text:span text:style-name="T29">(2) </text:span><text:span text:style-name="T7">Glühemission</text:span><text:span text:style-name="T29"> aus hoch erhitzten Metalloberflächen.</text:span></text:p>
            <text:p text:style-name="P8"><text:span text:style-name="T29">(3) </text:span><text:span text:style-name="T7">Lichtelektrischer Effekt</text:span><text:span text:style-name="T29">. Hinreichend kurzwelliges Licht kann Elektronen durch Energieaustausch aus Festkörpern befreien.</text:span></text:p>
            <text:p text:style-name="P8"><text:span text:style-name="T29">(4) </text:span><text:span text:style-name="T7">Feldemission</text:span><text:span text:style-name="T29">. Durch extrem hohe elektrische Felder, wie sie sich zum Beispiel an scharfen Metallspitzen ausbilden, lassen sich Elektronen aus Metalloberflächen abziehen.</text:span></text:p>
            <text:p text:style-name="P8"><text:span text:style-name="T29">(5) </text:span><text:span text:style-name="T60">β</text:span><text:span text:style-name="T89">-Strahlen</text:span><text:span text:style-name="T90">. Bestimmte radioaktive Substanzen emittieren spontan Elektronen.</text:span></text:p>
            <text:p text:style-name="P2"><text:span text:style-name="T90"/></text:p>
            <text:p text:style-name="P2"><text:span text:style-name="T90">(Seite 25)</text:span></text:p>
          </draw:text-box>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layer="layout" svg:width="25.199cm" svg:height="4.498cm" svg:x="1.4cm" svg:y="0.341cm" presentation:class="title">
          <draw:text-box>
            <text:p>Warum stellt ein elektrisches Feld ein Energiespektrometer dar? Wonach <text:span text:style-name="T7">sortiert</text:span><text:span text:style-name="T29"> ein Magnetfeld?</text:span></text:p>
          </draw:text-box>
        </draw:frame>
        <draw:frame presentation:style-name="pr1" draw:layer="layout" svg:width="25.199cm" svg:height="12.397cm" svg:x="1.4cm" svg:y="4.806cm" presentation:class="subtitle">
          <draw:text-box>
            <text:p>Das elektrische Feld sortiert nach der kinetischen Energie (Ablenkung eines Elektronenstrahls im transversalen elektrischen Feld), stellt also ein Energiespektrometer dar.</text:p>
            <text:p>Ein transversales Magnetfeld sortiert nach dem Impuls <text:span text:style-name="T7">mv</text:span><text:span text:style-name="T29">.</text:span></text:p>
            <text:p><text:span text:style-name="T29"/></text:p>
            <text:p><text:span text:style-name="T29"/></text:p>
            <text:p><text:span text:style-name="T29"/></text:p>
            <text:p><text:span text:style-name="T29"/></text:p>
            <text:p><text:span text:style-name="T29"/></text:p>
            <text:p><text:span text:style-name="T29"/></text:p>
            <text:p><text:span text:style-name="T29">(Seite 27)</text:span></text:p>
            <text:p><text:span text:style-name="T29"/></text:p>
          </draw:text-box>
        </draw:frame>
        <draw:frame draw:style-name="gr1" draw:text-style-name="P2" draw:layer="layout" svg:width="5.006cm" svg:height="1.08cm" svg:x="11.233cm" svg:y="10.716cm">
          <text:p/>
          <draw:object xlink:href="./Object 36" xlink:type="simple" xlink:show="embed" xlink:actuate="onLoad"/>
          <draw:image xlink:href="./ObjectReplacements/Object 36" xlink:type="simple" xlink:show="embed" xlink:actuate="onLoad"/>
        </draw:frame>
        <draw:frame draw:style-name="gr1" draw:text-style-name="P2" draw:layer="layout" svg:width="9.06cm" svg:height="2.42cm" svg:x="9.233cm" svg:y="11.716cm">
          <text:p/>
          <draw:object xlink:href="./Object 37" xlink:type="simple" xlink:show="embed" xlink:actuate="onLoad"/>
          <draw:image xlink:href="./ObjectReplacements/Object 3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layer="layout" svg:width="25.199cm" svg:height="3.506cm" svg:x="1.4cm" svg:y="0.837cm" presentation:class="title">
          <draw:text-box>
            <text:p>Wie hängt die Elektronenmasse von der Geschwindigkeit ab?</text:p>
          </draw:text-box>
        </draw:frame>
        <draw:frame presentation:style-name="pr1" draw:layer="layout" svg:width="25.199cm" svg:height="12.18cm" svg:x="1.4cm" svg:y="4.914cm" presentation:class="subtitle">
          <draw:text-box>
            <text:p/>
            <text:p/>
            <text:p/>
            <text:p>(Seite 29)</text:p>
          </draw:text-box>
        </draw:frame>
        <draw:frame draw:style-name="gr1" draw:text-style-name="P2" draw:layer="layout" svg:width="5.55cm" svg:height="3.72cm" svg:x="11.133cm" svg:y="8.016cm">
          <text:p/>
          <draw:object xlink:href="./Object 38" xlink:type="simple" xlink:show="embed" xlink:actuate="onLoad"/>
          <draw:image xlink:href="./ObjectReplacements/Object 38" xlink:type="simple" xlink:show="embed" xlink:actuate="onLoad"/>
        </draw:frame>
        <presentation:notes draw:style-name="dp2">
          <draw:page-thumbnail draw:style-name="gr2"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layer="layout" svg:width="25.199cm" svg:height="3.506cm" svg:x="1.4cm" svg:y="0.837cm" presentation:class="title">
          <draw:text-box>
            <text:p>Wie ist die Einheit <text:span text:style-name="T7">Elektronenvolt</text:span><text:span text:style-name="T29"> definiert?</text:span></text:p>
          </draw:text-box>
        </draw:frame>
        <draw:frame presentation:style-name="pr1" draw:layer="layout" svg:width="25.199cm" svg:height="12.18cm" svg:x="1.4cm" svg:y="4.914cm" presentation:class="subtitle">
          <draw:text-box>
            <text:p>Ein Elektronenvolt ist die Arbeit, die aufgewendet werden muß, um die Elementarladung <text:span text:style-name="T7">e</text:span><text:span text:style-name="T29"> zwischen zwei Punkten zu verschieben, die eine Potentialdifferenz von 1 V aufweisen.</text:span></text:p>
            <text:p><text:span text:style-name="T29"/></text:p>
            <text:p><text:span text:style-name="T29"/></text:p>
            <text:p><text:span text:style-name="T29">(Seite 30)</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layer="layout" svg:width="25.199cm" svg:height="3.506cm" svg:x="1.4cm" svg:y="0.837cm" presentation:class="title">
          <draw:text-box>
            <text:p>Beschreiben Sie den Stern-Gerlach-Versuch.</text:p>
          </draw:text-box>
        </draw:frame>
        <draw:frame presentation:style-name="pr1" draw:layer="layout" svg:width="25.199cm" svg:height="12.18cm" svg:x="1.4cm" svg:y="4.914cm" presentation:class="subtitle">
          <draw:text-box>
            <text:p>In einem Ofen werden Ag-Atome <text:span text:style-name="T7">verdampft</text:span><text:span text:style-name="T29">.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text:p><text:span text:style-name="T29"/></text:p>
            <text:p><text:span text:style-name="T29"/></text:p>
            <text:p><text:span text:style-name="T29">(Seite 30f)</text:span></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layer="layout" svg:width="25.199cm" svg:height="4.498cm" svg:x="1.4cm" svg:y="0.341cm" presentation:class="title">
          <draw:text-box>
            <text:p>Welche Aufspaltung erfährt ein Ag-<text:span text:style-name="T24">Atom</text:span><text:span text:style-name="T30">strahl im Stern-Gerlach-Versuch? Was passiert, wenn man statt Ag-Atomen Ag</text:span><text:span text:style-name="T91">+</text:span>-Ionen verwendet?</text:p>
          </draw:text-box>
        </draw:frame>
        <draw:frame presentation:style-name="pr1" draw:layer="layout" svg:width="25.199cm" svg:height="17.562cm" svg:x="1.4cm" svg:y="2.224cm" presentation:class="subtitle">
          <draw:text-box>
            <text:p><text:span text:style-name="T29">Das Experiment zeigt zwei Spuren gleicher Intensität des um gleiche Beträge abgelenkten Strahls</text:span>:</text:p>
            <text:p/>
            <text:p/>
            <text:p/>
            <text:p/>
            <text:p/>
            <text:p>Es hat also im Widerspruch zur klassischen Theorie eine Richtungsquantelung (cos <text:span text:style-name="T60">α</text:span><text:span text:style-name="T33"> = </text:span><text:span text:style-name="T31">±</text:span><text:span text:style-name="T33">1 </text:span><text:span text:style-name="T31">↔ </text:span><text:span text:style-name="T60">α</text:span><text:span text:style-name="T31"> = 0,π) </text:span>stattgefunden.</text:p>
            <text:p/>
            <text:p>Verwendet man stattdessen Ag<text:span text:style-name="T72">+</text:span><text:span text:style-name="T54">-Ionen, beobachtet man keine Aufspaltung. Die Strahlaufspaltung muß also dem beim Atom im Vergleich zum Ion zusätzlich vorhandenen </text:span><text:span text:style-name="T58">Leuchtelektron</text:span><text:span text:style-name="T57"> zuzuschreiben sein.</text:span></text:p>
            <text:p><text:span text:style-name="T57"/></text:p>
            <text:p><text:span text:style-name="T57"/></text:p>
            <text:p>(Seite 31)</text:p>
          </draw:text-box>
        </draw:frame>
        <draw:frame draw:style-name="gr1" draw:text-style-name="P2" draw:layer="layout" svg:width="11.851cm" svg:height="3.473cm" svg:x="8.433cm" svg:y="6.916cm">
          <text:p/>
          <draw:object xlink:href="./Object 39" xlink:type="simple" xlink:show="embed" xlink:actuate="onLoad"/>
          <draw:image xlink:href="./ObjectReplacements/Object 39" xlink:type="simple" xlink:show="embed" xlink:actuate="onLoad"/>
        </draw:frame>
        <presentation:notes draw:style-name="dp2">
          <draw:page-thumbnail draw:style-name="gr2"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layer="layout" svg:width="25.199cm" svg:height="3.506cm" svg:x="1.4cm" svg:y="0.837cm" presentation:class="title">
          <draw:text-box>
            <text:p>Welchen Spin besitzt das Elektron?</text:p>
          </draw:text-box>
        </draw:frame>
        <draw:frame presentation:style-name="pr1" draw:layer="layout" svg:width="25.199cm" svg:height="12.18cm" svg:x="1.4cm" svg:y="4.914cm" presentation:class="subtitle">
          <draw:text-box>
            <text:p/>
            <text:p/>
            <text:p/>
            <text:p>(Seite 32)</text:p>
          </draw:text-box>
        </draw:frame>
        <draw:frame draw:style-name="gr1" draw:text-style-name="P2" draw:layer="layout" svg:width="6.211cm" svg:height="2.059cm" svg:x="11.033cm" svg:y="9.316cm">
          <text:p/>
          <draw:object xlink:href="./Object 40" xlink:type="simple" xlink:show="embed" xlink:actuate="onLoad"/>
          <draw:image xlink:href="./ObjectReplacements/Object 40" xlink:type="simple" xlink:show="embed" xlink:actuate="onLoad"/>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layer="layout" svg:width="25.199cm" svg:height="4.498cm" svg:x="1.4cm" svg:y="0.341cm" presentation:class="title">
          <draw:text-box>
            <text:p>Beschreiben Sie das Rutherfordsche Atommodell. Skizzieren Sie die Schlußfolgerungen, die zu dieser Modellvorstellung führten.</text:p>
          </draw:text-box>
        </draw:frame>
        <draw:frame presentation:style-name="pr1" draw:layer="layout" svg:width="25.199cm" svg:height="16.282cm" svg:x="1.4cm" svg:y="2.864cm" presentation:class="subtitle">
          <draw:text-box>
            <text:p>Rutherford ließ <text:span text:style-name="T31">α</text:span><text:span text:style-name="T33">-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92">-15</text:span><text:span text:style-name="T62">m bis 10</text:span><text:span text:style-name="T92">-14</text:span><text:span text:style-name="T62">m (vgl. 10</text:span><text:span text:style-name="T92">-10</text:span><text:span text:style-name="T62">m Atomradius) betragen dürfte. Um die schweren </text:span><text:span text:style-name="T93">α</text:span><text:span text:style-name="T62">-Teilchen ablenken zu können, muß er zudem praktisch die gesamte Atommasse in sich vereinigen. Aus der Art der Ablenkung folgte ferner zwingend, daß der Kern ebenso wie die </text:span><text:span text:style-name="T93">α</text:span><text:span text:style-name="T62">-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n </text:span><text:span text:style-name="T93">α</text:span><text:span text:style-name="T62">-Teilchen nur am Kern gestreut werden.</text:span></text:p>
            <text:p><text:span text:style-name="T62"/></text:p>
            <text:p><text:span text:style-name="T62"/></text:p>
            <text:p><text:span text:style-name="T62">(Seite 32f)</text:span></text:p>
          </draw:text-box>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layer="layout" svg:width="25.199cm" svg:height="3.506cm" svg:x="1.4cm" svg:y="0.837cm" presentation:class="title">
          <draw:text-box>
            <text:p>Wie ist der <text:span text:style-name="T7">Stoßparameter</text:span><text:span text:style-name="T29"> definiert?</text:span></text:p>
          </draw:text-box>
        </draw:frame>
        <draw:frame presentation:style-name="pr1" draw:layer="layout" svg:width="25.199cm" svg:height="12.18cm" svg:x="1.4cm" svg:y="4.914cm" presentation:class="subtitle">
          <draw:text-box>
            <text:p>Der Stoßparameter <text:span text:style-name="T7">p</text:span><text:span text:style-name="T29"> bezeichnet den Abstand, in dem das Teilchen </text:span><text:span text:style-name="T83">ohne</text:span><text:span text:style-name="T84"> Wechselwirkung am Kern vorbeifliegen würde.</text:span></text:p>
            <text:p><text:span text:style-name="T84"/></text:p>
            <text:p><text:span text:style-name="T84"/></text:p>
            <text:p><text:span text:style-name="T84"/></text:p>
            <text:p><text:span text:style-name="T84">(Seite 33)</text:span></text:p>
          </draw:text-box>
        </draw:frame>
        <presentation:notes draw:style-name="dp2">
          <draw:page-thumbnail draw:style-name="gr2"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layer="layout" svg:width="25.199cm" svg:height="3.506cm" svg:x="1.4cm" svg:y="0.837cm" presentation:class="title">
          <draw:text-box>
            <text:p>Was versteht man unter dem Begriff <text:span text:style-name="T7">Interferenz</text:span><text:span text:style-name="T29">?</text:span></text:p>
          </draw:text-box>
        </draw:frame>
        <draw:frame presentation:style-name="pr1" draw:layer="layout" svg:width="25.199cm" svg:height="12.18cm" svg:x="1.4cm" svg:y="4.914cm" presentation:class="subtitle">
          <draw:text-box>
            <text:p>Interferenz ist die Erscheinung, daß Licht durch Licht ausgelöscht werden kann.</text:p>
            <text:p/>
            <text:p/>
            <text:p/>
            <text:p/>
            <text:p>(Seite 40)</text:p>
          </draw:text-box>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layer="layout" svg:width="25.199cm" svg:height="3.506cm" svg:x="1.4cm" svg:y="0.837cm" presentation:class="title">
          <draw:text-box>
            <text:p>Warum benötigt man zur Interferenz kohärente Lichtwellen?</text:p>
          </draw:text-box>
        </draw:frame>
        <draw:frame presentation:style-name="pr1" draw:layer="layout" svg:width="25.199cm" svg:height="12.18cm" svg:x="1.4cm" svg:y="4.914cm" presentation:class="subtitle">
          <draw:text-box>
            <text:p>Interferierende Wellenzüge müssen während einer Zeit <text:span text:style-name="T7">t</text:span><text:span text:style-name="T29">, die groß verglichen mit der Schwingungsdauer <text:s text:c="13"/>ist, in einer festen Phasenbeziehung zueinander stehen.</text:span></text:p>
            <text:p><text:span text:style-name="T29"/></text:p>
            <text:p><text:span text:style-name="T29"/></text:p>
            <text:p><text:span text:style-name="T29"/></text:p>
            <text:p><text:span text:style-name="T29">(Seite 40)</text:span></text:p>
          </draw:text-box>
        </draw:frame>
        <draw:frame draw:style-name="gr1" draw:text-style-name="P2" draw:layer="layout" svg:width="2.96cm" svg:height="0.96cm" svg:x="8.706cm" svg:y="9.677cm">
          <text:p/>
          <draw:object xlink:href="./Object 41" xlink:type="simple" xlink:show="embed" xlink:actuate="onLoad"/>
          <draw:image xlink:href="./ObjectReplacements/Object 41" xlink:type="simple" xlink:show="embed" xlink:actuate="onLoad"/>
        </draw:frame>
        <presentation:notes draw:style-name="dp2">
          <draw:page-thumbnail draw:style-name="gr2"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layer="layout" svg:width="25.199cm" svg:height="3.506cm" svg:x="1.4cm" svg:y="0.837cm" presentation:class="title">
          <draw:text-box>
            <text:p>Beschreiben Sie den Fresnelschen Spiegelversuch.</text:p>
          </draw:text-box>
        </draw:frame>
        <draw:frame presentation:style-name="pr1" draw:layer="layout" svg:width="25.199cm" svg:height="12.18cm" svg:x="1.4cm" svg:y="4.914cm" presentation:class="subtitle">
          <draw:text-box>
            <text:p>Beim <text:span text:style-name="T37">Fresnel-Spiegelversuch</text:span><text:span text:style-name="T94"> ersetzt man die Lichtquelle L durch die virtuellen Bilder (Lichtquellen) L1 und L2, die von unter dem Winkel </text:span><text:span text:style-name="T95">α</text:span><text:span text:style-name="T96"> geneigten Spiegeln entworfen wird. Von diesen virtuellen, sicher kohärenten Lichtquellen gehen die Lichtbündel B1 und B2 aus, die miteinander interferieren.</text:span></text:p>
            <text:p><text:span text:style-name="T96"/></text:p>
            <text:p><text:span text:style-name="T96"/></text:p>
            <text:p><text:span text:style-name="T96"/></text:p>
            <text:p><text:span text:style-name="T96">(Seite 40)</text:span></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layer="layout" svg:width="25.199cm" svg:height="4.498cm" svg:x="1.4cm" svg:y="0.341cm" presentation:class="title">
          <draw:text-box>
            <text:p>Unter welchen Bedingungen ergeben sich bei <text:span text:style-name="T7">Interferenzstreifen gleicher Neigung</text:span><text:span text:style-name="T29"> Verstärkung bzw. Auslöschung?</text:span></text:p>
          </draw:text-box>
        </draw:frame>
        <draw:frame presentation:style-name="pr1" draw:layer="layout" svg:width="25.199cm" svg:height="12.18cm" svg:x="1.4cm" svg:y="4.914cm" presentation:class="subtitle">
          <draw:text-box>
            <text:p/>
            <text:p/>
            <text:p/>
            <text:p/>
            <text:p>z = 0,1,2,3,... ist die Ordnungszahl der Interferenz.</text:p>
            <text:p/>
            <text:p/>
            <text:p>(Seite 42)</text:p>
          </draw:text-box>
        </draw:frame>
        <draw:frame draw:style-name="gr1" draw:text-style-name="P2" draw:layer="layout" svg:width="11.849cm" svg:height="3.779cm" svg:x="9.106cm" svg:y="7.177cm">
          <text:p/>
          <draw:object xlink:href="./Object 42" xlink:type="simple" xlink:show="embed" xlink:actuate="onLoad"/>
          <draw:image xlink:href="./ObjectReplacements/Object 42" xlink:type="simple" xlink:show="embed" xlink:actuate="onLoad"/>
        </draw:frame>
        <presentation:notes draw:style-name="dp2">
          <draw:page-thumbnail draw:style-name="gr2"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layer="layout" svg:width="25.199cm" svg:height="3.506cm" svg:x="1.4cm" svg:y="0.837cm" presentation:class="title">
          <draw:text-box>
            <text:p>Was bezeichnet man als <text:span text:style-name="T7">Poissonschen Fleck</text:span><text:span text:style-name="T29">?</text:span></text:p>
          </draw:text-box>
        </draw:frame>
        <draw:frame presentation:style-name="pr1" draw:layer="layout" svg:width="25.199cm" svg:height="12.18cm" svg:x="1.4cm" svg:y="4.914cm" presentation:class="subtitle">
          <draw:text-box>
            <text:p>Gebeugtes Licht, das hinter einem kleinen, schattenwerfenden Scheibchen als heller Fleck im Zentrum des Schattens erscheint.</text:p>
            <text:p/>
            <text:p/>
            <text:p><text:span text:style-name="T97">(Seite 42f)</text:span></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layer="layout" svg:width="25.199cm" svg:height="3.506cm" svg:x="1.4cm" svg:y="0.837cm" presentation:class="title">
          <draw:text-box>
            <text:p>Definieren Sie den Begriff <text:span text:style-name="T7">Beugung</text:span><text:span text:style-name="T29">.</text:span></text:p>
          </draw:text-box>
        </draw:frame>
        <draw:frame presentation:style-name="pr1" draw:layer="layout" svg:width="25.199cm" svg:height="12.18cm" svg:x="1.4cm" svg:y="4.914cm" presentation:class="subtitle">
          <draw:text-box>
            <text:p>Die Abweichung des Lichtes von der geradlinigen Ausbreitung wird als <text:span text:style-name="T37">Beugung</text:span> bezeichnet.</text:p>
            <text:p/>
            <text:p/>
            <text:p><text:span text:style-name="T97">(Seite 42)</text:span></text:p>
          </draw:text-box>
        </draw:frame>
        <presentation:notes draw:style-name="dp2">
          <draw:page-thumbnail draw:style-name="gr2"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layer="layout" svg:width="25.199cm" svg:height="3.506cm" svg:x="1.4cm" svg:y="0.837cm" presentation:class="title">
          <draw:text-box>
            <text:p>Formulieren Sie das Huygenssche Prinzip.</text:p>
          </draw:text-box>
        </draw:frame>
        <draw:frame presentation:style-name="pr1" draw:layer="layout" svg:width="25.199cm" svg:height="12.18cm" svg:x="1.4cm" svg:y="4.914cm" presentation:class="subtitle">
          <draw:text-box>
            <text:p>Jeder Punkt des Raumes, der von einer Welle erreicht wird, ist der Entstehungsort einer neuen Elementarwelle. Der Wellenzustand zu einem späteren Zeitpunkt ist das Ergebnis der Interferenz aller Elementarwellen.</text:p>
            <text:p/>
            <text:p/>
            <text:p><text:span text:style-name="T97">(Seite 42)</text:span></text:p>
          </draw:text-box>
        </draw:frame>
        <presentation:notes draw:style-name="dp2">
          <draw:page-thumbnail draw:style-name="gr2"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layer="layout" svg:width="25.199cm" svg:height="3.506cm" svg:x="1.4cm" svg:y="0.837cm" presentation:class="title">
          <draw:text-box>
            <text:p>Erklären Sie mit Hilfe der Fresnelschen Zonen die Entstehung des Poissonschen Flecks.</text:p>
          </draw:text-box>
        </draw:frame>
        <draw:frame presentation:style-name="pr1" draw:layer="layout" svg:width="25.199cm" svg:height="12.18cm" svg:x="1.4cm" svg:y="4.914cm" presentation:class="subtitle">
          <draw:text-box>
            <text:p>Die Fresnelschen Zonen werden <text:span text:style-name="T33">ausgehend vom Bildpunkt P </text:span>durch eine Schar von konzentrischen Kugelflächen mit Radienunterschieden von <text:span text:style-name="T60">λ</text:span><text:span text:style-name="T33">/2 aus der Wellenfront W der Lichtquelle L ausgeschnitten. Ein Flächensegment F</text:span><text:span text:style-name="T98">n</text:span><text:span text:style-name="T33"> ist somit </text:span><text:span text:style-name="T60">λ</text:span><text:span text:style-name="T33">/2 breit. Wird die innerste Zone durch einen Schirm abgedeckt, so bleibt trotzdem in P Helligkeit, weil nun die Summation über die zweite, dritte, …, </text:span><text:span text:style-name="T89">n</text:span><text:span text:style-name="T33">-te Zone die Wrikung der halben zweiten Zone in P übrigläßt. Schirmt man auch die zweite Zone ab, so bleibt die Wirkung der halben dritten Zone, usw. …</text:span></text:p>
            <text:p><text:span text:style-name="T33"/></text:p>
            <text:p><text:span text:style-name="T33"/></text:p>
            <text:p><text:span text:style-name="T97">(Seite 43)</text:span></text:p>
          </draw:text-box>
        </draw:frame>
        <presentation:notes draw:style-name="dp2">
          <draw:page-thumbnail draw:style-name="gr2"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layer="layout" svg:width="25.199cm" svg:height="3.506cm" svg:x="1.4cm" svg:y="0.837cm" presentation:class="title">
          <draw:text-box>
            <text:p>Wodurch unterscheidet man Fraunhofer- und Fresnel-Beugung?</text:p>
          </draw:text-box>
        </draw:frame>
        <draw:frame presentation:style-name="pr1" draw:layer="layout" svg:width="25.199cm" svg:height="12.18cm" svg:x="1.4cm" svg:y="4.914cm" presentation:class="subtitle">
          <draw:text-box>
            <text:p>Fraunhofer-Beugung tritt bei parallelem, Fresnel-Beugung bei divergentem Licht auf.</text:p>
            <text:p/>
            <text:p/>
            <text:p><text:span text:style-name="T97">(Seite 43)</text:span></text:p>
          </draw:text-box>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layer="layout" svg:width="25.199cm" svg:height="4.498cm" svg:x="1.4cm" svg:y="0.341cm" presentation:class="title">
          <draw:text-box>
            <text:p>Wie lauten die Bedingungen für Intensitätsminima bzw. Intensitätsmaxima bei der Beugung am Einzelspalt?</text:p>
          </draw:text-box>
        </draw:frame>
        <draw:frame presentation:style-name="pr1" draw:text-style-name="P9" draw:layer="layout" svg:width="25.199cm" svg:height="12.317cm" svg:x="1.4cm" svg:y="4.846cm" presentation:class="subtitle">
          <draw:text-box>
            <text:p text:style-name="P8"><text:span text:style-name="T24"><text:tab/></text:span><text:span text:style-name="T24"><text:tab/></text:span><text:span text:style-name="T24"><text:tab/></text:span><text:span text:style-name="T24">Intensitätsminima:</text:span></text:p>
            <text:p text:style-name="P8"><text:span text:style-name="T24"/></text:p>
            <text:p text:style-name="P8"><text:span text:style-name="T24"/></text:p>
            <text:p text:style-name="P8"><text:span text:style-name="T24"/></text:p>
            <text:p text:style-name="P8"><text:span text:style-name="T24"/></text:p>
            <text:p text:style-name="P8"><text:span text:style-name="T24"><text:tab/></text:span><text:span text:style-name="T24"><text:tab/></text:span><text:span text:style-name="T24"><text:tab/></text:span><text:span text:style-name="T24">Intensitätsmaxima:</text:span></text:p>
            <text:p text:style-name="P2"><text:span text:style-name="T24"/></text:p>
            <text:p text:style-name="P2"><text:span text:style-name="T24"/></text:p>
            <text:p text:style-name="P2"><text:span text:style-name="T30"/></text:p>
            <text:p text:style-name="P2"><text:span text:style-name="T30"/></text:p>
            <text:p text:style-name="P2"><text:span text:style-name="T30"/></text:p>
            <text:p text:style-name="P2"><text:span text:style-name="T99">(Seite 44)</text:span></text:p>
          </draw:text-box>
        </draw:frame>
        <draw:frame draw:style-name="gr1" draw:text-style-name="P2" draw:layer="layout" svg:width="11.067cm" svg:height="1.08cm" svg:x="8.499cm" svg:y="8.784cm">
          <text:p/>
          <draw:object xlink:href="./Object 43" xlink:type="simple" xlink:show="embed" xlink:actuate="onLoad"/>
          <draw:image xlink:href="./ObjectReplacements/Object 43" xlink:type="simple" xlink:show="embed" xlink:actuate="onLoad"/>
        </draw:frame>
        <draw:frame draw:style-name="gr1" draw:text-style-name="P2" draw:layer="layout" svg:width="13.061cm" svg:height="2.247cm" svg:x="6.6cm" svg:y="13.084cm">
          <text:p/>
          <draw:object xlink:href="./Object 44" xlink:type="simple" xlink:show="embed" xlink:actuate="onLoad"/>
          <draw:image xlink:href="./ObjectReplacements/Object 44" xlink:type="simple" xlink:show="embed" xlink:actuate="onLoad"/>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layer="layout" svg:width="25.199cm" svg:height="4.256cm" svg:x="1.4cm" svg:y="0.462cm" presentation:class="title">
          <draw:text-box>
            <text:p>Von welchen Faktoren ist die Intensität der um den Winkel <text:span text:style-name="T100">α</text:span><text:span text:style-name="T48"> am Einzelspalt gebeugten Strahlung im wesentlichen bestimmt?</text:span></text:p>
          </draw:text-box>
        </draw:frame>
        <draw:frame presentation:style-name="pr1" draw:layer="layout" svg:width="25.199cm" svg:height="12.18cm" svg:x="1.4cm" svg:y="4.914cm" presentation:class="subtitle">
          <draw:text-box>
            <text:p>Mit wachsender Ordnung <text:span text:style-name="T7">n</text:span><text:span text:style-name="T29"> der Maxima muß die Intensität abnehmen, da dann ein immer kleineres Strahlenbündel </text:span><text:span text:style-name="T83">nicht</text:span><text:span text:style-name="T84"> weginterferiert wird.</text:span><text:span text:style-name="T101"> Zudem ist die Intensität proportional zur Spaltbreite </text:span><text:span text:style-name="T102">d</text:span><text:span text:style-name="T101">.</text:span></text:p>
            <text:p><text:span text:style-name="T103"/></text:p>
            <text:p><text:span text:style-name="T103"/></text:p>
            <text:p><text:span text:style-name="T104">(Seite 44)</text:span></text:p>
          </draw:text-box>
        </draw:frame>
        <presentation:notes draw:style-name="dp2">
          <draw:page-thumbnail draw:style-name="gr2"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layer="layout" svg:width="25.199cm" svg:height="4.498cm" svg:x="1.4cm" svg:y="0.341cm" presentation:class="title">
          <draw:text-box>
            <text:p>Welche Bedingung ist für die Hauptmaxima der Beugung an einem Gitter aus <text:span text:style-name="T7">N</text:span><text:span text:style-name="T29"> Spalten der Breite </text:span><text:span text:style-name="T7">d</text:span><text:span text:style-name="T29"> im Abstand </text:span><text:span text:style-name="T7">a</text:span><text:span text:style-name="T29"> zu erfüllen?</text:span></text:p>
          </draw:text-box>
        </draw:frame>
        <draw:frame presentation:style-name="pr1" draw:layer="layout" svg:width="25.199cm" svg:height="12.18cm" svg:x="1.4cm" svg:y="4.914cm" presentation:class="subtitle">
          <draw:text-box>
            <text:p/>
            <text:p/>
            <text:p>(Seite 46f)</text:p>
          </draw:text-box>
        </draw:frame>
        <draw:frame draw:style-name="gr1" draw:text-style-name="P2" draw:layer="layout" svg:width="12.248cm" svg:height="1.75cm" svg:x="7.999cm" svg:y="9.584cm">
          <text:p/>
          <draw:object xlink:href="./Object 45"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layer="layout" svg:width="25.199cm" svg:height="3.506cm" svg:x="1.4cm" svg:y="0.837cm" presentation:class="title">
          <draw:text-box>
            <text:p>Welchen Typ <text:span text:style-name="T7">Gitter</text:span><text:span text:style-name="T29"> benötigt man für Beugungserscheinungen bei Röntgenstrahlung?</text:span></text:p>
          </draw:text-box>
        </draw:frame>
        <draw:frame presentation:style-name="pr1" draw:layer="layout" svg:width="25.199cm" svg:height="12.18cm" svg:x="1.4cm" svg:y="4.914cm" presentation:class="subtitle">
          <draw:text-box>
            <text:p>Aufgrund der sehr kurzen Wellenlänge ein sehr kleines, beispielsweise die regelmäßige Anordnung der Atome im Kristallgitter.</text:p>
            <text:p/>
            <text:p/>
            <text:p><text:span text:style-name="T97">(Seite 47)</text:span></text:p>
          </draw:text-box>
        </draw:frame>
        <presentation:notes draw:style-name="dp2">
          <draw:page-thumbnail draw:style-name="gr2"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layer="layout" svg:width="25.199cm" svg:height="3.506cm" svg:x="1.4cm" svg:y="0.837cm" presentation:class="title">
          <draw:text-box>
            <text:p>Was ist ein Bravais-Gitter?</text:p>
          </draw:text-box>
        </draw:frame>
        <draw:frame presentation:style-name="pr1" draw:layer="layout" svg:width="25.199cm" svg:height="12.681cm" svg:x="1.4cm" svg:y="4.664cm" presentation:class="subtitle">
          <draw:text-box>
            <text:p>Bei einem Bravais-Gitter ist jeder Atomart durch ein Tripel <text:span text:style-name="T8">n</text:span><text:span text:style-name="T84"> = (</text:span><text:span text:style-name="T23">n</text:span><text:span text:style-name="T67">1</text:span><text:span text:style-name="T65">, </text:span><text:span text:style-name="T68">n</text:span><text:span text:style-name="T67">2</text:span><text:span text:style-name="T65">, </text:span><text:span text:style-name="T68">n</text:span><text:span text:style-name="T67">3</text:span><text:span text:style-name="T65">) </text:span><text:span text:style-name="T105">ganzer</text:span><text:span text:style-name="T65"> Zahlen <text:s text:c="11"/>gekennzeichnet:</text:span></text:p>
            <text:p><text:span text:style-name="T65"/></text:p>
            <text:p><text:span text:style-name="T65"/></text:p>
            <text:p><text:span text:style-name="T65"/></text:p>
            <text:p><text:span text:style-name="T65"/></text:p>
            <text:p><text:span text:style-name="T65"/></text:p>
            <text:p><text:span text:style-name="T65">Es gibt 14 Bravais-Gitter; die </text:span><text:span text:style-name="T106">a</text:span><text:span text:style-name="T107">i</text:span><text:span text:style-name="T65"> (beliebige Translationsvektoren, die nicht in einer Ebene liegen) bilden eine kristallographische Basis.</text:span></text:p>
            <text:p><text:span text:style-name="T65"/></text:p>
            <text:p><text:span text:style-name="T65"/></text:p>
            <text:p><text:span text:style-name="T108">(Seite 47, Wikipedia: Elementarzelle, Bravais-Gitter)</text:span></text:p>
          </draw:text-box>
        </draw:frame>
        <draw:frame draw:style-name="gr1" draw:text-style-name="P2" draw:layer="layout" svg:width="4.878cm" svg:height="2.311cm" svg:x="11.199cm" svg:y="8.884cm">
          <text:p/>
          <draw:object xlink:href="./Object 46" xlink:type="simple" xlink:show="embed" xlink:actuate="onLoad"/>
          <draw:image xlink:href="./ObjectReplacements/Object 46" xlink:type="simple" xlink:show="embed" xlink:actuate="onLoad"/>
        </draw:frame>
        <draw:frame draw:style-name="gr1" draw:text-style-name="P2" draw:layer="layout" svg:width="2.42cm" svg:height="1.09cm" svg:x="12.499cm" svg:y="7.483cm">
          <text:p/>
          <draw:object xlink:href="./Object 47"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layer="layout" svg:width="25.199cm" svg:height="3.506cm" svg:x="1.4cm" svg:y="0.837cm" presentation:class="title">
          <draw:text-box>
            <text:p>Erläutern Sie die Bedeutung der Laueschen Gleichungen.</text:p>
          </draw:text-box>
        </draw:frame>
        <draw:frame presentation:style-name="pr1" draw:layer="layout" svg:width="25.199cm" svg:height="12.18cm" svg:x="1.4cm" svg:y="4.914cm" presentation:class="subtitle">
          <draw:text-box>
            <text:p>Die Lauesche Gleichungen</text:p>
            <text:p/>
            <text:p/>
            <text:p>liefern die Bedingungen für Maxima der Intensität.</text:p>
            <text:p/>
            <text:p/>
            <text:p/>
            <text:p><text:span text:style-name="T97">(Seite 49)</text:span></text:p>
          </draw:text-box>
        </draw:frame>
        <draw:frame draw:style-name="gr1" draw:text-style-name="P2" draw:layer="layout" svg:width="17.834cm" svg:height="1.09cm" svg:x="5.099cm" svg:y="8.883cm">
          <text:p/>
          <draw:object xlink:href="./Object 48" xlink:type="simple" xlink:show="embed" xlink:actuate="onLoad"/>
          <draw:image xlink:href="./ObjectReplacements/Object 48" xlink:type="simple" xlink:show="embed" xlink:actuate="onLoad"/>
        </draw:frame>
        <presentation:notes draw:style-name="dp2">
          <draw:page-thumbnail draw:style-name="gr2"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layer="layout" svg:width="25.199cm" svg:height="3.506cm" svg:x="1.4cm" svg:y="0.837cm" presentation:class="title">
          <draw:text-box>
            <text:p>Wie ist das reziproke Gitter definiert?</text:p>
          </draw:text-box>
        </draw:frame>
        <draw:frame presentation:style-name="pr1" draw:layer="layout" svg:width="25.199cm" svg:height="12.18cm" svg:x="1.4cm" svg:y="4.914cm" presentation:class="subtitle">
          <draw:text-box>
            <text:p>Das reziproke Gitter ist wie folgt definiert:</text:p>
            <text:p/>
            <text:p/>
            <text:p/>
            <text:p/>
            <text:p/>
            <text:p/>
            <text:p/>
            <text:p><text:span text:style-name="T8">b</text:span><text:span text:style-name="T107">i</text:span><text:span text:style-name="T109"> sind die primitiven Translationen des reziproken Gitters.</text:span></text:p>
            <text:p/>
            <text:p>(Seite 50)</text:p>
          </draw:text-box>
        </draw:frame>
        <draw:frame draw:style-name="gr1" draw:text-style-name="P2" draw:layer="layout" svg:width="18.726cm" svg:height="5.495cm" svg:x="4.799cm" svg:y="7.184cm">
          <text:p/>
          <draw:object xlink:href="./Object 49"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layer="layout" svg:width="25.199cm" svg:height="4.498cm" svg:x="1.4cm" svg:y="0.341cm" presentation:class="title">
          <draw:text-box>
            <text:p>Was hat das Beugungsbild eines realen Kristallgitters mit dem entsprechenden reziproken Gitter zu tun?</text:p>
          </draw:text-box>
        </draw:frame>
        <draw:frame presentation:style-name="pr1" draw:layer="layout" svg:width="25.199cm" svg:height="12.18cm" svg:x="1.4cm" svg:y="4.914cm" presentation:class="subtitle">
          <draw:text-box>
            <text:p>Das vom Kristallgitter entworfene Beugungsbild ist ein Abbild des reziproken Gitters.</text:p>
            <text:p/>
            <text:p/>
            <text:p><text:span text:style-name="T97">(Seite 50)</text:span></text:p>
          </draw:text-box>
        </draw:frame>
        <presentation:notes draw:style-name="dp2">
          <draw:page-thumbnail draw:style-name="gr2"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layer="layout" svg:width="25.199cm" svg:height="3.506cm" svg:x="1.4cm" svg:y="0.837cm" presentation:class="title">
          <draw:text-box>
            <text:p>Was ist der Vektor des reziproken Gitters?</text:p>
          </draw:text-box>
        </draw:frame>
        <draw:frame presentation:style-name="pr1" draw:layer="layout" svg:width="25.199cm" svg:height="12.18cm" svg:x="1.4cm" svg:y="4.914cm" presentation:class="subtitle">
          <draw:text-box>
            <text:p/>
            <text:p><text:s text:c="23"/>: Vektor des reziproken Gitters</text:p>
            <text:p/>
            <text:p><text:span text:style-name="T8">k</text:span><text:span text:style-name="T24"> </text:span><text:span text:style-name="T30">= Wellenvektor der einfallenden Welle</text:span></text:p>
            <text:p><text:span text:style-name="T8">k'</text:span><text:span text:style-name="T30"> = Wellenvektor der nach P gestreuten Welle</text:span></text:p>
            <text:p/>
            <text:p>(Seite 48f)</text:p>
          </draw:text-box>
        </draw:frame>
        <draw:frame draw:style-name="gr1" draw:text-style-name="P2" draw:layer="layout" svg:width="3.92cm" svg:height="0.96cm" svg:x="7.599cm" svg:y="8.784cm">
          <text:p/>
          <draw:object xlink:href="./Object 51" xlink:type="simple" xlink:show="embed" xlink:actuate="onLoad"/>
          <draw:image xlink:href="./ObjectReplacements/Object 51" xlink:type="simple" xlink:show="embed" xlink:actuate="onLoad"/>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3" draw:master-page-name="Standard" presentation:presentation-page-layout-name="AL1T0">
        <draw:frame presentation:style-name="pr2" draw:layer="layout" svg:width="25.199cm" svg:height="3.506cm" svg:x="1.4cm" svg:y="0.837cm" presentation:class="title">
          <draw:text-box>
            <text:p>Was beobachtet man in Richtung des Vektors des reziproken Gitters und wie heißt diese Stelle?</text:p>
          </draw:text-box>
        </draw:frame>
        <draw:frame presentation:style-name="pr1" draw:layer="layout" svg:width="25.199cm" svg:height="12.18cm" svg:x="1.4cm" svg:y="4.914cm" presentation:class="subtitle">
          <draw:text-box>
            <text:p>Konstruktive Interferenz (<text:span text:style-name="T24">Lauescher Interferenzfleck</text:span>)</text:p>
            <text:p/>
            <text:p/>
            <text:p/>
            <text:p>(Seite 49)</text:p>
          </draw:text-box>
        </draw:frame>
        <presentation:notes draw:style-name="dp2">
          <draw:page-thumbnail draw:style-name="gr2"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layer="layout" svg:width="25.199cm" svg:height="3.506cm" svg:x="1.4cm" svg:y="0.837cm" presentation:class="title">
          <draw:text-box>
            <text:p>Drücken Sie den Netzebenenabstand <text:span text:style-name="T7">d</text:span><text:span text:style-name="T29"> durch einen passenden reziproken Gittervektor aus.</text:span></text:p>
          </draw:text-box>
        </draw:frame>
        <draw:frame presentation:style-name="pr1" draw:layer="layout" svg:width="25.199cm" svg:height="12.18cm" svg:x="1.4cm" svg:y="4.914cm" presentation:class="subtitle">
          <draw:text-box>
            <text:p><text:span text:style-name="T8"/></text:p>
            <text:p><text:span text:style-name="T8"/></text:p>
            <text:p><text:span text:style-name="T8"/></text:p>
            <text:p><text:span text:style-name="T8">G</text:span><text:span text:style-name="T110">p</text:span><text:span text:style-name="T54"> ist der kürzeste reziproke Vektor in Richtung </text:span><text:span text:style-name="T106">K</text:span><text:span text:style-name="T54">, welcher als reziproker Gittervektor senkrecht auf einer Netzebenenschar steht.</text:span></text:p>
            <text:p><text:span text:style-name="T54"/></text:p>
            <text:p><text:span text:style-name="T54"/></text:p>
            <text:p><text:span text:style-name="T54"/></text:p>
            <text:p><text:span text:style-name="T54">(Seite 50)</text:span></text:p>
          </draw:text-box>
        </draw:frame>
        <draw:frame draw:style-name="gr1" draw:text-style-name="P2" draw:layer="layout" svg:width="5.154cm" svg:height="2.2cm" svg:x="11.299cm" svg:y="6.983cm">
          <text:p/>
          <draw:object xlink:href="./Object 50" xlink:type="simple" xlink:show="embed" xlink:actuate="onLoad"/>
          <draw:image xlink:href="./ObjectReplacements/Object 50" xlink:type="simple" xlink:show="embed" xlink:actuate="onLoad"/>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layer="layout" svg:width="25.199cm" svg:height="3.506cm" svg:x="1.4cm" svg:y="0.837cm" presentation:class="title">
          <draw:text-box>
            <text:p>Was ist eine <text:span text:style-name="T7">Bragg-Ebene</text:span><text:span text:style-name="T29">?</text:span></text:p>
          </draw:text-box>
        </draw:frame>
        <draw:frame presentation:style-name="pr1" draw:layer="layout" svg:width="25.199cm" svg:height="12.18cm" svg:x="1.4cm" svg:y="4.914cm" presentation:class="subtitle">
          <draw:text-box>
            <text:p>Die Projektion eines <text:span text:style-name="T7">einfallenden</text:span> Wellenvektors <text:span text:style-name="T8">k</text:span> auf die Richtung eines reziproken Gittervektors <text:span text:style-name="T8">K</text:span> muß gleich dessen halber Länge sein. Solche <text:span text:style-name="T8">k</text:span>-Vektoren definieren eine Ebene, die auf <text:span text:style-name="T8">K</text:span> senkrecht steht. Man nennt diese Ebene <text:span text:style-name="T7">Bragg-Ebene</text:span>.</text:p>
            <text:p/>
            <text:p>Sie steht steht in der Mitte von <text:span text:style-name="T8">K</text:span> senkrecht auf <text:span text:style-name="T8">K</text:span>. Wegen gleicher Länge des einfallenden und gestreutenWellenvektors (<text:span text:style-name="T7">k</text:span> = <text:span text:style-name="T7">k'</text:span>) schließen die beiden, die Laue-Bedingungen erfüllenden Wellenvektoren denselben Winkel <text:span text:style-name="T60">ϑ</text:span><text:span text:style-name="T59"> mit der Bragg-Ebene ein (</text:span><text:span text:style-name="T60">K</text:span><text:span text:style-name="T59"> = 2 </text:span><text:span text:style-name="T60">k</text:span><text:span text:style-name="T59"> sin </text:span><text:span text:style-name="T60">ϑ</text:span><text:span text:style-name="T59">).</text:span></text:p>
            <text:p><text:span text:style-name="T59"/></text:p>
            <text:p><text:span text:style-name="T59">(Seite 51)</text:span></text:p>
          </draw:text-box>
        </draw:frame>
        <presentation:notes draw:style-name="dp2">
          <draw:page-thumbnail draw:style-name="gr2"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layer="layout" svg:width="25.199cm" svg:height="3.506cm" svg:x="1.4cm" svg:y="0.837cm" presentation:class="title">
          <draw:text-box>
            <text:p>Was besagt die Bragg-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layer="layout" svg:width="25.199cm" svg:height="3.506cm" svg:x="1.4cm" svg:y="0.837cm" presentation:class="title">
          <draw:text-box>
            <text:p>Welche experimentellen Fakten verhindern eine klassische Deutung des Photoeffekts?</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layer="layout" svg:width="25.199cm" svg:height="3.506cm" svg:x="1.4cm" svg:y="0.837cm" presentation:class="title">
          <draw:text-box>
            <text:p>Beschreiben Sie Einsteins Licht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layer="layout" svg:width="25.199cm" svg:height="3.506cm" svg:x="1.4cm" svg:y="0.837cm" presentation:class="title">
          <draw:text-box>
            <text:p>Warum tritt der Photoeffekt erst oberhalb einer gewissen Grenzfrequenz auf? </text:p>
          </draw:text-box>
        </draw:frame>
        <draw:frame presentation:style-name="pr1" draw:layer="layout" svg:width="25.199cm" svg:height="12.18cm" svg:x="1.4cm" svg:y="4.914cm" presentation:class="subtitle" presentation:placeholder="true">
          <draw:text-box/>
        </draw:frame>
        <draw:frame draw:style-name="gr1" draw:text-style-name="P2" draw:layer="layout" svg:width="1.252cm" svg:height="0.76cm" svg:x="11.933cm" svg:y="2.816cm">
          <text:p/>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layer="layout" svg:width="25.199cm" svg:height="4.498cm" svg:x="1.4cm" svg:y="0.341cm" presentation:class="title">
          <draw:text-box>
            <text:p>Bedeutet eine Zunahme der Strahlungsintensität eine Erhöhung der kinetischen Energie der Photoelektronen?</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layer="layout" svg:width="25.199cm" svg:height="3.506cm" svg:x="1.4cm" svg:y="0.837cm" presentation:class="title">
          <draw:text-box>
            <text:p>Beschreiben Sie den Compton-Effekt.</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3" draw:master-page-name="Standard" presentation:presentation-page-layout-name="AL1T0">
        <draw:frame presentation:style-name="pr2" draw:layer="layout" svg:width="25.199cm" svg:height="3.506cm" svg:x="1.4cm" svg:y="0.837cm" presentation:class="title">
          <draw:text-box>
            <text:p>Welche Ruhemasse hat das Photon? Welcher Impuls muß ihm zugeschrieben werden?</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layer="layout" svg:width="25.199cm" svg:height="5.271cm" svg:x="1.4cm" svg:y="-0.045cm" presentation:class="title">
          <draw:text-box>
            <text:p>Welche Wellenlängenänderung <text:s text:c="3"/><text:span text:style-name="T111"><text:s text:c="5"/>tritt bei der Streuung von Röntgenstrahlung an schwach gebundenen Elektronen auf? Wovon hängt diese ab?</text:span></text:p>
          </draw:text-box>
        </draw:frame>
        <draw:frame presentation:style-name="pr1" draw:layer="layout" svg:width="25.199cm" svg:height="12.18cm" svg:x="1.4cm" svg:y="4.914cm" presentation:class="subtitle" presentation:placeholder="true">
          <draw:text-box/>
        </draw:frame>
        <draw:frame draw:style-name="gr1" draw:text-style-name="P2" draw:layer="layout" svg:width="1.68cm" svg:height="0.66cm" svg:x="14.333cm" svg:y="1.316cm">
          <text:p/>
          <draw:object xlink:href="./Object 28" xlink:type="simple" xlink:show="embed" xlink:actuate="onLoad"/>
          <draw:image xlink:href="./ObjectReplacements/Object 28" xlink:type="simple" xlink:show="embed" xlink:actuate="onLoad"/>
        </draw:frame>
        <presentation:notes draw:style-name="dp2">
          <draw:page-thumbnail draw:style-name="gr2"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layer="layout" svg:width="25.199cm" svg:height="3.506cm" svg:x="1.4cm" svg:y="0.837cm" presentation:class="title">
          <draw:text-box>
            <text:p>Wie erklärt man sich die unverschobene Linie in der gestreuten Strahlung?</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2" draw:layer="layout" svg:width="25.199cm" svg:height="3.506cm" svg:x="1.4cm" svg:y="0.837cm" presentation:class="title">
          <draw:text-box>
            <text:p>Was versteht man beim Licht unter dem <text:span text:style-name="T7">Teilchen-Welle-Dualismus</text:span><text:span text:style-name="T29">?</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layer="layout" svg:width="25.199cm" svg:height="4.498cm" svg:x="1.4cm" svg:y="0.341cm" presentation:class="title">
          <draw:text-box>
            <text:p>Kommentieren Sie die schwerwiegendsten Widersprüche zwischen dem Rutherford-Modell und dem entsprechenden experimentellen Befund.</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layer="layout" svg:width="25.199cm" svg:height="3.506cm" svg:x="1.4cm" svg:y="0.837cm" presentation:class="title">
          <draw:text-box>
            <text:p>Welche Rydberg-Serien des Wasserstoffatoms sind experimentell beobachtbar?</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7">Seriengrenze</text:span><text:span text:style-name="T29"> einer Rydberg-Serie?</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layer="layout" svg:width="25.199cm" svg:height="3.506cm" svg:x="1.4cm" svg:y="0.837cm" presentation:class="title">
          <draw:text-box>
            <text:p>Welche Rydberg-Serie des H-Atoms liegt im sichtbaren Spektralbereich?</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layer="layout" svg:width="25.199cm" svg:height="3.506cm" svg:x="1.4cm" svg:y="0.837cm" presentation:class="title">
          <draw:text-box>
            <text:p>Was besagt das Ritzsche Kombinations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layer="layout" svg:width="25.199cm" svg:height="3.506cm" svg:x="1.4cm" svg:y="0.837cm" presentation:class="title">
          <draw:text-box>
            <text:p>Formulieren und interpretieren Sie die Bohrschen Postulate.</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layer="layout" svg:width="25.199cm" svg:height="3.506cm" svg:x="1.4cm" svg:y="0.837cm" presentation:class="title">
          <draw:text-box>
            <text:p>Was definiert den <text:span text:style-name="T7">Grundzustand</text:span><text:span text:style-name="T29"> eines Atoms?</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layer="layout" svg:width="25.199cm" svg:height="4.498cm" svg:x="1.4cm" svg:y="0.341cm" presentation:class="title">
          <draw:text-box>
            <text:p>Erinnern Sie sich an die Bedeutung und das Zustandekommen der Hamilton-Jacobi-Differentialgleichung.</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3" draw:master-page-name="Standard" presentation:presentation-page-layout-name="AL1T0">
        <draw:frame presentation:style-name="pr2" draw:layer="layout" svg:width="25.199cm" svg:height="3.506cm" svg:x="1.4cm" svg:y="0.837cm" presentation:class="title">
          <draw:text-box>
            <text:p>Was sind Wirkungs- und Winkelvariable?</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layer="layout" svg:width="25.199cm" svg:height="3.506cm" svg:x="1.4cm" svg:y="0.837cm" presentation:class="title">
          <draw:text-box>
            <text:p>Welche Bedeutung hat die Rydberg-Energie?</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layer="layout" svg:width="25.199cm" svg:height="3.506cm" svg:x="1.4cm" svg:y="0.837cm" presentation:class="title">
          <draw:text-box>
            <text:p>Was ist eine <text:span text:style-name="T7">Eigenwirkungsvariable</text:span><text:span text:style-name="T29">?</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layer="layout" svg:width="25.199cm" svg:height="3.506cm" svg:x="1.4cm" svg:y="0.837cm" presentation:class="title">
          <draw:text-box>
            <text:p>Formulieren Sie die Bohr-Sommerfeldsche 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layer="layout" svg:width="25.199cm" svg:height="3.506cm" svg:x="1.4cm" svg:y="0.837cm" presentation:class="title">
          <draw:text-box>
            <text:p>Wie ist die <text:span text:style-name="T7">Hauptquantenzahl n</text:span><text:span text:style-name="T29"> definiert?</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2" draw:layer="layout" svg:width="25.199cm" svg:height="3.506cm" svg:x="1.4cm" svg:y="0.837cm" presentation:class="title">
          <draw:text-box>
            <text:p>Was bezeichnet man als <text:span text:style-name="T7">Mitbewegungseffekt</text:span><text:span text:style-name="T29">?</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3" draw:master-page-name="Standard" presentation:presentation-page-layout-name="AL1T0">
        <draw:frame presentation:style-name="pr2" draw:layer="layout" svg:width="25.199cm" svg:height="3.506cm" svg:x="1.4cm" svg:y="0.837cm" presentation:class="title">
          <draw:text-box>
            <text:p>Erläutern Sie das Korrespondenz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layer="layout" svg:width="25.199cm" svg:height="3.506cm" svg:x="1.4cm" svg:y="0.837cm" presentation:class="title">
          <draw:text-box>
            <text:p>Was bezeichnet man als die Grundgleichung der „älteren“ Quantentheorie?</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layer="layout" svg:width="25.199cm" svg:height="3.506cm" svg:x="1.4cm" svg:y="0.837cm" presentation:class="title">
          <draw:text-box>
            <text:p>Welchen Überlegung liegt der Hasenöhrlschen Quantenbedingung zugrunde?</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layer="layout" svg:width="25.199cm" svg:height="3.506cm" svg:x="1.4cm" svg:y="0.837cm" presentation:class="title">
          <draw:text-box>
            <text:p>Wie folgt die Phasenintegralquantisierung aus der Hasenöhrlschen 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4.75cm" svg:x="1.4cm" svg:y="0.215cm" presentation:class="title">
          <draw:text-box>
            <text:p>Wie kann man sich im Rahmen der „älteren“ Quantentheorie die Nebenquantenzahl <text:span text:style-name="T7">l</text:span><text:span text:style-name="T29"> und die magnetische Quantenzahl </text:span><text:span text:style-name="T7">m</text:span><text:span text:style-name="T32">l</text:span><text:span text:style-name="T57"> erklären?</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Times New Roman2" svg:font-family="'Times New Roman'" style:font-adornments="Standard" style:font-family-generic="roman"/>
    <style:font-face style:name="Arial2" svg:font-family="Arial" style:font-family-generic="swiss"/>
    <style:font-face style:name="Arial3" svg:font-family="Arial" style:font-adornments="Standard" style:font-family-generic="swiss"/>
    <style:font-face style:name="Ebrima" svg:font-family="Ebrima" style:font-adornments="Regular" style:font-pitch="variable"/>
    <style:font-face style:name="Arial" svg:font-family="Arial" style:font-family-generic="roman" style:font-pitch="variable"/>
    <style:font-face style:name="Lucida Sans Unicode1" svg:font-family="'Lucida Sans Unicode'" style:font-family-generic="roman" style:font-pitch="variable"/>
    <style:font-face style:name="Sylfaen" svg:font-family="Sylfaen" style:font-adornments="Regular"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09T19:54:42.459000000</dc:date>
    <meta:generator>LibreOffice/4.1.4.2$Windows_x86 LibreOffice_project/0a0440ccc0227ad9829de5f46be37cfb6edcf72</meta:generator>
    <meta:document-statistic meta:object-count="456"/>
  </office:meta>
</office:document-meta>
</file>

<file path=Object 1/content.xml><?xml version="1.0" encoding="utf-8"?>
<math xmlns="http://www.w3.org/1998/Math/MathML"/>
</file>

<file path=Object 11/content.xml><?xml version="1.0" encoding="utf-8"?>
<math xmlns="http://www.w3.org/1998/Math/MathML">
  <semantics>
    <mrow>
      <mfrac>
        <mn>1</mn>
        <mn>2</mn>
      </mfrac>
      <msub>
        <mi>k</mi>
        <mtext>B</mtext>
      </msub>
      <mi>T</mi>
    </mrow>
    <annotation encoding="StarMath 5.0">1 over 2 k_"B"T</annotation>
  </semantics>
</math>
</file>

<file path=Object 12/content.xml><?xml version="1.0" encoding="utf-8"?>
<math xmlns="http://www.w3.org/1998/Math/MathML">
  <semantics>
    <mrow>
      <mfrac>
        <mn>1</mn>
        <mn>2</mn>
      </mfrac>
      <msub>
        <mi>k</mi>
        <mtext>B</mtext>
      </msub>
      <mi>T</mi>
    </mrow>
    <annotation encoding="StarMath 5.0">1 over 2 k_"B"T</annotation>
  </semantics>
</math>
</file>

<file path=Object 13/content.xml><?xml version="1.0" encoding="utf-8"?>
<math xmlns="http://www.w3.org/1998/Math/MathML">
  <semantics>
    <mrow>
      <mfrac>
        <mn>1</mn>
        <mn>2</mn>
      </mfrac>
      <msub>
        <mi>k</mi>
        <mtext>B</mtext>
      </msub>
      <mi>T</mi>
    </mrow>
    <annotation encoding="StarMath 5.0">1 over 2 k_"B"T</annotation>
  </semantics>
</math>
</file>

<file path=Object 14/content.xml><?xml version="1.0" encoding="utf-8"?>
<math xmlns="http://www.w3.org/1998/Math/MathML">
  <semantics>
    <mrow>
      <mrow>
        <msub>
          <mi>E</mi>
          <mi>n</mi>
        </msub>
        <mo stretchy="false">=</mo>
        <mi>n</mi>
      </mrow>
      <msub>
        <mo stretchy="false">ε</mo>
        <mn>0</mn>
      </msub>
      <mi/>
      <mi>;</mi>
      <mi/>
      <mrow>
        <mi>n</mi>
        <mo stretchy="false">=</mo>
        <mn>0,1</mn>
      </mrow>
      <mn>,2</mn>
      <mi>,</mi>
      <mo stretchy="false">…</mo>
    </mrow>
    <annotation encoding="StarMath 5.0">E_n = n %ivarepsilon  _0 ` ; ~ n = 0,1,2, dotslow </annotation>
  </semantics>
</math>
</file>

<file path=Object 15/content.xml><?xml version="1.0" encoding="utf-8"?>
<math xmlns="http://www.w3.org/1998/Math/MathML">
  <semantics>
    <mtable>
      <mtr>
        <mtd>
          <mrow>
            <mi>w</mi>
            <mrow>
              <mrow>
                <mo stretchy="false">(</mo>
                <mrow>
                  <mi>T</mi>
                </mrow>
                <mo stretchy="false">)</mo>
              </mrow>
              <mo stretchy="false">=</mo>
              <mo stretchy="false">α</mo>
            </mrow>
            <msup>
              <mi>T</mi>
              <mn>4</mn>
            </msup>
          </mrow>
        </mtd>
      </mtr>
      <mtr>
        <mtd/>
      </mtr>
      <mtr>
        <mtd>
          <mrow>
            <mtext>mit</mtext>
            <mrow>
              <mo stretchy="false">α</mo>
              <mo stretchy="false">=</mo>
              <mrow>
                <munderover>
                  <mo stretchy="false">∫</mo>
                  <mn>0</mn>
                  <mo stretchy="false">∞</mo>
                </munderover>
                <msup>
                  <mi>x</mi>
                  <mn>3</mn>
                </msup>
              </mrow>
            </mrow>
            <mi>g</mi>
            <mrow>
              <mo stretchy="false">(</mo>
              <mrow>
                <mi>x</mi>
              </mrow>
              <mo stretchy="false">)</mo>
            </mrow>
            <mtext>d</mtext>
            <mi>x</mi>
            <mi/>
            <mtext>,</mtext>
            <mi/>
            <mrow>
              <mi>x</mi>
              <mo stretchy="false">=</mo>
              <mrow>
                <mo stretchy="false">ν</mo>
                <mo stretchy="false">/</mo>
                <mi>T</mi>
              </mrow>
            </mrow>
          </mrow>
        </mtd>
      </mtr>
    </mtable>
    <annotation encoding="StarMath 5.0">w(T) = %ialpha T^4 newline newline
"mit" %ialpha = int from 0 to infinity x^3 g(x) "d"x ~ "," ` x = %iny / T</annotation>
  </semantics>
</math>
</file>

<file path=Object 16/content.xml><?xml version="1.0" encoding="utf-8"?>
<math xmlns="http://www.w3.org/1998/Math/MathML">
  <semantics>
    <mrow>
      <mrow>
        <mrow>
          <mfrac>
            <mrow>
              <msub>
                <mo stretchy="false">ν</mo>
                <mi mathvariant="italic">max</mi>
              </msub>
            </mrow>
            <mi>T</mi>
          </mfrac>
          <mo stretchy="false">≡</mo>
          <msub>
            <mi>x</mi>
            <mn>0</mn>
          </msub>
        </mrow>
        <mo stretchy="false">=</mo>
        <mtext>const</mtext>
      </mrow>
    </mrow>
    <annotation encoding="StarMath 5.0">{%iny _max } over T equiv x_0 = "const"</annotation>
  </semantics>
</math>
</file>

<file path=Object 17/content.xml><?xml version="1.0" encoding="utf-8"?>
<math xmlns="http://www.w3.org/1998/Math/MathML">
  <semantics>
    <mrow>
      <mi>f</mi>
      <mrow>
        <mrow>
          <mo stretchy="false">(</mo>
          <mrow>
            <mo stretchy="false">ν</mo>
            <mi>,</mi>
            <mi>T</mi>
          </mrow>
          <mo stretchy="false">)</mo>
        </mrow>
        <mo stretchy="false">=</mo>
        <msup>
          <mo stretchy="false">ν</mo>
          <mn>3</mn>
        </msup>
      </mrow>
      <mi>g</mi>
      <mfenced open="(" close=")">
        <mrow>
          <mrow>
            <mfrac>
              <mo stretchy="false">ν</mo>
              <mi>T</mi>
            </mfrac>
          </mrow>
        </mrow>
      </mfenced>
    </mrow>
    <annotation encoding="StarMath 5.0">f(%iny, T) = %iny ^3 g left ( {%iny over T} right )</annotation>
  </semantics>
</math>
</file>

<file path=Object 18/content.xml><?xml version="1.0" encoding="utf-8"?>
<math xmlns="http://www.w3.org/1998/Math/MathML">
  <semantics>
    <mrow>
      <mrow>
        <mrow>
          <mfrac>
            <msub>
              <mo stretchy="false">ν</mo>
              <mtext>max</mtext>
            </msub>
            <mi>T</mi>
          </mfrac>
          <mo stretchy="false">≡</mo>
          <msub>
            <mi>x</mi>
            <mn>0</mn>
          </msub>
        </mrow>
        <mo stretchy="false">=</mo>
        <mtext>const</mtext>
      </mrow>
    </mrow>
    <annotation encoding="StarMath 5.0">%iny_"max" over T equiv x_0 = "const"</annotation>
  </semantics>
</math>
</file>

<file path=Object 19/content.xml><?xml version="1.0" encoding="utf-8"?>
<math xmlns="http://www.w3.org/1998/Math/MathML">
  <semantics>
    <mrow>
      <mrow>
        <mi>w</mi>
        <mo stretchy="false">=</mo>
        <mrow>
          <munderover>
            <mo stretchy="false">∫</mo>
            <mrow>
              <mn>0</mn>
            </mrow>
            <mrow>
              <mo stretchy="false">∞</mo>
            </mrow>
          </munderover>
          <msup>
            <mo stretchy="false">ν</mo>
            <mn>3</mn>
          </msup>
        </mrow>
      </mrow>
      <mi>g</mi>
      <mfenced open="(" close=")">
        <mrow>
          <mfrac>
            <mo stretchy="false">ν</mo>
            <mi>T</mi>
          </mfrac>
        </mrow>
      </mfenced>
      <mtext>d</mtext>
      <mrow>
        <mo stretchy="false">ν</mo>
        <mo stretchy="false">=</mo>
        <msup>
          <mi>T</mi>
          <mn>4</mn>
        </msup>
      </mrow>
      <mrow>
        <munderover>
          <mo stretchy="false">∫</mo>
          <mrow>
            <mn>0</mn>
          </mrow>
          <mrow>
            <mo stretchy="false">∞</mo>
          </mrow>
        </munderover>
        <msup>
          <mi>x</mi>
          <mn>3</mn>
        </msup>
      </mrow>
      <mi>g</mi>
      <mrow>
        <mo stretchy="false">(</mo>
        <mrow>
          <mi>x</mi>
        </mrow>
        <mo stretchy="false">)</mo>
      </mrow>
      <mtext>d</mtext>
      <mi>x</mi>
    </mrow>
    <annotation encoding="StarMath 5.0">w = int from{0} to{infinity} %iny ^3 g left ( %iny over T right ) "d" %iny = T^4 int from{0} to{infinity} x^3 g (x) "d" x</annotation>
  </semantics>
</math>
</file>

<file path=Object 2/content.xml><?xml version="1.0" encoding="utf-8"?>
<math xmlns="http://www.w3.org/1998/Math/MathML">
  <semantics>
    <mrow>
      <mrow>
        <mo stretchy="false">π</mo>
        <mo stretchy="false">=</mo>
        <mrow>
          <mo stretchy="false">(</mo>
          <mrow>
            <msub>
              <mi>q</mi>
              <mn>1</mn>
            </msub>
            <mi>,</mi>
            <msub>
              <mi>q</mi>
              <mn>2</mn>
            </msub>
            <mi>,</mi>
            <mo stretchy="false">…</mo>
            <mi>,</mi>
            <msub>
              <mi>q</mi>
              <mi>s</mi>
            </msub>
            <mi>,</mi>
            <msub>
              <mi>p</mi>
              <mn>1</mn>
            </msub>
            <mi>,</mi>
            <msub>
              <mi>p</mi>
              <mn>2</mn>
            </msub>
            <mi>,</mi>
            <mo stretchy="false">…</mo>
            <mi>,</mi>
            <msub>
              <mi>p</mi>
              <mi>s</mi>
            </msub>
          </mrow>
          <mo stretchy="false">)</mo>
        </mrow>
      </mrow>
    </mrow>
    <annotation encoding="StarMath 5.0">%ipi  = (q_1 ,q_2 ,dotslow ,q_s ,p_1 ,p_2 ,dotslow ,p_s)</annotation>
  </semantics>
</math>
</file>

<file path=Object 20/content.xml><?xml version="1.0" encoding="utf-8"?>
<math xmlns="http://www.w3.org/1998/Math/MathML">
  <semantics>
    <mrow>
      <mi>w</mi>
      <mrow>
        <mrow>
          <mo stretchy="false">(</mo>
          <mrow>
            <mi>T</mi>
          </mrow>
          <mo stretchy="false">)</mo>
        </mrow>
        <mo stretchy="false">=</mo>
        <mo stretchy="false">α</mo>
      </mrow>
      <msup>
        <mi>T</mi>
        <mn>4</mn>
      </msup>
    </mrow>
    <annotation encoding="StarMath 5.0">w(T) = %ialpha T^4</annotation>
  </semantics>
</math>
</file>

<file path=Object 21/content.xml><?xml version="1.0" encoding="utf-8"?>
<math xmlns="http://www.w3.org/1998/Math/MathML">
  <semantics>
    <mrow>
      <mrow>
        <mrow>
          <mfrac>
            <mrow>
              <mtext>d</mtext>
              <msub>
                <mi>w</mi>
                <mo stretchy="false">ν</mo>
              </msub>
            </mrow>
            <mrow>
              <mtext>d</mtext>
              <mo stretchy="false">ν</mo>
            </mrow>
          </mfrac>
          <mo stretchy="false">∣</mo>
          <msub>
            <mrow>
              <mtext/>
            </mrow>
            <mrow>
              <msub>
                <mo stretchy="false">ν</mo>
                <mrow>
                  <mtext>max</mtext>
                </mrow>
              </msub>
            </mrow>
          </msub>
        </mrow>
        <mo stretchy="false">=</mo>
        <mfenced open="[" close="]">
          <mrow>
            <mn>3</mn>
            <msup>
              <mo stretchy="false">ν</mo>
              <mn>2</mn>
            </msup>
            <mi>g</mi>
            <mrow>
              <mfenced open="(" close=")">
                <mrow>
                  <mfrac>
                    <mo stretchy="false">ν</mo>
                    <mi>T</mi>
                  </mfrac>
                </mrow>
              </mfenced>
              <mo stretchy="false">+</mo>
              <mfrac>
                <msup>
                  <mo stretchy="false">ν</mo>
                  <mn>3</mn>
                </msup>
                <mi>T</mi>
              </mfrac>
            </mrow>
            <mi>g</mi>
            <mtext>´</mtext>
            <mfenced open="(" close=")">
              <mrow>
                <mfrac>
                  <mo stretchy="false">ν</mo>
                  <mi>T</mi>
                </mfrac>
              </mrow>
            </mfenced>
          </mrow>
        </mfenced>
      </mrow>
      <mrow>
        <msub>
          <mrow>
            <mtext/>
          </mrow>
          <mrow>
            <msub>
              <mo stretchy="false">ν</mo>
              <mrow>
                <mtext>max</mtext>
              </mrow>
            </msub>
          </mrow>
        </msub>
        <mover>
          <mo stretchy="false">=</mo>
          <mrow>
            <mtext>!</mtext>
          </mrow>
        </mover>
        <mn>0</mn>
      </mrow>
    </mrow>
    <annotation encoding="StarMath 5.0">{"d" w _%iny} over {"d" %iny} divides {""}_{ %iny _{"max"}} = left [ 3 %iny^2 g left ( %iny over T right ) + %iny ^3 over T g "´" left ( %iny over T right )  right ] {""}_{ %iny _{"max"}} = csup{"!"} 0</annotation>
  </semantics>
</math>
</file>

<file path=Object 22/content.xml><?xml version="1.0" encoding="utf-8"?>
<math xmlns="http://www.w3.org/1998/Math/MathML">
  <semantics>
    <mrow>
      <mfrac>
        <mn>3</mn>
        <mi>x</mi>
      </mfrac>
      <mi>g</mi>
      <mrow>
        <mrow>
          <mo stretchy="false">(</mo>
          <mrow>
            <mi>x</mi>
          </mrow>
          <mo stretchy="false">)</mo>
        </mrow>
        <mo stretchy="false">+</mo>
        <mi>g</mi>
      </mrow>
      <mtext>´</mtext>
      <mrow>
        <mrow>
          <mo stretchy="false">(</mo>
          <mrow>
            <mi>x</mi>
          </mrow>
          <mo stretchy="false">)</mo>
        </mrow>
        <mover>
          <mo stretchy="false">=</mo>
          <mrow>
            <mtext>!</mtext>
          </mrow>
        </mover>
        <mn>0</mn>
      </mrow>
    </mrow>
    <annotation encoding="StarMath 5.0">3 over x g(x) + g"´"(x) = csup{"!"} 0</annotation>
  </semantics>
</math>
</file>

<file path=Object 23/content.xml><?xml version="1.0" encoding="utf-8"?>
<math xmlns="http://www.w3.org/1998/Math/MathML">
  <semantics>
    <mrow>
      <mi>f</mi>
      <mrow>
        <mrow>
          <mo stretchy="false">(</mo>
          <mrow>
            <mo stretchy="false">ν</mo>
            <mi>,</mi>
            <mi>T</mi>
          </mrow>
          <mo stretchy="false">)</mo>
        </mrow>
        <mo stretchy="false">/</mo>
        <msup>
          <mo stretchy="false">ν</mo>
          <mn>3</mn>
        </msup>
      </mrow>
    </mrow>
    <annotation encoding="StarMath 5.0">f( %iny , T) / %iny ^3</annotation>
  </semantics>
</math>
</file>

<file path=Object 24/content.xml><?xml version="1.0" encoding="utf-8"?>
<math xmlns="http://www.w3.org/1998/Math/MathML">
  <semantics>
    <mrow>
      <msub>
        <mo stretchy="false">ε</mo>
        <mn>0</mn>
      </msub>
      <mo stretchy="false">→</mo>
      <mi>h</mi>
      <mo stretchy="false">ν</mo>
    </mrow>
    <annotation encoding="StarMath 5.0">%ivarepsilon _0 rightarrow h %iny</annotation>
  </semantics>
</math>
</file>

<file path=Object 25/content.xml><?xml version="1.0" encoding="utf-8"?>
<math xmlns="http://www.w3.org/1998/Math/MathML">
  <semantics>
    <mrow>
      <mrow>
        <mfrac>
          <mrow>
            <mi>h</mi>
            <mo stretchy="false">ν</mo>
          </mrow>
          <mrow>
            <mi>exp</mi>
            <mfenced open="(" close=")">
              <mrow>
                <mfrac>
                  <mrow>
                    <mi>h</mi>
                    <mo stretchy="false">ν</mo>
                  </mrow>
                  <mrow>
                    <msub>
                      <mi>k</mi>
                      <mtext>B</mtext>
                    </msub>
                    <mi>T</mi>
                  </mrow>
                </mfrac>
              </mrow>
            </mfenced>
          </mrow>
        </mfrac>
        <mo stretchy="false">≈</mo>
        <mfenced open="{" close="∣">
          <mrow>
            <mtable>
              <mtr>
                <mtd>
                  <mrow>
                    <mrow>
                      <msub>
                        <mi>k</mi>
                        <mtext>B</mtext>
                      </msub>
                      <mi>T</mi>
                    </mrow>
                    <mi/>
                    <mtext>für</mtext>
                    <mi>h</mi>
                    <mrow>
                      <mo stretchy="false">ν</mo>
                      <mo stretchy="false">≪</mo>
                      <msub>
                        <mi>k</mi>
                        <mtext>B</mtext>
                      </msub>
                    </mrow>
                    <mi>T</mi>
                  </mrow>
                </mtd>
              </mtr>
              <mtr>
                <mtd>
                  <mrow>
                    <mi>h</mi>
                    <mo stretchy="false">ν</mo>
                    <mi>exp</mi>
                    <mfenced open="(" close=")">
                      <mrow>
                        <mrow>
                          <mo stretchy="false">−</mo>
                          <mrow>
                            <mfrac>
                              <mrow>
                                <mi>h</mi>
                                <mo stretchy="false">ν</mo>
                              </mrow>
                              <mrow>
                                <msub>
                                  <mi>k</mi>
                                  <mtext>B</mtext>
                                </msub>
                                <mi>T</mi>
                              </mrow>
                            </mfrac>
                          </mrow>
                        </mrow>
                      </mrow>
                    </mfenced>
                    <mi/>
                    <mtext>für</mtext>
                    <mi>h</mi>
                    <mrow>
                      <mo stretchy="false">ν</mo>
                      <mo stretchy="false">≫</mo>
                      <msub>
                        <mi>k</mi>
                        <mtext>B</mtext>
                      </msub>
                    </mrow>
                    <mi>T</mi>
                  </mrow>
                </mtd>
              </mtr>
            </mtable>
          </mrow>
        </mfenced>
      </mrow>
    </mrow>
    <annotation encoding="StarMath 5.0">{h %iny} over {exp left ( {h %iny} over {k_"B" T} right) }  approx left lbrace binom{alignl {k_"B" T} ~~~~~~~~~~~~~~~`` "für" h %iny &lt;&lt; k_"B" T }{alignl h %iny exp left ( - {{h %iny } over {k_"B" T}}  right ) ~~~`` "für" h %iny &gt;&gt; k_"B" T} right rline</annotation>
  </semantics>
</math>
</file>

<file path=Object 26/content.xml><?xml version="1.0" encoding="utf-8"?>
<math xmlns="http://www.w3.org/1998/Math/MathML">
  <semantics>
    <mrow>
      <mover accent="true">
        <mo stretchy="false">ε</mo>
        <mo stretchy="false">̂</mo>
      </mover>
    </mrow>
    <annotation encoding="StarMath 5.0">hat %ivarepsilon </annotation>
  </semantics>
</math>
</file>

<file path=Object 27/content.xml><?xml version="1.0" encoding="utf-8"?>
<math xmlns="http://www.w3.org/1998/Math/MathML">
  <semantics>
    <mrow>
      <msub>
        <mo stretchy="false">ν</mo>
        <mtext>g</mtext>
      </msub>
    </mrow>
    <annotation encoding="StarMath 5.0">%iny_"g"</annotation>
  </semantics>
</math>
</file>

<file path=Object 28/content.xml><?xml version="1.0" encoding="utf-8"?>
<math xmlns="http://www.w3.org/1998/Math/MathML">
  <semantics>
    <mrow>
      <mo stretchy="false">Δ</mo>
      <mo stretchy="false">λ</mo>
    </mrow>
    <annotation encoding="StarMath 5.0">%DELTA %ilambda </annotation>
  </semantics>
</math>
</file>

<file path=Object 29/content.xml><?xml version="1.0" encoding="utf-8"?>
<math xmlns="http://www.w3.org/1998/Math/MathML">
  <semantics>
    <mrow>
      <mrow>
        <mi>p</mi>
        <mo stretchy="false">=</mo>
        <mfrac>
          <mn>1</mn>
          <mn>3</mn>
        </mfrac>
      </mrow>
      <mfrac>
        <mi>N</mi>
        <mi>V</mi>
      </mfrac>
      <mi>m</mi>
      <mrow>
        <mo stretchy="false">〈</mo>
        <mrow>
          <mstyle mathvariant="bold">
            <mrow>
              <msup>
                <mrow>
                  <mi>v</mi>
                </mrow>
                <mn>2</mn>
              </msup>
            </mrow>
          </mstyle>
        </mrow>
        <mo stretchy="false">〉</mo>
      </mrow>
    </mrow>
    <annotation encoding="StarMath 5.0">p = 1 over 3 N over V m langle bold{v}^2 rangle</annotation>
  </semantics>
</math>
</file>

<file path=Object 3/content.xml><?xml version="1.0" encoding="utf-8"?>
<math xmlns="http://www.w3.org/1998/Math/MathML">
  <semantics>
    <mrow>
      <mo stretchy="false">Δ</mo>
      <msub>
        <mi>q</mi>
        <mi>i</mi>
      </msub>
      <mo stretchy="false">Δ</mo>
      <mrow>
        <msub>
          <mi>p</mi>
          <mi>i</mi>
        </msub>
        <mo stretchy="false">⩾</mo>
        <mfrac>
          <mo stretchy="false">ℏ</mo>
          <mn>2</mn>
        </mfrac>
      </mrow>
      <mi>;</mi>
      <mrow>
        <mi>i</mi>
        <mo stretchy="false">=</mo>
        <mn>1,2</mn>
      </mrow>
      <mi>,</mi>
      <mo stretchy="false">…</mo>
      <mi>,</mi>
      <mi>s</mi>
    </mrow>
    <annotation encoding="StarMath 5.0">%DELTA q_i %DELTA p_i geslant hbar over 2 ; i = 1,2,dotslow ,s</annotation>
  </semantics>
</math>
</file>

<file path=Object 30/content.xml><?xml version="1.0" encoding="utf-8"?>
<math xmlns="http://www.w3.org/1998/Math/MathML">
  <semantics>
    <mrow>
      <mrow>
        <mi>p</mi>
        <mo stretchy="false">=</mo>
        <mfrac>
          <mn>1</mn>
          <mn>3</mn>
        </mfrac>
      </mrow>
      <mfrac>
        <mi>N</mi>
        <mi>V</mi>
      </mfrac>
      <mi>m</mi>
      <mrow>
        <mo stretchy="false">〈</mo>
        <mrow>
          <mstyle mathvariant="bold">
            <mrow>
              <msup>
                <mrow>
                  <mi>v</mi>
                </mrow>
                <mn>2</mn>
              </msup>
            </mrow>
          </mstyle>
        </mrow>
        <mo stretchy="false">〉</mo>
      </mrow>
    </mrow>
    <annotation encoding="StarMath 5.0">p = 1 over 3 N over V m langle bold{v}^2 rangle</annotation>
  </semantics>
</math>
</file>

<file path=Object 31/content.xml><?xml version="1.0" encoding="utf-8"?>
<math xmlns="http://www.w3.org/1998/Math/MathML">
  <semantics>
    <mrow>
      <mrow>
        <mi mathvariant="italic">pV</mi>
        <mo stretchy="false">=</mo>
        <mi>N</mi>
      </mrow>
      <msub>
        <mi>k</mi>
        <mtext>B</mtext>
      </msub>
      <mi>T</mi>
    </mrow>
    <annotation encoding="StarMath 5.0">pV = N k_"B" T</annotation>
  </semantics>
</math>
</file>

<file path=Object 32/content.xml><?xml version="1.0" encoding="utf-8"?>
<math xmlns="http://www.w3.org/1998/Math/MathML">
  <semantics>
    <mtable>
      <mtr>
        <mtd>
          <mrow>
            <mi>N</mi>
            <msub>
              <mi>k</mi>
              <mtext>B</mtext>
            </msub>
            <mrow>
              <mi>T</mi>
              <mo stretchy="false">=</mo>
              <mfrac>
                <mn>1</mn>
                <mn>3</mn>
              </mfrac>
            </mrow>
            <mi>N</mi>
            <mi>m</mi>
            <mrow>
              <mo stretchy="false">〈</mo>
              <mrow>
                <mstyle mathvariant="bold">
                  <mrow>
                    <msup>
                      <mrow>
                        <mi>v</mi>
                      </mrow>
                      <mn>2</mn>
                    </msup>
                  </mrow>
                </mstyle>
              </mrow>
              <mo stretchy="false">〉</mo>
            </mrow>
            <mi/>
            <mo stretchy="false">→</mo>
            <mi/>
            <mn>3</mn>
            <mi>N</mi>
            <msub>
              <mi>k</mi>
              <mtext>B</mtext>
            </msub>
            <mrow>
              <mi>T</mi>
              <mo stretchy="false">=</mo>
              <mi>N</mi>
            </mrow>
            <mi>m</mi>
            <mrow>
              <mo stretchy="false">〈</mo>
              <mrow>
                <mstyle mathvariant="bold">
                  <mrow>
                    <msup>
                      <mrow>
                        <mi>v</mi>
                      </mrow>
                      <mn>2</mn>
                    </msup>
                  </mrow>
                </mstyle>
              </mrow>
              <mo stretchy="false">〉</mo>
            </mrow>
            <mi/>
            <mo stretchy="false">→</mo>
            <mi/>
            <mfrac>
              <mn>3</mn>
              <mn>2</mn>
            </mfrac>
            <mi>N</mi>
            <msub>
              <mi>k</mi>
              <mtext>B</mtext>
            </msub>
            <mrow>
              <mi>T</mi>
              <mo stretchy="false">=</mo>
              <mi>N</mi>
            </mrow>
            <mfrac>
              <mi>m</mi>
              <mn>2</mn>
            </mfrac>
            <mrow>
              <mo stretchy="false">〈</mo>
              <mrow>
                <mstyle mathvariant="bold">
                  <mrow>
                    <msup>
                      <mrow>
                        <mi>v</mi>
                      </mrow>
                      <mn>2</mn>
                    </msup>
                  </mrow>
                </mstyle>
              </mrow>
              <mo stretchy="false">〉</mo>
            </mrow>
          </mrow>
        </mtd>
      </mtr>
      <mtr>
        <mtd>
          <mrow>
            <mtext>mit</mtext>
            <mi/>
            <mi>U</mi>
            <mrow>
              <mrow>
                <mo stretchy="false">(</mo>
                <mrow>
                  <mi>T</mi>
                  <mi>,</mi>
                  <mi>V</mi>
                </mrow>
                <mo stretchy="false">)</mo>
              </mrow>
              <mo stretchy="false">=</mo>
              <mi>N</mi>
            </mrow>
            <mfrac>
              <mi>m</mi>
              <mn>2</mn>
            </mfrac>
            <mrow>
              <mo stretchy="false">〈</mo>
              <mrow>
                <mstyle mathvariant="bold">
                  <mrow>
                    <msup>
                      <mrow>
                        <mi>v</mi>
                      </mrow>
                      <mn>2</mn>
                    </msup>
                  </mrow>
                </mstyle>
              </mrow>
              <mo stretchy="false">〉</mo>
            </mrow>
            <mi/>
            <mtext>folgt</mtext>
            <mi/>
            <mi>N</mi>
            <mfrac>
              <mi>m</mi>
              <mn>2</mn>
            </mfrac>
            <mrow>
              <mrow>
                <mo stretchy="false">〈</mo>
                <mrow>
                  <mstyle mathvariant="bold">
                    <mrow>
                      <msup>
                        <mrow>
                          <mi>v</mi>
                        </mrow>
                        <mn>2</mn>
                      </msup>
                    </mrow>
                  </mstyle>
                </mrow>
                <mo stretchy="false">〉</mo>
              </mrow>
              <mo stretchy="false">=</mo>
              <mfrac>
                <mn>3</mn>
                <mn>2</mn>
              </mfrac>
            </mrow>
            <mi>N</mi>
            <msub>
              <mi>k</mi>
              <mtext>B</mtext>
            </msub>
            <mrow>
              <mi>T</mi>
              <mo stretchy="false">≡</mo>
              <mi>U</mi>
            </mrow>
            <mrow>
              <mo stretchy="false">(</mo>
              <mrow>
                <mi>T</mi>
              </mrow>
              <mo stretchy="false">)</mo>
            </mrow>
          </mrow>
        </mtd>
      </mtr>
    </mtable>
    <annotation encoding="StarMath 5.0">N k_"B" T = 1 over 3 N m langle bold{v}^2 rangle ~ rightarrow  ~
3 N k_"B" T = N m langle bold{v}^2 rangle ~ rightarrow ~ 3 over 2 N k_"B" T = N m over 2 langle bold{v}^2 rangle newline
"mit" ~ U(T,V) = N m over 2 langle bold{v}^2 rangle ~ "folgt" ~
N m over 2 langle bold{v}^2 rangle = 3 over 2 N k_"B" T equiv U(T)</annotation>
  </semantics>
</math>
</file>

<file path=Object 33/content.xml><?xml version="1.0" encoding="utf-8"?>
<math xmlns="http://www.w3.org/1998/Math/MathML">
  <semantics>
    <mrow>
      <mrow>
        <mrow>
          <mrow>
            <mrow>
              <mo stretchy="false">〈</mo>
              <mrow>
                <msubsup>
                  <mi>v</mi>
                  <mrow>
                    <mi>x</mi>
                  </mrow>
                  <mrow>
                    <mn>2</mn>
                  </mrow>
                </msubsup>
              </mrow>
              <mo stretchy="false">〉</mo>
            </mrow>
            <mo stretchy="false">=</mo>
            <mrow>
              <mo stretchy="false">〈</mo>
              <mrow>
                <msubsup>
                  <mi>v</mi>
                  <mrow>
                    <mi>y</mi>
                  </mrow>
                  <mrow>
                    <mn>2</mn>
                  </mrow>
                </msubsup>
              </mrow>
              <mo stretchy="false">〉</mo>
            </mrow>
          </mrow>
          <mo stretchy="false">=</mo>
          <mrow>
            <mo stretchy="false">〈</mo>
            <mrow>
              <msubsup>
                <mi>v</mi>
                <mrow>
                  <mi>z</mi>
                </mrow>
                <mrow>
                  <mn>2</mn>
                </mrow>
              </msubsup>
            </mrow>
            <mo stretchy="false">〉</mo>
          </mrow>
        </mrow>
        <mo stretchy="false">=</mo>
        <mfrac>
          <mn>1</mn>
          <mn>3</mn>
        </mfrac>
      </mrow>
      <mrow>
        <mo stretchy="false">〈</mo>
        <mrow>
          <mstyle mathvariant="bold">
            <mrow>
              <msup>
                <mrow>
                  <mi>v</mi>
                </mrow>
                <mrow>
                  <mn>2</mn>
                </mrow>
              </msup>
            </mrow>
          </mstyle>
        </mrow>
        <mo stretchy="false">〉</mo>
      </mrow>
    </mrow>
    <annotation encoding="StarMath 5.0">langle v^{2}_{x} rangle = langle v^{2}_{y} rangle = langle v^{2}_{z} rangle = 1 over 3 langle bold{v}^{2} rangle</annotation>
  </semantics>
</math>
</file>

<file path=Object 34/content.xml><?xml version="1.0" encoding="utf-8"?>
<math xmlns="http://www.w3.org/1998/Math/MathML">
  <semantics>
    <mrow>
      <mrow>
        <mi>F</mi>
        <mo stretchy="false">=</mo>
        <mn>96487</mn>
      </mrow>
      <mfrac>
        <mrow>
          <mtext>A s</mtext>
        </mrow>
        <mtext>mol</mtext>
      </mfrac>
    </mrow>
    <annotation encoding="StarMath 5.0">F = 96487 {"A s"} over "mol"</annotation>
  </semantics>
</math>
</file>

<file path=Object 35/content.xml><?xml version="1.0" encoding="utf-8"?>
<math xmlns="http://www.w3.org/1998/Math/MathML">
  <semantics>
    <mrow>
      <mrow>
        <mrow>
          <mi>e</mi>
          <mo stretchy="false">=</mo>
          <mfrac>
            <mi>F</mi>
            <msub>
              <mi>N</mi>
              <mtext>A</mtext>
            </msub>
          </mfrac>
        </mrow>
        <mo stretchy="false">=</mo>
        <mrow>
          <mn>1,6021</mn>
          <mo stretchy="false">⋅</mo>
          <msup>
            <mn>10</mn>
            <mrow>
              <mrow>
                <mo stretchy="false">−</mo>
                <mn>19</mn>
              </mrow>
            </mrow>
          </msup>
        </mrow>
      </mrow>
      <mtext>A s</mtext>
      <mi>,</mi>
    </mrow>
    <annotation encoding="StarMath 5.0">e = F over N_"A" = 1,6021 cdot 10 ^{-19} "A s",</annotation>
  </semantics>
</math>
</file>

<file path=Object 36/content.xml><?xml version="1.0" encoding="utf-8"?>
<math xmlns="http://www.w3.org/1998/Math/MathML">
  <semantics>
    <mrow>
      <mrow>
        <msub>
          <mrow>
            <mstyle mathvariant="bold">
              <mrow>
                <mi>F</mi>
              </mrow>
            </mstyle>
          </mrow>
          <mtext>L</mtext>
        </msub>
        <mo stretchy="false">=</mo>
        <mi>q</mi>
      </mrow>
      <mrow>
        <mo stretchy="false">[</mo>
        <mrow>
          <mrow>
            <mrow>
              <mstyle mathvariant="bold">
                <mrow>
                  <mi>v</mi>
                </mrow>
              </mstyle>
            </mrow>
            <mo stretchy="false">×</mo>
            <mrow>
              <mstyle mathvariant="bold">
                <mrow>
                  <mi>B</mi>
                </mrow>
              </mstyle>
            </mrow>
          </mrow>
        </mrow>
        <mo stretchy="false">]</mo>
      </mrow>
    </mrow>
    <annotation encoding="StarMath 5.0">{bold F} _"L" = q [{bold v} times {bold B} ] </annotation>
  </semantics>
</math>
</file>

<file path=Object 37/content.xml><?xml version="1.0" encoding="utf-8"?>
<math xmlns="http://www.w3.org/1998/Math/MathML">
  <semantics>
    <mrow>
      <mrow>
        <mfrac>
          <mrow>
            <msub>
              <mi>m</mi>
              <mtext>e</mtext>
            </msub>
            <msup>
              <mi>v</mi>
              <mn>2</mn>
            </msup>
          </mrow>
          <mi>r</mi>
        </mfrac>
        <mo stretchy="false">=</mo>
        <mi>q</mi>
      </mrow>
      <mi>v</mi>
      <mi>B</mi>
      <mo stretchy="false">⇔</mo>
      <mrow>
        <mfrac>
          <mi>v</mi>
          <mrow>
            <mrow>
              <mi>q</mi>
              <mo stretchy="false">/</mo>
              <msub>
                <mi>m</mi>
                <mtext>e</mtext>
              </msub>
            </mrow>
          </mrow>
        </mfrac>
        <mo stretchy="false">=</mo>
        <mi mathvariant="italic">rB</mi>
      </mrow>
    </mrow>
    <annotation encoding="StarMath 5.0">{m_"e" v^2} over r = q v B dlrarrow v over {q / m_"e"} = rB </annotation>
  </semantics>
</math>
</file>

<file path=Object 38/content.xml><?xml version="1.0" encoding="utf-8"?>
<math xmlns="http://www.w3.org/1998/Math/MathML">
  <semantics>
    <mrow>
      <mi>m</mi>
      <mrow>
        <mrow>
          <mo stretchy="false">(</mo>
          <mrow>
            <mi>v</mi>
          </mrow>
          <mo stretchy="false">)</mo>
        </mrow>
        <mo stretchy="false">=</mo>
        <mfrac>
          <msub>
            <mi>m</mi>
            <mtext>e</mtext>
          </msub>
          <msqrt>
            <mrow>
              <mrow>
                <mn>1</mn>
                <mo stretchy="false">−</mo>
                <mfrac>
                  <msup>
                    <mi>v</mi>
                    <mn>2</mn>
                  </msup>
                  <msup>
                    <mi>c</mi>
                    <mn>2</mn>
                  </msup>
                </mfrac>
              </mrow>
            </mrow>
          </msqrt>
        </mfrac>
      </mrow>
    </mrow>
    <annotation encoding="StarMath 5.0">m(v) = m_"e" over sqrt{1- v^2 over c^2}</annotation>
  </semantics>
</math>
</file>

<file path=Object 39/content.xml><?xml version="1.0" encoding="utf-8"?>
<math xmlns="http://www.w3.org/1998/Math/MathML">
  <semantics>
    <mrow>
      <mo stretchy="false">μ</mo>
      <mi>cos</mi>
      <mrow>
        <mrow>
          <mrow>
            <mo stretchy="false">α</mo>
            <mo stretchy="false">=</mo>
            <mfrac>
              <mrow>
                <mi>m</mi>
                <msup>
                  <mi>v</mi>
                  <mn>2</mn>
                </msup>
                <mi>sin</mi>
                <mo stretchy="false">δ</mo>
              </mrow>
              <mrow>
                <mi>l</mi>
                <mfenced open="(" close=")">
                  <mrow>
                    <mfrac>
                      <mrow>
                        <mo stretchy="false">∂</mo>
                        <mi>B</mi>
                      </mrow>
                      <mrow>
                        <mo stretchy="false">∂</mo>
                        <mi>y</mi>
                      </mrow>
                    </mfrac>
                  </mrow>
                </mfenced>
              </mrow>
            </mfrac>
          </mrow>
          <mo stretchy="false">=</mo>
          <mrow>
            <mo stretchy="false">±</mo>
            <mrow>
              <mfrac>
                <mrow>
                  <mi>e</mi>
                  <mo stretchy="false">ℏ</mo>
                </mrow>
                <mrow>
                  <mn>2m</mn>
                </mrow>
              </mfrac>
            </mrow>
          </mrow>
        </mrow>
        <mo stretchy="false">=</mo>
        <mrow>
          <mo stretchy="false">±</mo>
          <msub>
            <mo stretchy="false">μ</mo>
            <mtext>B</mtext>
          </msub>
        </mrow>
      </mrow>
    </mrow>
    <annotation encoding="StarMath 5.0">%imy cos %ialpha = {m v^2 sin %idelta} over {l left ( {partial B} over {partial y} right )} = +- {{e hbar} over {2m}} = +- %imy_"B"</annotation>
  </semantics>
</math>
</file>

<file path=Object 4/content.xml><?xml version="1.0" encoding="utf-8"?>
<math xmlns="http://www.w3.org/1998/Math/MathML">
  <semantics>
    <mrow>
      <mrow>
        <msub>
          <mi>w</mi>
          <mrow>
            <mo stretchy="false">ν</mo>
          </mrow>
        </msub>
        <mo stretchy="false">=</mo>
        <mfrac>
          <mrow>
            <mtext>d</mtext>
            <mi>w</mi>
          </mrow>
          <mrow>
            <mtext>d</mtext>
            <mo stretchy="false">ν</mo>
          </mrow>
        </mfrac>
      </mrow>
    </mrow>
    <annotation encoding="StarMath 5.0">w_{%iny} = {"d" w} over {"d" %iny}</annotation>
  </semantics>
</math>
</file>

<file path=Object 40/content.xml><?xml version="1.0" encoding="utf-8"?>
<math xmlns="http://www.w3.org/1998/Math/MathML">
  <semantics>
    <mrow>
      <mrow>
        <mrow>
          <mi>S</mi>
          <mo stretchy="false">=</mo>
          <mfrac>
            <mo stretchy="false">ℏ</mo>
            <mn>2</mn>
          </mfrac>
        </mrow>
      </mrow>
      <mi/>
      <mtext>;</mtext>
      <mi/>
      <mrow>
        <msub>
          <mi>m</mi>
          <mi>S</mi>
        </msub>
        <mo stretchy="false">=</mo>
        <mrow>
          <mo stretchy="false">±</mo>
          <mrow>
            <mfrac>
              <mn>1</mn>
              <mn>2</mn>
            </mfrac>
          </mrow>
        </mrow>
      </mrow>
    </mrow>
    <annotation encoding="StarMath 5.0">{S = hbar over 2} ` ";" ~  m_S = +- {1 over 2}</annotation>
  </semantics>
</math>
</file>

<file path=Object 41/content.xml><?xml version="1.0" encoding="utf-8"?>
<math xmlns="http://www.w3.org/1998/Math/MathML">
  <semantics>
    <mrow>
      <mrow>
        <mo stretchy="false">τ</mo>
        <mo stretchy="false">=</mo>
        <mrow>
          <mn>1</mn>
          <mo stretchy="false">/</mo>
          <mo stretchy="false">ν</mo>
        </mrow>
      </mrow>
    </mrow>
    <annotation encoding="StarMath 5.0">%itau = 1 / %inu</annotation>
  </semantics>
</math>
</file>

<file path=Object 42/content.xml><?xml version="1.0" encoding="utf-8"?>
<math xmlns="http://www.w3.org/1998/Math/MathML">
  <semantics>
    <mtable>
      <mtr>
        <mtd>
          <mrow>
            <mi mathvariant="italic">Verstärkung</mi>
            <mi/>
            <mo stretchy="false">⇔</mo>
            <mi/>
            <mo stretchy="false">Δ</mo>
            <mrow>
              <mi/>
              <mo stretchy="false">=</mo>
              <mi/>
            </mrow>
            <mi>z</mi>
            <mo stretchy="false">λ</mo>
            <mi>,</mi>
          </mrow>
        </mtd>
      </mtr>
      <mtr>
        <mtd>
          <mrow/>
        </mtd>
      </mtr>
      <mtr>
        <mtd>
          <mrow>
            <mi mathvariant="italic">Auslöschung</mi>
            <mi/>
            <mo stretchy="false">⇔</mo>
            <mi/>
            <mo stretchy="false">Δ</mo>
            <mrow>
              <mi/>
              <mo stretchy="false">=</mo>
              <mi/>
            </mrow>
            <mrow>
              <mo stretchy="false">(</mo>
              <mrow>
                <mrow>
                  <mn>2z</mn>
                  <mo stretchy="false">+</mo>
                  <mn>1</mn>
                </mrow>
              </mrow>
              <mo stretchy="false">)</mo>
            </mrow>
            <mfrac>
              <mo stretchy="false">λ</mo>
              <mn>2</mn>
            </mfrac>
            <mn>.</mn>
          </mrow>
        </mtd>
      </mtr>
    </mtable>
    <annotation encoding="StarMath 5.0">alignl Verstärkung ~ `` dlrarrow ~ %iDELTA ` = ` z %ilambda ,
newline
newline
alignl Auslöschung ~ dlrarrow ~ %iDELTA ` = ` (2z+1) %ilambda over 2 .</annotation>
  </semantics>
</math>
</file>

<file path=Object 43/content.xml><?xml version="1.0" encoding="utf-8"?>
<math xmlns="http://www.w3.org/1998/Math/MathML">
  <semantics>
    <mrow>
      <mi>n</mi>
      <mo stretchy="false">λ</mo>
      <mrow>
        <mi/>
        <mo stretchy="false">=</mo>
        <mi/>
      </mrow>
      <mi>d</mi>
      <mi>sin</mi>
      <msub>
        <mo stretchy="false">α</mo>
        <mi>n</mi>
      </msub>
      <mi/>
      <mtext>;</mtext>
      <mi/>
      <mrow>
        <mi>n</mi>
        <mo stretchy="false">=</mo>
        <mn>1,2</mn>
      </mrow>
      <mn>,3</mn>
      <mi>,</mi>
      <mo stretchy="false">…</mo>
      <mi/>
      <mn>.</mn>
    </mrow>
    <annotation encoding="StarMath 5.0">n %ilambda `= ` d sin %ialpha_n ` ";" ~ ~ n = 1,2,3,dotslow `.</annotation>
  </semantics>
</math>
</file>

<file path=Object 44/content.xml><?xml version="1.0" encoding="utf-8"?>
<math xmlns="http://www.w3.org/1998/Math/MathML">
  <semantics>
    <mrow>
      <mfenced open="(" close=")">
        <mrow>
          <mrow>
            <mrow>
              <mi>n</mi>
              <mo stretchy="false">+</mo>
              <mfrac>
                <mn>1</mn>
                <mn>2</mn>
              </mfrac>
            </mrow>
          </mrow>
        </mrow>
      </mfenced>
      <mo stretchy="false">λ</mo>
      <mrow>
        <mi/>
        <mo stretchy="false">=</mo>
        <mi/>
      </mrow>
      <mi>d</mi>
      <mi>sin</mi>
      <msub>
        <mo stretchy="false">β</mo>
        <mi>n</mi>
      </msub>
      <mi/>
      <mtext>;</mtext>
      <mi/>
      <mrow>
        <mi>n</mi>
        <mo stretchy="false">=</mo>
        <mn>1,2</mn>
      </mrow>
      <mn>,3</mn>
      <mi>,</mi>
      <mo stretchy="false">…</mo>
      <mi/>
      <mn>.</mn>
    </mrow>
    <annotation encoding="StarMath 5.0">left ( {n+1 over 2} right ) %ilambda `= ` d sin %ibeta_n ` ";" ~ ~ n = 1,2,3,dotslow `.</annotation>
  </semantics>
</math>
</file>

<file path=Object 45/content.xml><?xml version="1.0" encoding="utf-8"?>
<math xmlns="http://www.w3.org/1998/Math/MathML">
  <semantics>
    <mrow>
      <mi>sin</mi>
      <msub>
        <mo stretchy="false">α</mo>
        <mi>n</mi>
      </msub>
      <mrow>
        <mi/>
        <mo stretchy="false">=</mo>
        <mi/>
      </mrow>
      <mi>n</mi>
      <mrow>
        <mfrac>
          <mrow>
            <mo stretchy="false">λ</mo>
          </mrow>
          <mrow>
            <mi>a</mi>
          </mrow>
        </mfrac>
      </mrow>
      <mi/>
      <mtext>;</mtext>
      <mi/>
      <mi>n</mi>
      <mrow>
        <mi/>
        <mo stretchy="false">=</mo>
        <mi/>
      </mrow>
      <mrow>
        <mrow>
          <mn>0,</mn>
          <mo stretchy="false">±</mo>
          <mn>1,</mn>
        </mrow>
        <mo stretchy="false">±</mo>
        <mn>2,</mn>
      </mrow>
      <mo stretchy="false">…</mo>
      <mi/>
      <mn>.</mn>
    </mrow>
    <annotation encoding="StarMath 5.0">sin %ialpha _n ` = ` n {{%ilambda} over {a}} ` ";" ~ ~ n ` = ` 0, +-1, +-2, dotslow ` .</annotation>
  </semantics>
</math>
</file>

<file path=Object 46/content.xml><?xml version="1.0" encoding="utf-8"?>
<math xmlns="http://www.w3.org/1998/Math/MathML">
  <semantics>
    <mrow>
      <mstyle mathvariant="bold">
        <mrow>
          <mrow>
            <msup>
              <mi>R</mi>
              <mi>n</mi>
            </msup>
          </mrow>
        </mrow>
      </mstyle>
      <mrow>
        <mi/>
        <mo stretchy="false">=</mo>
        <mi/>
      </mrow>
      <mrow>
        <munderover>
          <mo stretchy="false">∑</mo>
          <mrow>
            <mrow>
              <mi>i</mi>
              <mo stretchy="false">=</mo>
              <mn>1</mn>
            </mrow>
          </mrow>
          <mrow>
            <mn>3</mn>
          </mrow>
        </munderover>
        <msub>
          <mi>n</mi>
          <mi>i</mi>
        </msub>
      </mrow>
      <msub>
        <mrow>
          <mstyle mathvariant="bold">
            <mrow>
              <mi>a</mi>
            </mrow>
          </mstyle>
        </mrow>
        <mi>i</mi>
      </msub>
    </mrow>
    <annotation encoding="StarMath 5.0">bold {R^n} ` = ` sum from{i=1} to{3} n_i {bold a}_i</annotation>
  </semantics>
</math>
</file>

<file path=Object 47/content.xml><?xml version="1.0" encoding="utf-8"?>
<math xmlns="http://www.w3.org/1998/Math/MathML">
  <semantics>
    <mrow>
      <mrow>
        <msub>
          <mi>n</mi>
          <mi>i</mi>
        </msub>
        <mo stretchy="false">∈</mo>
        <mo stretchy="false">ℤ</mo>
      </mrow>
    </mrow>
    <annotation encoding="StarMath 5.0">n_i in setZ</annotation>
  </semantics>
</math>
</file>

<file path=Object 48/content.xml><?xml version="1.0" encoding="utf-8"?>
<math xmlns="http://www.w3.org/1998/Math/MathML">
  <semantics>
    <mrow>
      <msub>
        <mrow>
          <mstyle mathvariant="bold">
            <mrow>
              <mi>a</mi>
            </mrow>
          </mstyle>
        </mrow>
        <mi>i</mi>
      </msub>
      <mrow>
        <mi/>
        <mo stretchy="false">⋅</mo>
        <mi/>
      </mrow>
      <mrow>
        <mo stretchy="false">(</mo>
        <mrow>
          <mrow>
            <mstyle mathvariant="bold">
              <mrow>
                <mi>k</mi>
              </mrow>
            </mstyle>
          </mrow>
          <mrow>
            <mi/>
            <mo stretchy="false">−</mo>
            <mi/>
          </mrow>
          <mrow>
            <mstyle mathvariant="bold">
              <mrow>
                <mi>k</mi>
              </mrow>
            </mstyle>
          </mrow>
          <mi>'</mi>
        </mrow>
        <mo stretchy="false">)</mo>
      </mrow>
      <mrow>
        <mi/>
        <mo stretchy="false">=</mo>
        <mi/>
      </mrow>
      <mn>2</mn>
      <mo stretchy="false">π</mo>
      <msub>
        <mi>z</mi>
        <mi>i</mi>
      </msub>
      <mi/>
      <mtext>;</mtext>
      <mi/>
      <msub>
        <mi>z</mi>
        <mi>i</mi>
      </msub>
      <mrow>
        <mi/>
        <mo stretchy="false">=</mo>
        <mi/>
      </mrow>
      <mrow>
        <msub>
          <mi>z</mi>
          <mrow>
            <mn>1,2</mn>
            <mn>,3</mn>
          </mrow>
        </msub>
        <mo stretchy="false">∈</mo>
        <mo stretchy="false">ℤ</mo>
      </mrow>
      <mi/>
      <mi>;</mi>
      <mi/>
      <mi>i</mi>
      <mrow>
        <mi/>
        <mo stretchy="false">=</mo>
        <mi/>
      </mrow>
      <mn>1,2</mn>
      <mn>,3</mn>
    </mrow>
    <annotation encoding="StarMath 5.0">{bold a}_i ` cdot ` ({bold k} ` - ` {bold k}' ) ` = ` 2 %ipi z _i ~ ";" ~ ~ z_i ` = ` z_{1,2,3} in setz ` ; ~ i ` = ` 1,2,3</annotation>
  </semantics>
</math>
</file>

<file path=Object 49/content.xml><?xml version="1.0" encoding="utf-8"?>
<math xmlns="http://www.w3.org/1998/Math/MathML">
  <semantics>
    <mtable>
      <mtr>
        <mtd>
          <mrow>
            <msub>
              <mrow>
                <mstyle mathvariant="bold">
                  <mrow>
                    <mi>b</mi>
                  </mrow>
                </mstyle>
              </mrow>
              <mi>i</mi>
            </msub>
            <mrow>
              <mi/>
              <mo stretchy="false">=</mo>
              <mi/>
            </mrow>
            <mrow>
              <mfrac>
                <mrow>
                  <mn>2</mn>
                  <mo stretchy="false">π</mo>
                </mrow>
                <mrow>
                  <mi/>
                  <msub>
                    <mi>V</mi>
                    <mi>z</mi>
                  </msub>
                </mrow>
              </mfrac>
            </mrow>
            <mi/>
            <mrow>
              <mo stretchy="false">(</mo>
              <mrow>
                <mrow>
                  <msub>
                    <mrow>
                      <mstyle mathvariant="bold">
                        <mrow>
                          <mi>a</mi>
                        </mrow>
                      </mstyle>
                    </mrow>
                    <mi>j</mi>
                  </msub>
                  <mo stretchy="false">×</mo>
                  <msub>
                    <mrow>
                      <mstyle mathvariant="bold">
                        <mrow>
                          <mi>a</mi>
                        </mrow>
                      </mstyle>
                    </mrow>
                    <mi>k</mi>
                  </msub>
                </mrow>
              </mrow>
              <mo stretchy="false">)</mo>
            </mrow>
            <mi/>
            <mtext>;</mtext>
            <mi/>
            <msub>
              <mo stretchy="false">ϵ</mo>
              <mrow>
                <mi mathvariant="italic">ijk</mi>
              </mrow>
            </msub>
            <mrow>
              <mi/>
              <mo stretchy="false">=</mo>
              <mrow>
                <mi/>
                <mo stretchy="false">+</mo>
                <mn>1</mn>
              </mrow>
            </mrow>
            <mi/>
            <mi>;</mi>
            <mi/>
            <mrow>
              <mo stretchy="false">(</mo>
              <mrow>
                <mi>i</mi>
                <mi>,</mi>
                <mi>j</mi>
                <mi>,</mi>
                <mi>k</mi>
              </mrow>
              <mo stretchy="false">)</mo>
            </mrow>
            <mrow>
              <mi/>
              <mo stretchy="false">=</mo>
              <mi/>
            </mrow>
            <mrow>
              <mo stretchy="false">(</mo>
              <mrow>
                <mn>1,2</mn>
                <mn>,3</mn>
              </mrow>
              <mo stretchy="false">)</mo>
            </mrow>
          </mrow>
        </mtd>
      </mtr>
      <mtr>
        <mtd>
          <mrow>
            <msub>
              <mi>V</mi>
              <mi>z</mi>
            </msub>
            <mrow>
              <mi/>
              <mo stretchy="false">=</mo>
              <mi/>
            </mrow>
            <msub>
              <mrow>
                <mstyle mathvariant="bold">
                  <mrow>
                    <mi>a</mi>
                  </mrow>
                </mstyle>
              </mrow>
              <mn>1</mn>
            </msub>
            <mrow>
              <mi/>
              <mo stretchy="false">⋅</mo>
              <mi/>
            </mrow>
            <mrow>
              <mo stretchy="false">(</mo>
              <mrow>
                <mrow>
                  <msub>
                    <mrow>
                      <mstyle mathvariant="bold">
                        <mrow>
                          <mi>a</mi>
                        </mrow>
                      </mstyle>
                    </mrow>
                    <mn>2</mn>
                  </msub>
                  <mo stretchy="false">×</mo>
                  <msub>
                    <mrow>
                      <mstyle mathvariant="bold">
                        <mrow>
                          <mi>a</mi>
                        </mrow>
                      </mstyle>
                    </mrow>
                    <mn>3</mn>
                  </msub>
                </mrow>
              </mrow>
              <mo stretchy="false">)</mo>
            </mrow>
          </mrow>
        </mtd>
      </mtr>
      <mtr>
        <mtd>
          <mrow/>
        </mtd>
      </mtr>
      <mtr>
        <mtd>
          <mrow>
            <mo stretchy="false">⇒</mo>
            <msub>
              <mrow>
                <mstyle mathvariant="bold">
                  <mrow>
                    <mi>a</mi>
                  </mrow>
                </mstyle>
              </mrow>
              <mi>i</mi>
            </msub>
            <mrow>
              <mi/>
              <mo stretchy="false">⋅</mo>
              <mi/>
            </mrow>
            <msub>
              <mrow>
                <mstyle mathvariant="bold">
                  <mrow>
                    <mi>b</mi>
                  </mrow>
                </mstyle>
              </mrow>
              <mi>j</mi>
            </msub>
            <mrow>
              <mi/>
              <mo stretchy="false">=</mo>
              <mi/>
            </mrow>
            <mn>2</mn>
            <mo stretchy="false">π</mo>
            <msub>
              <mo stretchy="false">δ</mo>
              <mrow>
                <mi mathvariant="italic">ij</mi>
              </mrow>
            </msub>
          </mrow>
        </mtd>
      </mtr>
    </mtable>
    <annotation encoding="StarMath 5.0">{bold b}_i ` = ` {{2 %ipi} over {` V_z}} ` ({bold a}_j times {bold a}_k) ~ ~ ";"
 ` ` %iepsilon_{ijk} ` = ` +1 ~ ~ ; ~ (i,j,k) ` = ` (1,2,3)
newline
V_z ` = ` {bold a}_1 ` cdot ` ({bold a}_2 times {bold a}_3)
newline
newline
drarrow {bold a}_i ` cdot ` {bold b}_j ` = ` 2 %pi %idelta_{ij}</annotation>
  </semantics>
</math>
</file>

<file path=Object 5/content.xml><?xml version="1.0" encoding="utf-8"?>
<math xmlns="http://www.w3.org/1998/Math/MathML">
  <semantics>
    <mrow>
      <mrow>
        <mi>w</mi>
        <mo stretchy="false">=</mo>
        <mrow>
          <mo stretchy="false">∫</mo>
          <mtext>d</mtext>
        </mrow>
      </mrow>
      <mrow>
        <mi>w</mi>
        <mo stretchy="false">=</mo>
        <mrow>
          <munderover>
            <mo stretchy="false">∫</mo>
            <mrow>
              <mn>0</mn>
            </mrow>
            <mrow>
              <mo stretchy="false">∞</mo>
            </mrow>
          </munderover>
          <msub>
            <mi>w</mi>
            <mo stretchy="false">ν</mo>
          </msub>
        </mrow>
      </mrow>
      <mtext>d</mtext>
      <mo stretchy="false">ν</mo>
    </mrow>
    <annotation encoding="StarMath 5.0">w = int "d"w = int from{0} to{infinity} w _ %iny "d" %iny</annotation>
  </semantics>
</math>
</file>

<file path=Object 50/content.xml><?xml version="1.0" encoding="utf-8"?>
<math xmlns="http://www.w3.org/1998/Math/MathML">
  <semantics>
    <mrow>
      <mi>d</mi>
      <mrow>
        <mi/>
        <mo stretchy="false">=</mo>
        <mi/>
      </mrow>
      <mfrac>
        <mrow>
          <mn>2</mn>
          <mo stretchy="false">π</mo>
        </mrow>
        <mrow>
          <mrow>
            <mo stretchy="false">∣</mo>
            <mrow>
              <msup>
                <mrow>
                  <mstyle mathvariant="bold">
                    <mrow>
                      <mi>G</mi>
                    </mrow>
                  </mstyle>
                </mrow>
                <mrow>
                  <mrow>
                    <mo stretchy="false">(</mo>
                    <mrow>
                      <mrow>
                        <msub>
                          <mi>p</mi>
                          <mn>1</mn>
                        </msub>
                      </mrow>
                      <mrow>
                        <msub>
                          <mi>p</mi>
                          <mn>2</mn>
                        </msub>
                      </mrow>
                      <mrow>
                        <msub>
                          <mi>p</mi>
                          <mn>3</mn>
                        </msub>
                      </mrow>
                    </mrow>
                    <mo stretchy="false">)</mo>
                  </mrow>
                </mrow>
              </msup>
            </mrow>
            <mo stretchy="false">∣</mo>
          </mrow>
        </mrow>
      </mfrac>
    </mrow>
    <annotation encoding="StarMath 5.0">d ` = ` {2 %pi} over {lline {bold G}^{({p_1}{p_2}{p_3})} rline }</annotation>
  </semantics>
</math>
</file>

<file path=Object 51/content.xml><?xml version="1.0" encoding="utf-8"?>
<math xmlns="http://www.w3.org/1998/Math/MathML">
  <semantics>
    <mrow>
      <mrow>
        <mstyle mathvariant="bold">
          <mrow>
            <mi>k</mi>
          </mrow>
        </mstyle>
        <mo stretchy="false">−</mo>
        <mstyle mathvariant="bold">
          <mrow>
            <mi>k</mi>
          </mrow>
        </mstyle>
      </mrow>
      <mrow>
        <mi>'</mi>
        <mo stretchy="false">≡</mo>
        <mstyle mathvariant="bold">
          <mrow>
            <mi>K</mi>
          </mrow>
        </mstyle>
      </mrow>
    </mrow>
    <annotation encoding="StarMath 5.0">bold k - bold k ' equiv bold K</annotation>
  </semantics>
</math>
</file>

<file path=Object 6/content.xml><?xml version="1.0" encoding="utf-8"?>
<math xmlns="http://www.w3.org/1998/Math/MathML">
  <semantics>
    <mrow>
      <mrow>
        <msub>
          <mi>w</mi>
          <mo stretchy="false">ν</mo>
        </msub>
        <mo stretchy="false">≡</mo>
        <mi>f</mi>
      </mrow>
      <mrow>
        <mo stretchy="false">(</mo>
        <mrow>
          <mo stretchy="false">ν</mo>
          <mi>,</mi>
          <mi>T</mi>
        </mrow>
        <mo stretchy="false">)</mo>
      </mrow>
    </mrow>
    <annotation encoding="StarMath 5.0">w_%iny equiv f(%iny, T)</annotation>
  </semantics>
</math>
</file>

<file path=Object 7/content.xml><?xml version="1.0" encoding="utf-8"?>
<math xmlns="http://www.w3.org/1998/Math/MathML">
  <semantics>
    <mrow>
      <mi>f</mi>
      <mrow>
        <mrow>
          <mo stretchy="false">(</mo>
          <mrow>
            <mo stretchy="false">ν</mo>
            <mi>,</mi>
            <mi>T</mi>
          </mrow>
          <mo stretchy="false">)</mo>
        </mrow>
        <mo stretchy="false">=</mo>
        <msup>
          <mo stretchy="false">ν</mo>
          <mn>3</mn>
        </msup>
      </mrow>
      <mi>g</mi>
      <mfenced open="(" close=")">
        <mrow>
          <mrow>
            <mfrac>
              <mo stretchy="false">ν</mo>
              <mi>T</mi>
            </mfrac>
          </mrow>
        </mrow>
      </mfenced>
    </mrow>
    <annotation encoding="StarMath 5.0">f(%iny, T) = %iny ^3 g left ( {%iny over T} right )</annotation>
  </semantics>
</math>
</file>

<file path=Object 8/content.xml><?xml version="1.0" encoding="utf-8"?>
<math xmlns="http://www.w3.org/1998/Math/MathML">
  <semantics>
    <mrow>
      <mrow>
        <mi>w</mi>
        <mo stretchy="false">=</mo>
        <mfrac>
          <mn>1</mn>
          <mn>2</mn>
        </mfrac>
      </mrow>
      <mrow>
        <mo stretchy="false">(</mo>
        <mrow>
          <mrow>
            <mrow>
              <mstyle mathvariant="bold">
                <mrow>
                  <mi>E</mi>
                </mrow>
              </mstyle>
              <mo stretchy="false">⋅</mo>
              <mstyle mathvariant="bold">
                <mrow>
                  <mi>D</mi>
                </mrow>
              </mstyle>
            </mrow>
            <mo stretchy="false">+</mo>
            <mrow>
              <mstyle mathvariant="bold">
                <mrow>
                  <mi>H</mi>
                </mrow>
              </mstyle>
              <mo stretchy="false">⋅</mo>
              <mstyle mathvariant="bold">
                <mrow>
                  <mi>B</mi>
                </mrow>
              </mstyle>
            </mrow>
          </mrow>
        </mrow>
        <mo stretchy="false">)</mo>
      </mrow>
    </mrow>
    <annotation encoding="StarMath 5.0">w = 1 over 2 (bold E cdot bold D + bold H cdot bold B )</annotation>
  </semantics>
</math>
</file>

<file path=Object 9/content.xml><?xml version="1.0" encoding="utf-8"?>
<math xmlns="http://www.w3.org/1998/Math/MathML"/>
</file>